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130/Configurations2/statu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statu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33/Configurations2/statu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8/Configurations2/statu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B100004D40000039D61F10B557.svm"/>
  <manifest:file-entry manifest:media-type="" manifest:full-path="Pictures/200000B500004D40000039D66E4CDED9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44/Configurations2/statu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statu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147/Configurations2/statu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148/Configurations2/statu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149/Configurations2/statu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Configurations2/statu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Configurations2/statusbar/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1/Configurations2/statu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statu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23/Configurations2/statu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6/Configurations2/statu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7/Configurations2/statu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28/Configurations2/statu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7</text:p>
      <text:p text:style-name="Standard"/>
      <text:p text:style-name="Standard">1.a)</text:p>
      <text:p text:style-name="Standard"><draw:frame draw:style-name="fr2" draw:name="Object14" text:anchor-type="as-char" svg:width="3.4811in" svg:height="0.4925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2" draw:name="Object1" text:anchor-type="as-char" svg:width="6.1484in" svg:height="0.492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2" draw:name="Object12" text:anchor-type="as-char" svg:width="4.3327in" svg:height="0.1902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2" draw:name="Object57" text:anchor-type="as-char" svg:width="4.8256in" svg:height="0.4972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2" draw:name="Object13" text:anchor-type="as-char" svg:width="6.8618in" svg:height="0.232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2" draw:name="Object15" text:anchor-type="as-char" svg:width="6.7327in" svg:height="0.183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1.b)</text:p>
      <text:p text:style-name="Standard"><draw:frame draw:style-name="fr2" draw:name="Object18" text:anchor-type="as-char" svg:width="5.8807in" svg:height="0.45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draw:frame draw:style-name="fr2" draw:name="Object19" text:anchor-type="as-char" svg:width="2.8346in" svg:height="0.438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1" draw:name="graphics1" text:anchor-type="paragraph" svg:x="0.0035in" svg:y="0.4055in" svg:width="6.9252in" svg:height="5.1839in" draw:z-index="21"><draw:image xlink:href="Pictures/200000B100004D40000039D61F10B557.svm" xlink:type="simple" xlink:show="embed" xlink:actuate="onLoad"/></draw:frame><draw:frame draw:style-name="fr2" draw:name="Object20" text:anchor-type="as-char" svg:width="6.8492in" svg:height="0.406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><draw:frame draw:style-name="fr2" draw:name="Object21" text:anchor-type="as-char" svg:width="4.2638in" svg:height="0.183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c)</text:p>
      <text:p text:style-name="Standard"><draw:frame draw:style-name="fr2" draw:name="Object22" text:anchor-type="as-char" svg:width="4.402in" svg:height="0.213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><draw:frame draw:style-name="fr2" draw:name="Object23" text:anchor-type="as-char" svg:width="5.3083in" svg:height="0.440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<draw:frame draw:style-name="fr2" draw:name="Object24" text:anchor-type="as-char" svg:width="5.8563in" svg:height="0.4063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><draw:frame draw:style-name="fr2" draw:name="Object25" text:anchor-type="as-char" svg:width="4.9173in" svg:height="0.1902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<draw:frame draw:style-name="fr2" draw:name="Object26" text:anchor-type="as-char" svg:width="6.0862in" svg:height="0.5417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><draw:frame draw:style-name="fr2" draw:name="Object27" text:anchor-type="as-char" svg:width="3.8807in" svg:height="0.4382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2" draw:name="Object28" text:anchor-type="as-char" svg:width="6.2665in" svg:height="0.2138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draw:frame draw:style-name="fr2" draw:name="Object29" text:anchor-type="as-char" svg:width="2.448in" svg:height="0.2138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><draw:frame draw:style-name="fr2" draw:name="Object30" text:anchor-type="as-char" svg:width="6.5453in" svg:height="0.4925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><draw:frame draw:style-name="fr2" draw:name="Object31" text:anchor-type="as-char" svg:width="5.878in" svg:height="0.2327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<draw:frame draw:style-name="fr2" draw:name="Object32" text:anchor-type="as-char" svg:width="6.6126in" svg:height="0.4925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><draw:frame draw:style-name="fr2" draw:name="Object34" text:anchor-type="as-char" svg:width="2.3319in" svg:height="0.4382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><draw:frame draw:style-name="fr2" draw:name="Object33" text:anchor-type="as-char" svg:width="6.0071in" svg:height="0.4925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2" draw:name="Object36" text:anchor-type="as-char" svg:width="6.8929in" svg:height="0.4925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><draw:frame draw:style-name="fr2" draw:name="Object35" text:anchor-type="as-char" svg:width="4.2783in" svg:height="0.5161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><draw:frame draw:style-name="fr2" draw:name="Object37" text:anchor-type="as-char" svg:width="6.2043in" svg:height="0.2091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2" draw:name="Object38" text:anchor-type="as-char" svg:width="4.9547in" svg:height="0.2327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><draw:frame draw:style-name="fr2" draw:name="Object39" text:anchor-type="as-char" svg:width="2.3626in" svg:height="0.1902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><draw:frame draw:style-name="fr2" draw:name="Object40" text:anchor-type="as-char" svg:width="6.3681in" svg:height="0.4382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/>
      <text:p text:style-name="Standard">2.a)</text:p>
      <text:p text:style-name="Standard"><draw:frame draw:style-name="fr2" draw:name="Object16" text:anchor-type="as-char" svg:width="6.1992in" svg:height="0.492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2" draw:name="Object17" text:anchor-type="as-char" svg:width="1.9957in" svg:height="0.438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2" draw:name="Object41" text:anchor-type="as-char" svg:width="6.8256in" svg:height="0.2327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<draw:frame draw:style-name="fr2" draw:name="Object42" text:anchor-type="as-char" svg:width="5.2902in" svg:height="0.4382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><draw:frame draw:style-name="fr2" draw:name="Object43" text:anchor-type="as-char" svg:width="2.2772in" svg:height="0.2134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><text:soft-page-break/>2.b)</text:p>
      <text:p text:style-name="Standard"><draw:frame draw:style-name="fr2" draw:name="Object44" text:anchor-type="as-char" svg:width="5.8811in" svg:height="0.4626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><draw:frame draw:style-name="fr2" draw:name="Object45" text:anchor-type="as-char" svg:width="3.1264in" svg:height="0.4409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><draw:frame draw:style-name="fr1" draw:name="graphics2" text:anchor-type="paragraph" svg:x="0in" svg:y="0.1756in" svg:width="6.9252in" svg:height="5.1839in" draw:z-index="49"><draw:image xlink:href="Pictures/200000B500004D40000039D66E4CDED9.svm" xlink:type="simple" xlink:show="embed" xlink:actuate="onLoad"/></draw:frame><draw:frame draw:style-name="fr2" draw:name="Object46" text:anchor-type="as-char" svg:width="4.2902in" svg:height="0.1984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<draw:frame draw:style-name="fr2" draw:name="Object47" text:anchor-type="as-char" svg:width="2.8346in" svg:height="0.2091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c)i)</text:p>
      <text:p text:style-name="Standard"><draw:frame draw:style-name="fr2" draw:name="Object48" text:anchor-type="as-char" svg:width="3.6083in" svg:height="0.3929in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Standard"><draw:frame draw:style-name="fr2" draw:name="Object49" text:anchor-type="as-char" svg:width="5.7756in" svg:height="0.2091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><draw:frame draw:style-name="fr2" draw:name="Object50" text:anchor-type="as-char" svg:width="6.2882in" svg:height="0.2138in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><draw:frame draw:style-name="fr2" draw:name="Object51" text:anchor-type="as-char" svg:width="3.6083in" svg:height="0.2138in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draw:frame draw:style-name="fr2" draw:name="Object52" text:anchor-type="as-char" svg:width="6.7161in" svg:height="0.4063in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><draw:frame draw:style-name="fr2" draw:name="Object53" text:anchor-type="as-char" svg:width="6.7862in" svg:height="0.2138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><draw:frame draw:style-name="fr2" draw:name="Object55" text:anchor-type="as-char" svg:width="5.6799in" svg:height="0.1902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>2.c)ii)</text:p>
      <text:p text:style-name="Standard"><draw:frame draw:style-name="fr2" draw:name="Object58" text:anchor-type="as-char" svg:width="6.2925in" svg:height="0.4228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width="2.9217in" svg:height="0.2138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><text:soft-page-break/>2.c)iii)</text:p>
      <text:p text:style-name="Standard"><draw:frame draw:style-name="fr2" draw:name="Object54" text:anchor-type="as-char" svg:width="5.8445in" svg:height="0.2138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><draw:frame draw:style-name="fr2" draw:name="Object56" text:anchor-type="as-char" svg:width="5.9646in" svg:height="0.4063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><draw:frame draw:style-name="fr2" draw:name="Object60" text:anchor-type="as-char" svg:width="3.1571in" svg:height="0.2134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><draw:frame draw:style-name="fr2" draw:name="Object61" text:anchor-type="as-char" svg:width="4.848in" svg:height="0.4811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><draw:frame draw:style-name="fr2" draw:name="Object62" text:anchor-type="as-char" svg:width="6.2783in" svg:height="0.4382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/>
      <text:p text:style-name="Standard">3.a)</text:p>
      <text:p text:style-name="Standard"><draw:frame draw:style-name="fr2" draw:name="Object63" text:anchor-type="as-char" svg:width="5.2083in" svg:height="0.3929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2" draw:name="Object64" text:anchor-type="as-char" svg:width="3.1299in" svg:height="0.2327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><draw:frame draw:style-name="fr2" draw:name="Object65" text:anchor-type="as-char" svg:width="4.3571in" svg:height="0.2327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><draw:frame draw:style-name="fr2" draw:name="Object67" text:anchor-type="as-char" svg:width="2.4346in" svg:height="0.4925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><draw:frame draw:style-name="fr2" draw:name="Object66" text:anchor-type="as-char" svg:width="4.622in" svg:height="0.2327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><draw:frame draw:style-name="fr2" draw:name="Object68" text:anchor-type="as-char" svg:width="6.4744in" svg:height="0.2327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><draw:frame draw:style-name="fr2" draw:name="Object70" text:anchor-type="as-char" svg:width="5.6965in" svg:height="0.511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><draw:frame draw:style-name="fr2" draw:name="Object69" text:anchor-type="as-char" svg:width="6.5929in" svg:height="0.5445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><draw:frame draw:style-name="fr2" draw:name="Object71" text:anchor-type="as-char" svg:width="2.8362in" svg:height="0.2327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>3.b)</text:p>
      <text:p text:style-name="Standard"><draw:frame draw:style-name="fr2" draw:name="Object76" text:anchor-type="as-char" svg:width="6.0917in" svg:height="0.2091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><draw:frame draw:style-name="fr2" draw:name="Object77" text:anchor-type="as-char" svg:width="2.9799in" svg:height="0.492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><draw:frame draw:style-name="fr2" draw:name="Object75" text:anchor-type="as-char" svg:width="4.9in" svg:height="0.4811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><draw:frame draw:style-name="fr2" draw:name="Object73" text:anchor-type="as-char" svg:width="5.0535in" svg:height="0.4811in" draw:z-index="74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draw:frame draw:style-name="fr2" draw:name="Object74" text:anchor-type="as-char" svg:width="4.7311in" svg:height="0.5417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><draw:frame draw:style-name="fr2" draw:name="Object79" text:anchor-type="as-char" svg:width="3.3874in" svg:height="0.4992in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Standard"><draw:frame draw:style-name="fr2" draw:name="Object78" text:anchor-type="as-char" svg:width="3.722in" svg:height="0.511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2" draw:name="Object72" text:anchor-type="as-char" svg:width="4.4047in" svg:height="0.3929in" draw:z-index="80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><text:soft-page-break/><draw:frame draw:style-name="fr2" draw:name="Object80" text:anchor-type="as-char" svg:width="4.4492in" svg:height="0.472in" draw:z-index="81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><draw:frame draw:style-name="fr2" draw:name="Object81" text:anchor-type="as-char" svg:width="6.7571in" svg:height="0.1839in" draw:z-index="82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><draw:frame draw:style-name="fr2" draw:name="Object82" text:anchor-type="as-char" svg:width="4.5547in" svg:height="0.5189in" draw:z-index="8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><draw:frame draw:style-name="fr2" draw:name="Object83" text:anchor-type="as-char" svg:width="5.3846in" svg:height="0.2327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><draw:frame draw:style-name="fr2" draw:name="Object85" text:anchor-type="as-char" svg:width="5.6953in" svg:height="0.2327in" draw:z-index="86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><draw:frame draw:style-name="fr2" draw:name="Object84" text:anchor-type="as-char" svg:width="5.9563in" svg:height="0.4654in" draw:z-index="8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><draw:frame draw:style-name="fr2" draw:name="Object86" text:anchor-type="as-char" svg:width="6.739in" svg:height="0.5189in" draw:z-index="87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><draw:frame draw:style-name="fr2" draw:name="Object87" text:anchor-type="as-char" svg:width="4.4366in" svg:height="0.2327in" draw:z-index="88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><draw:frame draw:style-name="fr2" draw:name="Object95" text:anchor-type="as-char" svg:width="5.8516in" svg:height="0.2327in" draw:z-index="89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Standard"><draw:frame draw:style-name="fr2" draw:name="Object110" text:anchor-type="as-char" svg:width="6.7602in" svg:height="0.2091in" draw:z-index="9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Standard"><draw:frame draw:style-name="fr2" draw:name="Object111" text:anchor-type="as-char" svg:width="6.5311in" svg:height="0.1839in" draw:z-index="9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Standard"><draw:frame draw:style-name="fr2" draw:name="Object112" text:anchor-type="as-char" svg:width="6.1957in" svg:height="0.1839in" draw:z-index="9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Standard"><draw:frame draw:style-name="fr2" draw:name="Object113" text:anchor-type="as-char" svg:width="4.848in" svg:height="0.1839in" draw:z-index="9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Standard"/>
      <text:p text:style-name="Standard">4.a)</text:p>
      <text:p text:style-name="Standard"><draw:frame draw:style-name="fr2" draw:name="Object7" text:anchor-type="as-char" svg:width="3.7591in" svg:height="0.1902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2" draw:name="Object2" text:anchor-type="as-char" svg:width="3.478in" svg:height="0.4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2" draw:name="Object4" text:anchor-type="as-char" svg:width="1.2957in" svg:height="0.2327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draw:frame draw:style-name="fr2" draw:name="Object88" text:anchor-type="as-char" svg:width="3.6063in" svg:height="0.1839in" draw:z-index="9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Standard"><draw:frame draw:style-name="fr2" draw:name="Object3" text:anchor-type="as-char" svg:width="4.0181in" svg:height="0.25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2" draw:name="Object5" text:anchor-type="as-char" svg:width="5.0598in" svg:height="0.25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frame draw:style-name="fr2" draw:name="Object6" text:anchor-type="as-char" svg:width="4.728in" svg:height="0.246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2" draw:name="Object8" text:anchor-type="as-char" svg:width="6.5398in" svg:height="0.2465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2" draw:name="Object9" text:anchor-type="as-char" svg:width="5.4016in" svg:height="0.2362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2" draw:name="Object10" text:anchor-type="as-char" svg:width="4.0618in" svg:height="0.2362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2" draw:name="Object89" text:anchor-type="as-char" svg:width="5.048in" svg:height="0.2138in" draw:z-index="9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Standard"><draw:frame draw:style-name="fr2" draw:name="Object90" text:anchor-type="as-char" svg:width="4.5701in" svg:height="0.2327in" draw:z-index="9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Standard"><draw:frame draw:style-name="fr2" draw:name="Object91" text:anchor-type="as-char" svg:width="5.4437in" svg:height="0.2591in" draw:z-index="9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Standard"><draw:frame draw:style-name="fr2" draw:name="Object92" text:anchor-type="as-char" svg:width="5.4563in" svg:height="0.2465in" draw:z-index="9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Standard"><draw:frame draw:style-name="fr2" draw:name="Object93" text:anchor-type="as-char" svg:width="7.0638in" svg:height="0.2465in" draw:z-index="99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Standard"><draw:frame draw:style-name="fr2" draw:name="Object94" text:anchor-type="as-char" svg:width="5.9165in" svg:height="0.2362in" draw:z-index="10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Standard"><draw:frame draw:style-name="fr2" draw:name="Object96" text:anchor-type="as-char" svg:width="4.828in" svg:height="0.2362in" draw:z-index="101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Standard"><draw:frame draw:style-name="fr2" draw:name="Object97" text:anchor-type="as-char" svg:width="5.0181in" svg:height="0.2138in" draw:z-index="10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Standard"><draw:frame draw:style-name="fr2" draw:name="Object98" text:anchor-type="as-char" svg:width="4.6102in" svg:height="0.2327in" draw:z-index="10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Standard"><draw:frame draw:style-name="fr2" draw:name="Object11" text:anchor-type="as-char" svg:width="6.7071in" svg:height="0.2327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text:soft-page-break/><draw:frame draw:style-name="fr2" draw:name="Object99" text:anchor-type="as-char" svg:width="4.7291in" svg:height="0.2591in" draw:z-index="104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Standard"><draw:frame draw:style-name="fr2" draw:name="Object100" text:anchor-type="as-char" svg:width="5.1417in" svg:height="0.2591in" draw:z-index="105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p text:style-name="Standard"><draw:frame draw:style-name="fr2" draw:name="Object101" text:anchor-type="as-char" svg:width="6.85in" svg:height="0.2591in" draw:z-index="106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Standard"><draw:frame draw:style-name="fr2" draw:name="Object102" text:anchor-type="as-char" svg:width="5.7953in" svg:height="0.2472in" draw:z-index="107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Standard"><draw:frame draw:style-name="fr2" draw:name="Object103" text:anchor-type="as-char" svg:width="5.3811in" svg:height="0.2472in" draw:z-index="108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Standard"><draw:frame draw:style-name="fr2" draw:name="Object104" text:anchor-type="as-char" svg:width="5.1898in" svg:height="0.2138in" draw:z-index="109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Standard"><draw:frame draw:style-name="fr2" draw:name="Object105" text:anchor-type="as-char" svg:width="5.5016in" svg:height="0.2327in" draw:z-index="110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Standard"><draw:frame draw:style-name="fr2" draw:name="Object106" text:anchor-type="as-char" svg:width="6.448in" svg:height="0.1839in" draw:z-index="111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Standard"><draw:frame draw:style-name="fr2" draw:name="Object107" text:anchor-type="as-char" svg:width="5.2272in" svg:height="0.2327in" draw:z-index="112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Standard">4.b)</text:p>
      <text:p text:style-name="Standard"><draw:frame draw:style-name="fr2" draw:name="Object109" text:anchor-type="as-char" svg:width="4.9937in" svg:height="0.2362in" draw:z-index="114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Standard"><draw:frame draw:style-name="fr2" draw:name="Object114" text:anchor-type="as-char" svg:width="5.7193in" svg:height="0.2138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Standard"><draw:frame draw:style-name="fr2" draw:name="Object115" text:anchor-type="as-char" svg:width="2.839in" svg:height="0.2327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Standard"><draw:frame draw:style-name="fr2" draw:name="Object116" text:anchor-type="as-char" svg:width="5.4437in" svg:height="0.2591in" draw:z-index="11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Standard"><draw:frame draw:style-name="fr2" draw:name="Object117" text:anchor-type="as-char" svg:width="5.0846in" svg:height="0.2465in" draw:z-index="118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Standard"><draw:frame draw:style-name="fr2" draw:name="Object118" text:anchor-type="as-char" svg:width="6.6929in" svg:height="0.2465in" draw:z-index="11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Standard"><draw:frame draw:style-name="fr2" draw:name="Object119" text:anchor-type="as-char" svg:width="5.5457in" svg:height="0.2362in" draw:z-index="12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Standard"><draw:frame draw:style-name="fr2" draw:name="Object120" text:anchor-type="as-char" svg:width="4.189in" svg:height="0.2362in" draw:z-index="121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Standard"><draw:frame draw:style-name="fr2" draw:name="Object121" text:anchor-type="as-char" svg:width="6.0965in" svg:height="0.2327in" draw:z-index="122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Standard"><draw:frame draw:style-name="fr2" draw:name="Object123" text:anchor-type="as-char" svg:width="6.7362in" svg:height="0.2327in" draw:z-index="123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Standard"><draw:frame draw:style-name="fr2" draw:name="Object124" text:anchor-type="as-char" svg:width="4.7291in" svg:height="0.2591in" draw:z-index="12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Standard"><draw:frame draw:style-name="fr2" draw:name="Object125" text:anchor-type="as-char" svg:width="5.1654in" svg:height="0.2465in" draw:z-index="125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Standard"><draw:frame draw:style-name="fr2" draw:name="Object126" text:anchor-type="as-char" svg:width="6.8728in" svg:height="0.2465in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Standard"><draw:frame draw:style-name="fr2" draw:name="Object127" text:anchor-type="as-char" svg:width="5.8181in" svg:height="0.2362in" draw:z-index="127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<text:p text:style-name="Standard"><draw:frame draw:style-name="fr2" draw:name="Object128" text:anchor-type="as-char" svg:width="5.1043in" svg:height="0.2362in" draw:z-index="128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Standard"><draw:frame draw:style-name="fr2" draw:name="Object122" text:anchor-type="as-char" svg:width="6.7717in" svg:height="0.2327in" draw:z-index="13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Standard"><draw:frame draw:style-name="fr2" draw:name="Object131" text:anchor-type="as-char" svg:width="6.6437in" svg:height="0.1839in" draw:z-index="129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Standard"><draw:frame draw:style-name="fr2" draw:name="Object108" text:anchor-type="as-char" svg:width="5.261in" svg:height="0.2327in" draw:z-index="113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Standard">4.c)</text:p>
      <text:p text:style-name="Standard"><draw:frame draw:style-name="fr2" draw:name="Object129" text:anchor-type="as-char" svg:width="6.5299in" svg:height="0.1839in" draw:z-index="131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Standard"><draw:frame draw:style-name="fr2" draw:name="Object130" text:anchor-type="as-char" svg:width="5.6335in" svg:height="0.2138in" draw:z-index="132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Standard"><draw:frame draw:style-name="fr2" draw:name="Object132" text:anchor-type="as-char" svg:width="6.1665in" svg:height="0.3929in" draw:z-index="13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Standard"><draw:frame draw:style-name="fr2" draw:name="Object133" text:anchor-type="as-char" svg:width="6.5728in" svg:height="0.1839in" draw:z-index="13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Standard"><draw:frame draw:style-name="fr2" draw:name="Object134" text:anchor-type="as-char" svg:width="6.7307in" svg:height="0.2362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Standard"><draw:frame draw:style-name="fr2" draw:name="Object135" text:anchor-type="as-char" svg:width="3.9098in" svg:height="0.2138in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Standard"><draw:frame draw:style-name="fr2" draw:name="Object136" text:anchor-type="as-char" svg:width="5.7756in" svg:height="0.2327in" draw:z-index="137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Standard"><draw:frame draw:style-name="fr2" draw:name="Object138" text:anchor-type="as-char" svg:width="6.948in" svg:height="0.2591in" draw:z-index="138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Standard"><draw:frame draw:style-name="fr2" draw:name="Object146" text:anchor-type="as-char" svg:width="6.0929in" svg:height="0.2339in" draw:z-index="139"><draw:object xlink:href="./Object 146" xlink:type="simple" xlink:show="embed" xlink:actuate="onLoad"/><draw:image xlink:href="./ObjectReplacements/Object 146" xlink:type="simple" xlink:show="embed" xlink:actuate="onLoad"/></draw:frame></text:p>
      <text:p text:style-name="Standard"><draw:frame draw:style-name="fr2" draw:name="Object144" text:anchor-type="as-char" svg:width="4.5783in" svg:height="0.2362in" draw:z-index="141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Standard"><draw:frame draw:style-name="fr2" draw:name="Object139" text:anchor-type="as-char" svg:width="5.1701in" svg:height="0.2126in" draw:z-index="140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Standard"><text:soft-page-break/><draw:frame draw:style-name="fr2" draw:name="Object147" text:anchor-type="as-char" svg:width="4.5783in" svg:height="0.2362in" draw:z-index="143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Standard"><draw:frame draw:style-name="fr2" draw:name="Object145" text:anchor-type="as-char" svg:width="3.652in" svg:height="0.1902in" draw:z-index="142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Standard"><draw:frame draw:style-name="fr2" draw:name="Object148" text:anchor-type="as-char" svg:width="7.0453in" svg:height="0.2362in" draw:z-index="144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<text:p text:style-name="Standard"><draw:frame draw:style-name="fr2" draw:name="Object149" text:anchor-type="as-char" svg:width="3.9161in" svg:height="0.2138in" draw:z-index="145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Standard"><draw:frame draw:style-name="fr2" draw:name="Object150" text:anchor-type="as-char" svg:width="5.1783in" svg:height="0.2327in" draw:z-index="146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<text:p text:style-name="Standard"><draw:frame draw:style-name="fr2" draw:name="Object151" text:anchor-type="as-char" svg:width="3.4819in" svg:height="0.2327in" draw:z-index="147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Standard"><draw:frame draw:style-name="fr2" draw:name="Object152" text:anchor-type="as-char" svg:width="6.3575in" svg:height="0.448in" draw:z-index="148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<text:p text:style-name="Standard"><draw:frame draw:style-name="fr2" draw:name="Object153" text:anchor-type="as-char" svg:width="5.8339in" svg:height="0.2138in" draw:z-index="149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4-01T09:24:13.83</dc:date>
    <dc:creator>Tony Kelman</dc:creator>
    <meta:editing-duration>PT165H16M58S</meta:editing-duration>
    <meta:editing-cycles>257</meta:editing-cycles>
    <meta:generator>OpenOffice.org/3.2$Win32 OpenOffice.org_project/320m12$Build-9483</meta:generator>
    <meta:document-statistic meta:table-count="0" meta:image-count="2" meta:object-count="148" meta:page-count="7" meta:paragraph-count="163" meta:word-count="20" meta:character-count="23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i>k</mi>
          <mo stretchy="false">)</mo>
        </mrow>
        <mi mathvariant="normal">=</mi>
        <msub>
          <mi>x</mi>
          <mn>1</mn>
        </msub>
      </mrow>
      <mrow>
        <mrow>
          <mo stretchy="false">(</mo>
          <mi>k</mi>
          <mo stretchy="false">)</mo>
        </mrow>
        <mo stretchy="false">+</mo>
        <mi>v</mi>
      </mrow>
      <mrow>
        <mrow>
          <mo stretchy="false">(</mo>
          <mi>k</mi>
          <mo stretchy="false">)</mo>
        </mrow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i>v</mi>
      </mrow>
      <mrow>
        <mo stretchy="false">(</mo>
        <mi>k</mi>
        <mo stretchy="false">)</mo>
      </mrow>
      <mi>,</mi>
      <mi/>
      <mrow>
        <msub>
          <mi>x</mi>
          <mn>0</mn>
        </msub>
        <mi mathvariant="normal">=</mi>
        <mi>E</mi>
      </mrow>
      <mrow>
        <mi stretchy="false" mathvariant="normal">{</mi>
        <mrow>
          <mi>x</mi>
          <mrow>
            <mo stretchy="false">(</mo>
            <mn>0</mn>
            <mo stretchy="false">)</mo>
          </mrow>
        </mrow>
        <mi stretchy="false" mathvariant="normal">}</mi>
      </mrow>
      <mi>,</mi>
      <mi/>
      <mrow>
        <msub>
          <mi>X</mi>
          <mn>0</mn>
        </msub>
        <mi mathvariant="normal">=</mi>
        <mi>E</mi>
      </mrow>
      <mrow>
        <mi stretchy="false" mathvariant="normal">{</mi>
        <mrow>
          <mrow>
            <mo stretchy="false">(</mo>
            <mrow>
              <mi>x</mi>
              <mrow>
                <mrow>
                  <mo stretchy="false">(</mo>
                  <mn>0</mn>
                  <mo stretchy="false">)</mo>
                </mrow>
                <mi mathvariant="normal">−</mi>
                <msub>
                  <mi>x</mi>
                  <mn>0</mn>
                </msub>
              </mrow>
            </mrow>
            <mo stretchy="false">)</mo>
          </mrow>
          <msup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  <mi>T</mi>
          </msup>
        </mrow>
        <mi stretchy="false" mathvariant="normal">}</mi>
      </mrow>
    </mrow>
    <annotation encoding="StarMath 5.0">y(k) = x_1(k) + v(k) = [matrix{1 # 0}] left [ matrix { x_1(k) ## x_2(k) } right ] + v(k) ,` x_0 = E lbrace x(0) rbrace ,` X_0 = E lbrace (x(0) - x_0) (x(0) - x_0)^T rbrace</annotation>
  </semantics>
</math>
</file>

<file path=Object 10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  <mo stretchy="false">+</mo>
            <mrow>
              <mo stretchy="false">(</mo>
              <mrow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i>u</mi>
                <mrow>
                  <mo stretchy="false">(</mo>
                  <mrow>
                    <mi>N</mi>
                    <mi mathvariant="normal">−</mi>
                    <mn>1</mn>
                  </mrow>
                  <mo stretchy="false">)</mo>
                </mrow>
              </mrow>
              <mo stretchy="false">)</mo>
            </mrow>
          </mrow>
          <mi>x</mi>
          <mrow>
            <mo stretchy="false">(</mo>
            <mrow>
              <mi>N</mi>
              <mi mathvariant="normal">−</mi>
              <mn>1</mn>
            </mrow>
            <mo stretchy="false">)</mo>
          </mrow>
        </mrow>
      </mfenced>
    </mrow>
    <annotation encoding="StarMath 5.0">J_{N-1}^o [x(N-1)] = func max_{u(N-1)} left [ (1 - u(N-1)) x(N-1) + (1 + bar w u(N-1)) x(N-1) right ]</annotation>
  </semantics>
</math>
</file>

<file path=Object 100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p>
                <mrow>
                  <mo stretchy="false">(</mo>
                  <mrow>
                    <mn>1</mn>
                    <mo stretchy="false">+</mo>
                    <mover accent="true">
                      <mi>w</mi>
                      <mo stretchy="false">ˉ</mo>
                    </mover>
                  </mrow>
                  <mo stretchy="false">)</mo>
                </mrow>
                <mrow>
                  <mi>N</mi>
                  <mi mathvariant="normal">−</mi>
                  <mi>k</mi>
                </mrow>
              </msup>
              <mi>x</mi>
              <mrow>
                <mo stretchy="false">(</mo>
                <mi>k</mi>
                <mo stretchy="false">)</mo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(1 + bar w)^{N-k} x(k) rbrace right ]</annotation>
  </semantics>
</math>
</file>

<file path=Object 101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p>
                <mrow>
                  <mo stretchy="false">(</mo>
                  <mrow>
                    <mn>1</mn>
                    <mo stretchy="false">+</mo>
                    <mover accent="true">
                      <mi>w</mi>
                      <mo stretchy="false">ˉ</mo>
                    </mover>
                  </mrow>
                  <mo stretchy="false">)</mo>
                </mrow>
                <mrow>
                  <mi>N</mi>
                  <mi mathvariant="normal">−</mi>
                  <mi>k</mi>
                </mrow>
              </msup>
              <mrow>
                <mo stretchy="false">(</mo>
                <mrow>
                  <mrow>
                    <mn>1</mn>
                    <mo stretchy="false">+</mo>
                    <mi>w</mi>
                  </mrow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  <mi>u</mi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</mrow>
                <mo stretchy="false">)</mo>
              </mrow>
              <mi>x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(1 + bar w)^{N-k} (1 + w(k-1) u(k-1)) x(k-1) rbrace right ]</annotation>
  </semantics>
</math>
</file>

<file path=Object 102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p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row>
                <mi>N</mi>
                <mi mathvariant="normal">−</mi>
                <mi>k</mi>
              </mrow>
            </msup>
          </mrow>
          <mrow>
            <mo stretchy="false">(</mo>
            <mrow>
              <mrow>
                <mn>1</mn>
                <mo stretchy="false">+</mo>
                <mover accent="true">
                  <mi>w</mi>
                  <mo stretchy="false">ˉ</mo>
                </mover>
              </mrow>
              <mi>u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k</mi>
              <mi mathvariant="normal">−</mi>
              <mn>1</mn>
            </mrow>
            <mo stretchy="false">)</mo>
          </mrow>
        </mrow>
      </mfenced>
    </mrow>
    <annotation encoding="StarMath 5.0">J_{k-1}^o [x(k-1)] = func max_{u(k-1)} left [ (1 - u(k-1)) x(k-1) + (1 + bar w)^{N-k} (1 + bar w u(k-1)) x(k-1) right ]</annotation>
  </semantics>
</math>
</file>

<file path=Object 103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row>
                  <mn>1</mn>
                  <mo stretchy="false">+</mo>
                  <msup>
                    <mrow>
                      <mo stretchy="false">(</mo>
                      <mrow>
                        <mn>1</mn>
                        <mo stretchy="false">+</mo>
                        <mover accent="true">
                          <mi>w</mi>
                          <mo stretchy="false">ˉ</mo>
                        </mover>
                      </mrow>
                      <mo stretchy="false">)</mo>
                    </mrow>
                    <mrow>
                      <mi>N</mi>
                      <mi mathvariant="normal">−</mi>
                      <mi>k</mi>
                    </mrow>
                  </msup>
                </mrow>
                <mo stretchy="false">+</mo>
                <mrow>
                  <mo stretchy="false">(</mo>
                  <mrow>
                    <msup>
                      <mrow>
                        <mo stretchy="false">(</mo>
                        <mrow>
                          <mn>1</mn>
                          <mo stretchy="false">+</mo>
                          <mover accent="true">
                            <mi>w</mi>
                            <mo stretchy="false">ˉ</mo>
                          </mover>
                        </mrow>
                        <mo stretchy="false">)</mo>
                      </mrow>
                      <mrow>
                        <mi>N</mi>
                        <mi mathvariant="normal">−</mi>
                        <mi>k</mi>
                      </mrow>
                    </msup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k</mi>
              <mi mathvariant="normal">−</mi>
              <mn>1</mn>
            </mrow>
            <mo stretchy="false">)</mo>
          </mrow>
        </mrow>
      </mfenced>
    </mrow>
    <annotation encoding="StarMath 5.0">J_{k-1}^o [x(k-1)] = func max_{u(k-1)} left [ (1 + (1 + bar w)^{N-k} + ((1 + bar w)^{N-k} bar w - 1) u(k-1)) x(k-1) right ]</annotation>
  </semantics>
</math>
</file>

<file path=Object 104/content.xml><?xml version="1.0" encoding="utf-8"?>
<math xmlns="http://www.w3.org/1998/Math/MathML">
  <semantics>
    <mrow>
      <mtext>If </mtext>
      <mrow>
        <mover accent="true">
          <mi>w</mi>
          <mo stretchy="false">ˉ</mo>
        </mover>
        <mo stretchy="false">&gt;</mo>
        <mn>1</mn>
      </mrow>
      <mtext> then </mtext>
      <mrow>
        <mrow>
          <mo stretchy="false">(</mo>
          <mrow>
            <msup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row>
                <mi>N</mi>
                <mi mathvariant="normal">−</mi>
                <mi>k</mi>
              </mrow>
            </msup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  <mo stretchy="false">&gt;</mo>
        <mn>0</mn>
      </mrow>
      <mtext> and the maximum occurs at </mtext>
      <msup>
        <mi>u</mi>
        <mi>o</mi>
      </m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n>1</mn>
      </mrow>
    </mrow>
    <annotation encoding="StarMath 5.0">"If " bar w &gt; 1 " then " ((1 + bar w)^{N-k} bar w - 1) &gt; 0 " and the maximum occurs at " u^o(k-1) = 1</annotation>
  </semantics>
</math>
</file>

<file path=Object 105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row>
                <mn>1</mn>
                <mo stretchy="false">+</mo>
                <msup>
                  <mrow>
                    <mo stretchy="false">(</mo>
                    <mrow>
                      <mn>1</mn>
                      <mo stretchy="false">+</mo>
                      <mover accent="true">
                        <mi>w</mi>
                        <mo stretchy="false">ˉ</mo>
                      </mover>
                    </mrow>
                    <mo stretchy="false">)</mo>
                  </mrow>
                  <mrow>
                    <mi>N</mi>
                    <mi mathvariant="normal">−</mi>
                    <mi>k</mi>
                  </mrow>
                </msup>
              </mrow>
              <mo stretchy="false">+</mo>
              <msup>
                <mrow>
                  <mo stretchy="false">(</mo>
                  <mrow>
                    <mn>1</mn>
                    <mo stretchy="false">+</mo>
                    <mover accent="true">
                      <mi>w</mi>
                      <mo stretchy="false">ˉ</mo>
                    </mover>
                  </mrow>
                  <mo stretchy="false">)</mo>
                </mrow>
                <mrow>
                  <mi>N</mi>
                  <mi mathvariant="normal">−</mi>
                  <mi>k</mi>
                </mrow>
              </msup>
            </mrow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</mrow>
      <mi>x</mi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sup>
          <mrow>
            <mo stretchy="false">(</mo>
            <mrow>
              <mn>1</mn>
              <mo stretchy="false">+</mo>
              <mover accent="true">
                <mi>w</mi>
                <mo stretchy="false">ˉ</mo>
              </mover>
            </mrow>
            <mo stretchy="false">)</mo>
          </mrow>
          <mrow>
            <mrow>
              <mi>N</mi>
              <mi mathvariant="normal">−</mi>
              <mi>k</mi>
            </mrow>
            <mo stretchy="false">+</mo>
            <mn>1</mn>
          </mrow>
        </msup>
      </mrow>
      <mi>x</mi>
      <mrow>
        <mo stretchy="false">(</mo>
        <mrow>
          <mi>k</mi>
          <mi mathvariant="normal">−</mi>
          <mn>1</mn>
        </mrow>
        <mo stretchy="false">)</mo>
      </mrow>
    </mrow>
    <annotation encoding="StarMath 5.0">J_{k-1}^o [x(k-1)] = (1 + (1 + bar w)^{N-k} + (1 + bar w)^{N-k} bar w - 1) x(k-1) = (1 + bar w)^{N-k+1} x(k-1)</annotation>
  </semantics>
</math>
</file>

<file path=Object 106/content.xml><?xml version="1.0" encoding="utf-8"?>
<math xmlns="http://www.w3.org/1998/Math/MathML">
  <semantics>
    <mrow>
      <mtext>This fits the assumed form and we demonstrated base cases above, so by induction, when </mtext>
      <mrow>
        <mover accent="true">
          <mi>w</mi>
          <mo stretchy="false">ˉ</mo>
        </mover>
        <mo stretchy="false">&gt;</mo>
        <mn>1</mn>
      </mrow>
    </mrow>
    <annotation encoding="StarMath 5.0">"This fits the assumed form and we demonstrated base cases above, so by induction, when " bar w &gt; 1</annotation>
  </semantics>
</math>
</file>

<file path=Object 107/content.xml><?xml version="1.0" encoding="utf-8"?>
<math xmlns="http://www.w3.org/1998/Math/MathML">
  <semantics>
    <mrow>
      <mtext>we have </mtext>
      <msup>
        <mi>u</mi>
        <mi>o</mi>
      </msup>
      <mrow>
        <mrow>
          <mo stretchy="false">(</mo>
          <mi>k</mi>
          <mo stretchy="false">)</mo>
        </mrow>
        <mi mathvariant="normal">=</mi>
        <mn>1</mn>
      </mrow>
      <mtext> and </mtext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sup>
          <mrow>
            <mo stretchy="false">(</mo>
            <mrow>
              <mn>1</mn>
              <mo stretchy="false">+</mo>
              <mover accent="true">
                <mi>w</mi>
                <mo stretchy="false">ˉ</mo>
              </mover>
            </mrow>
            <mo stretchy="false">)</mo>
          </mrow>
          <mrow>
            <mi>N</mi>
            <mi mathvariant="normal">−</mi>
            <mi>k</mi>
          </mrow>
        </msup>
      </mrow>
      <mi>x</mi>
      <mrow>
        <mo stretchy="false">(</mo>
        <mi>k</mi>
        <mo stretchy="false">)</mo>
      </mrow>
      <mtext> for all </mtext>
      <mi>k</mi>
      <mtext> from </mtext>
      <mn>0</mn>
      <mtext> to </mtext>
      <mrow>
        <mi>N</mi>
        <mi mathvariant="normal">−</mi>
        <mn>1</mn>
      </mrow>
    </mrow>
    <annotation encoding="StarMath 5.0">"we have " u^o(k) = 1 " and " J_k^o [x(k)] = (1 + bar w)^{N - k} x(k) " for all " k " from " 0 " to " N-1</annotation>
  </semantics>
</math>
</file>

<file path=Object 108/content.xml><?xml version="1.0" encoding="utf-8"?>
<math xmlns="http://www.w3.org/1998/Math/MathML">
  <semantics>
    <mrow>
      <mtext>we have </mtext>
      <msup>
        <mi>u</mi>
        <mi>o</mi>
      </msup>
      <mrow>
        <mrow>
          <mo stretchy="false">(</mo>
          <mi>k</mi>
          <mo stretchy="false">)</mo>
        </mrow>
        <mi mathvariant="normal">=</mi>
        <mn>0</mn>
      </mrow>
      <mtext> and </mtext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i>N</mi>
              <mi mathvariant="normal">−</mi>
              <mi>k</mi>
            </mrow>
            <mo stretchy="false">+</mo>
            <mn>1</mn>
          </mrow>
          <mo stretchy="false">)</mo>
        </mrow>
      </mrow>
      <mi>x</mi>
      <mrow>
        <mo stretchy="false">(</mo>
        <mi>k</mi>
        <mo stretchy="false">)</mo>
      </mrow>
      <mtext> for all </mtext>
      <mi>k</mi>
      <mtext> from </mtext>
      <mn>0</mn>
      <mtext> to </mtext>
      <mrow>
        <mi>N</mi>
        <mi mathvariant="normal">−</mi>
        <mn>1</mn>
      </mrow>
    </mrow>
    <annotation encoding="StarMath 5.0">"we have " u^o(k) = 0 " and " J_k^o [x(k)] = (N-k+1) x(k) " for all " k " from " 0 " to " N-1</annotation>
  </semantics>
</math>
</file>

<file path=Object 109/content.xml><?xml version="1.0" encoding="utf-8"?>
<math xmlns="http://www.w3.org/1998/Math/MathML">
  <semantics>
    <mrow>
      <mtext>backtrack to: </mtext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2</mn>
                <mo stretchy="false">+</mo>
                <mrow>
                  <mo stretchy="false">(</mo>
                  <mrow>
                    <mover accent="true">
                      <mi>w</mi>
                      <mo stretchy="false">ˉ</mo>
                    </mover>
                    <mi mathvariant="normal">−</mi>
                    <mn>1</mn>
                  </mrow>
                  <mo stretchy="false">)</mo>
                </mrow>
              </mrow>
              <mi>u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1</mn>
            </mrow>
            <mo stretchy="false">)</mo>
          </mrow>
        </mrow>
      </mfenced>
    </mrow>
    <annotation encoding="StarMath 5.0">"backtrack to: " J_{N-1}^o [x(N-1)] = func max_{u(N-1)} left [ (2 + (bar w - 1) u(N-1)) x(N-1) right ]</annotation>
  </semantics>
</math>
</file>

<file path=Object 11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2</mn>
                <mo stretchy="false">+</mo>
                <mrow>
                  <mo stretchy="false">(</mo>
                  <mrow>
                    <mover accent="true">
                      <mi>w</mi>
                      <mo stretchy="false">ˉ</mo>
                    </mover>
                    <mi mathvariant="normal">−</mi>
                    <mn>1</mn>
                  </mrow>
                  <mo stretchy="false">)</mo>
                </mrow>
              </mrow>
              <mi>u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1</mn>
            </mrow>
            <mo stretchy="false">)</mo>
          </mrow>
        </mrow>
      </mfenced>
    </mrow>
    <annotation encoding="StarMath 5.0">J_{N-1}^o [x(N-1)] = func max_{u(N-1)} left [ (2 + (bar w - 1) u(N-1)) x(N-1) right ]</annotation>
  </semantics>
</math>
</file>

<file path=Object 110/content.xml><?xml version="1.0" encoding="utf-8"?>
<math xmlns="http://www.w3.org/1998/Math/MathML">
  <semantics>
    <mrow>
      <mtext>I couldn't get any simpler result for </mtext>
      <msub>
        <mi>M</mi>
        <mi>C</mi>
      </msub>
      <mtext> by any combination of expanding, factoring, rearranging or</mtext>
    </mrow>
    <annotation encoding="StarMath 5.0">"I couldn't get any simpler result for " M_C " by any combination of expanding, factoring, rearranging or"</annotation>
  </semantics>
</math>
</file>

<file path=Object 111/content.xml><?xml version="1.0" encoding="utf-8"?>
<math xmlns="http://www.w3.org/1998/Math/MathML">
  <semantics>
    <mtext>relating to the Riccati equations from part a, so I have no idea here. The terms are similar but the</mtext>
    <annotation encoding="StarMath 5.0">"relating to the Riccati equations from part a, so I have no idea here. The terms are similar but the"</annotation>
  </semantics>
</math>
</file>

<file path=Object 112/content.xml><?xml version="1.0" encoding="utf-8"?>
<math xmlns="http://www.w3.org/1998/Math/MathML">
  <semantics>
    <mtext>coefficients just aren't working out. I may have made a sign error or messed up a factor of 2</mtext>
    <annotation encoding="StarMath 5.0">"coefficients just aren't working out. I may have made a sign error or messed up a factor of 2"</annotation>
  </semantics>
</math>
</file>

<file path=Object 113/content.xml><?xml version="1.0" encoding="utf-8"?>
<math xmlns="http://www.w3.org/1998/Math/MathML">
  <semantics>
    <mtext>somewhere, I looked everything over but I'm lost. I give up on this one.</mtext>
    <annotation encoding="StarMath 5.0">"somewhere, I looked everything over but I'm lost. I give up on this one."</annotation>
  </semantics>
</math>
</file>

<file path=Object 114/content.xml><?xml version="1.0" encoding="utf-8"?>
<math xmlns="http://www.w3.org/1998/Math/MathML">
  <semantics>
    <mrow>
      <mtext>Since </mtext>
      <mrow>
        <mn>0</mn>
        <mi mathvariant="normal">≤</mi>
        <mi>u</mi>
      </mrow>
      <mrow>
        <mrow>
          <mo stretchy="false">(</mo>
          <mrow>
            <mi>N</mi>
            <mi mathvariant="normal">−</mi>
            <mn>1</mn>
          </mrow>
          <mo stretchy="false">)</mo>
        </mrow>
        <mi mathvariant="normal">≤</mi>
        <mn>1,</mn>
      </mrow>
      <mtext> if </mtext>
      <mrow>
        <mrow>
          <mrow>
            <mn>0</mn>
            <mo stretchy="false">&lt;</mo>
            <mover accent="true">
              <mi>w</mi>
              <mo stretchy="false">ˉ</mo>
            </mover>
          </mrow>
          <mo stretchy="false">&lt;</mo>
          <mrow>
            <mn>1</mn>
            <mi mathvariant="normal">/</mi>
            <mi>N</mi>
          </mrow>
        </mrow>
        <mi mathvariant="normal">≤</mi>
        <mn>1</mn>
      </mrow>
      <mtext> then the maximum occurs at </mtext>
      <msup>
        <mi>u</mi>
        <mi>o</mi>
      </msup>
      <mrow>
        <mrow>
          <mo stretchy="false">(</mo>
          <mrow>
            <mi>N</mi>
            <mi mathvariant="normal">−</mi>
            <mn>1</mn>
          </mrow>
          <mo stretchy="false">)</mo>
        </mrow>
        <mi mathvariant="normal">=</mi>
        <mn>0</mn>
      </mrow>
    </mrow>
    <annotation encoding="StarMath 5.0">"Since " 0 &lt;= u(N-1) &lt;= 1, " if " 0 &lt; bar w &lt; 1/N &lt;= 1 " then the maximum occurs at " u^o(N-1) = 0</annotation>
  </semantics>
</math>
</file>

<file path=Object 115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n>2</mn>
      </mrow>
      <mi>x</mi>
      <mrow>
        <mo stretchy="false">(</mo>
        <mrow>
          <mi>N</mi>
          <mi mathvariant="normal">−</mi>
          <mn>1</mn>
        </mrow>
        <mo stretchy="false">)</mo>
      </mrow>
      <mtext> for </mtext>
      <mrow>
        <mover accent="true">
          <mi>w</mi>
          <mo stretchy="false">ˉ</mo>
        </mover>
        <mo stretchy="false">&lt;</mo>
        <mrow>
          <mn>1</mn>
          <mi mathvariant="normal">/</mi>
          <mi>N</mi>
        </mrow>
      </mrow>
    </mrow>
    <annotation encoding="StarMath 5.0">J_{N-1}^o [x(N-1)] = 2 x(N-1) " for " bar w &lt; 1/N</annotation>
  </semantics>
</math>
</file>

<file path=Object 116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row>
                  <mi>N</mi>
                  <mi mathvariant="normal">−</mi>
                  <mn>1</mn>
                </mrow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row>
                      <mi>N</mi>
                      <mi mathvariant="normal">−</mi>
                      <mn>1</mn>
                    </mrow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J_{N-1}^o [x(N-1)] rbrace right ]</annotation>
  </semantics>
</math>
</file>

<file path=Object 117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n>2</mn>
              <mi>x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2 x(N-1) rbrace right ]</annotation>
  </semantics>
</math>
</file>

<file path=Object 118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n>2</mn>
              <mrow>
                <mo stretchy="false">(</mo>
                <mrow>
                  <mrow>
                    <mn>1</mn>
                    <mo stretchy="false">+</mo>
                    <mi>w</mi>
                  </mrow>
                  <mrow>
                    <mo stretchy="false">(</mo>
                    <mrow>
                      <mi>N</mi>
                      <mi mathvariant="normal">−</mi>
                      <mn>2</mn>
                    </mrow>
                    <mo stretchy="false">)</mo>
                  </mrow>
                  <mi>u</mi>
                  <mrow>
                    <mo stretchy="false">(</mo>
                    <mrow>
                      <mi>N</mi>
                      <mi mathvariant="normal">−</mi>
                      <mn>2</mn>
                    </mrow>
                    <mo stretchy="false">)</mo>
                  </mrow>
                </mrow>
                <mo stretchy="false">)</mo>
              </mrow>
              <mi>x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2 (1 + w(N-2) u(N-2)) x(N-2) rbrace right ]</annotation>
  </semantics>
</math>
</file>

<file path=Object 119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n>2</mn>
          </mrow>
          <mrow>
            <mo stretchy="false">(</mo>
            <mrow>
              <mrow>
                <mn>1</mn>
                <mo stretchy="false">+</mo>
                <mover accent="true">
                  <mi>w</mi>
                  <mo stretchy="false">ˉ</mo>
                </mover>
              </mrow>
              <mi>u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2</mn>
            </mrow>
            <mo stretchy="false">)</mo>
          </mrow>
        </mrow>
      </mfenced>
    </mrow>
    <annotation encoding="StarMath 5.0">J_{N-2}^o [x(N-2)] = func max_{u(N-2)} left [ (1 - u(N-2)) x(N-2) + 2 (1 + bar w u(N-2)) x(N-2) right ]</annotation>
  </semantics>
</math>
</file>

<file path=Object 12/content.xml><?xml version="1.0" encoding="utf-8"?>
<math xmlns="http://www.w3.org/1998/Math/MathML">
  <semantics>
    <mrow>
      <mtext>Pattern looks like </mtext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sup>
          <mrow>
            <mo stretchy="false">(</mo>
            <mrow>
              <mn>1</mn>
              <mo stretchy="false">+</mo>
              <mover accent="true">
                <mi>w</mi>
                <mo stretchy="false">ˉ</mo>
              </mover>
            </mrow>
            <mo stretchy="false">)</mo>
          </mrow>
          <mrow>
            <mi>N</mi>
            <mi mathvariant="normal">−</mi>
            <mi>k</mi>
          </mrow>
        </msup>
      </mrow>
      <mi>x</mi>
      <mrow>
        <mo stretchy="false">(</mo>
        <mi>k</mi>
        <mo stretchy="false">)</mo>
      </mrow>
      <mtext>, assume that holds and prove for next </mtext>
      <mi>k</mi>
      <mtext> by induction</mtext>
    </mrow>
    <annotation encoding="StarMath 5.0">"Pattern looks like " J_k^o [x(k)] = (1 + bar w)^{N - k} x(k) ", assume that holds and prove for next " k " by induction"</annotation>
  </semantics>
</math>
</file>

<file path=Object 120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3</mn>
                <mo stretchy="false">+</mo>
                <mrow>
                  <mo stretchy="false">(</mo>
                  <mrow>
                    <mn>2</mn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2</mn>
            </mrow>
            <mo stretchy="false">)</mo>
          </mrow>
        </mrow>
      </mfenced>
    </mrow>
    <annotation encoding="StarMath 5.0">J_{N-2}^o [x(N-2)] = func max_{u(N-2)} left [ (3 + (2 bar w - 1) u(N-2)) x(N-2) right ]</annotation>
  </semantics>
</math>
</file>

<file path=Object 121/content.xml><?xml version="1.0" encoding="utf-8"?>
<math xmlns="http://www.w3.org/1998/Math/MathML">
  <semantics>
    <mrow>
      <mtext>If </mtext>
      <mrow>
        <mrow>
          <mover accent="true">
            <mi>w</mi>
            <mo stretchy="false">ˉ</mo>
          </mover>
          <mo stretchy="false">&lt;</mo>
          <mrow>
            <mn>1</mn>
            <mi mathvariant="normal">/</mi>
            <mi>N</mi>
          </mrow>
        </mrow>
        <mi mathvariant="normal">≤</mi>
        <mrow>
          <mn>1</mn>
          <mi mathvariant="normal">/</mi>
          <mn>2</mn>
        </mrow>
      </mrow>
      <mtext> then the maximum occurs at </mtext>
      <msup>
        <mi>u</mi>
        <mi>o</mi>
      </msup>
      <mrow>
        <mrow>
          <mo stretchy="false">(</mo>
          <mrow>
            <mi>N</mi>
            <mi mathvariant="normal">−</mi>
            <mn>2</mn>
          </mrow>
          <mo stretchy="false">)</mo>
        </mrow>
        <mi mathvariant="normal">=</mi>
        <mn>0,</mn>
      </mrow>
      <mi/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n>3</mn>
      </mrow>
      <mi>x</mi>
      <mrow>
        <mo stretchy="false">(</mo>
        <mrow>
          <mi>N</mi>
          <mi mathvariant="normal">−</mi>
          <mn>2</mn>
        </mrow>
        <mo stretchy="false">)</mo>
      </mrow>
    </mrow>
    <annotation encoding="StarMath 5.0">"If " bar w &lt; 1/N &lt;= 1/2 " then the maximum occurs at " u^o(N-2) = 0,` J_{N-2}^o [x(N-2)] = 3 x(N-2)</annotation>
  </semantics>
</math>
</file>

<file path=Object 122/content.xml><?xml version="1.0" encoding="utf-8"?>
<math xmlns="http://www.w3.org/1998/Math/MathML">
  <semantics>
    <mrow>
      <mtext>If </mtext>
      <mrow>
        <mrow>
          <mrow>
            <mn>1</mn>
            <mi mathvariant="normal">/</mi>
            <mi>N</mi>
          </mrow>
          <mi mathvariant="normal">≤</mi>
          <mover accent="true">
            <mi>w</mi>
            <mo stretchy="false">ˉ</mo>
          </mover>
        </mrow>
        <mi mathvariant="normal">≤</mi>
        <mn>1</mn>
      </mrow>
      <mtext> then everything begins from </mtext>
      <mrow>
        <mi>k</mi>
        <mi mathvariant="normal">=</mi>
        <mi>N</mi>
      </mrow>
      <mtext> as in part b and follows the same pattern with</mtext>
    </mrow>
    <annotation encoding="StarMath 5.0">"If " 1/N &lt;= bar w &lt;= 1 " then everything begins from " k = N " as in part b and follows the same pattern with"</annotation>
  </semantics>
</math>
</file>

<file path=Object 123/content.xml><?xml version="1.0" encoding="utf-8"?>
<math xmlns="http://www.w3.org/1998/Math/MathML">
  <semantics>
    <mrow>
      <mtext>Pattern looks like </mtext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i>N</mi>
              <mi mathvariant="normal">−</mi>
              <mi>k</mi>
            </mrow>
            <mo stretchy="false">+</mo>
            <mn>1</mn>
          </mrow>
          <mo stretchy="false">)</mo>
        </mrow>
      </mrow>
      <mi>x</mi>
      <mrow>
        <mo stretchy="false">(</mo>
        <mi>k</mi>
        <mo stretchy="false">)</mo>
      </mrow>
      <mtext>, assume that holds and prove for next </mtext>
      <mi>k</mi>
      <mtext> by induction</mtext>
    </mrow>
    <annotation encoding="StarMath 5.0">"Pattern looks like " J_k^o [x(k)] = (N - k + 1) x(k) ", assume that holds and prove for next " k " by induction"</annotation>
  </semantics>
</math>
</file>

<file path=Object 124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i>k</mi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i>k</mi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J_{k}^o [x(k)] rbrace right ]</annotation>
  </semantics>
</math>
</file>

<file path=Object 125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p>
                <mrow>
                  <mo stretchy="false">(</mo>
                  <mrow>
                    <mn>1</mn>
                    <mo stretchy="false">+</mo>
                    <mover accent="true">
                      <mi>w</mi>
                      <mo stretchy="false">ˉ</mo>
                    </mover>
                  </mrow>
                  <mo stretchy="false">)</mo>
                </mrow>
                <mrow>
                  <mi>N</mi>
                  <mi mathvariant="normal">−</mi>
                  <mi>k</mi>
                </mrow>
              </msup>
              <mi>x</mi>
              <mrow>
                <mo stretchy="false">(</mo>
                <mi>k</mi>
                <mo stretchy="false">)</mo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(1 + bar w)^{N-k} x(k) rbrace right ]</annotation>
  </semantics>
</math>
</file>

<file path=Object 126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row>
                <mo stretchy="false">(</mo>
                <mrow>
                  <mrow>
                    <mi>N</mi>
                    <mi mathvariant="normal">−</mi>
                    <mi>k</mi>
                  </mrow>
                  <mo stretchy="false">+</mo>
                  <mn>1</mn>
                </mrow>
                <mo stretchy="false">)</mo>
              </mrow>
              <mrow>
                <mo stretchy="false">(</mo>
                <mrow>
                  <mrow>
                    <mn>1</mn>
                    <mo stretchy="false">+</mo>
                    <mi>w</mi>
                  </mrow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  <mi>u</mi>
                  <mrow>
                    <mo stretchy="false">(</mo>
                    <mrow>
                      <mi>k</mi>
                      <mi mathvariant="normal">−</mi>
                      <mn>1</mn>
                    </mrow>
                    <mo stretchy="false">)</mo>
                  </mrow>
                </mrow>
                <mo stretchy="false">)</mo>
              </mrow>
              <mi>x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(N - k + 1) (1 + w(k-1) u(k-1)) x(k-1) rbrace right ]</annotation>
  </semantics>
</math>
</file>

<file path=Object 127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row>
              <mo stretchy="false">(</mo>
              <mrow>
                <mrow>
                  <mi>N</mi>
                  <mi mathvariant="normal">−</mi>
                  <mi>k</mi>
                </mrow>
                <mo stretchy="false">+</mo>
                <mn>1</mn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ver accent="true">
                  <mi>w</mi>
                  <mo stretchy="false">ˉ</mo>
                </mover>
              </mrow>
              <mi>u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k</mi>
              <mi mathvariant="normal">−</mi>
              <mn>1</mn>
            </mrow>
            <mo stretchy="false">)</mo>
          </mrow>
        </mrow>
      </mfenced>
    </mrow>
    <annotation encoding="StarMath 5.0">J_{k-1}^o [x(k-1)] = func max_{u(k-1)} left [ (1 - u(k-1)) x(k-1) + (N - k + 1) (1 + bar w u(k-1)) x(k-1) right ]</annotation>
  </semantics>
</math>
</file>

<file path=Object 128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row>
                  <mrow>
                    <mi>N</mi>
                    <mi mathvariant="normal">−</mi>
                    <mi>k</mi>
                  </mrow>
                  <mo stretchy="false">+</mo>
                  <mn>2</mn>
                </mrow>
                <mo stretchy="false">+</mo>
                <mrow>
                  <mo stretchy="false">(</mo>
                  <mrow>
                    <mrow>
                      <mo stretchy="false">(</mo>
                      <mrow>
                        <mrow>
                          <mi>N</mi>
                          <mi mathvariant="normal">−</mi>
                          <mi>k</mi>
                        </mrow>
                        <mo stretchy="false">+</mo>
                        <mn>1</mn>
                      </mrow>
                      <mo stretchy="false">)</mo>
                    </mrow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k</mi>
              <mi mathvariant="normal">−</mi>
              <mn>1</mn>
            </mrow>
            <mo stretchy="false">)</mo>
          </mrow>
        </mrow>
      </mfenced>
    </mrow>
    <annotation encoding="StarMath 5.0">J_{k-1}^o [x(k-1)] = func max_{u(k-1)} left [ (N - k + 2 + ((N - k + 1) bar w - 1) u(k-1)) x(k-1) right ]</annotation>
  </semantics>
</math>
</file>

<file path=Object 129/content.xml><?xml version="1.0" encoding="utf-8"?>
<math xmlns="http://www.w3.org/1998/Math/MathML">
  <semantics>
    <mrow>
      <mtext>If </mtext>
      <mrow>
        <mrow>
          <mover accent="true">
            <mi>w</mi>
            <mo stretchy="false">ˉ</mo>
          </mover>
          <mo stretchy="false">&lt;</mo>
          <mrow>
            <mn>1</mn>
            <mi mathvariant="normal">/</mi>
            <mi>N</mi>
          </mrow>
        </mrow>
        <mi mathvariant="normal">≤</mi>
        <mrow>
          <mn>1</mn>
          <mi mathvariant="normal">/</mi>
          <mrow>
            <mo stretchy="false">(</mo>
            <mrow>
              <mrow>
                <mi>N</mi>
                <mi mathvariant="normal">−</mi>
                <mi>k</mi>
              </mrow>
              <mo stretchy="false">+</mo>
              <mn>1</mn>
            </mrow>
            <mo stretchy="false">)</mo>
          </mrow>
        </mrow>
      </mrow>
      <mtext> then the max occurs at </mtext>
      <msup>
        <mi>u</mi>
        <mi>o</mi>
      </m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n>0,</mn>
      </mrow>
      <mi/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i>N</mi>
              <mi mathvariant="normal">−</mi>
              <mi>k</mi>
            </mrow>
            <mo stretchy="false">+</mo>
            <mn>2</mn>
          </mrow>
          <mo stretchy="false">)</mo>
        </mrow>
      </mrow>
      <mi>x</mi>
      <mrow>
        <mo stretchy="false">(</mo>
        <mrow>
          <mi>k</mi>
          <mi mathvariant="normal">−</mi>
          <mn>1</mn>
        </mrow>
        <mo stretchy="false">)</mo>
      </mrow>
    </mrow>
    <annotation encoding="StarMath 5.0">"If " bar w &lt; 1/N &lt;= 1/(N-k+1) " then the max occurs at " u^o(k-1) = 0,` J_{k-1}^o [x(k-1)] = (N-k+2) x(k-1)</annotation>
  </semantics>
</math>
</file>

<file path=Object 13/content.xml><?xml version="1.0" encoding="utf-8"?>
<math xmlns="http://www.w3.org/1998/Math/MathML">
  <semantics>
    <mrow>
      <mi>w</mi>
      <mrow>
        <mo stretchy="false">(</mo>
        <mi>k</mi>
        <mo stretchy="false">)</mo>
      </mrow>
      <mtext> and </mtext>
      <mi>v</mi>
      <mrow>
        <mo stretchy="false">(</mo>
        <mi>k</mi>
        <mo stretchy="false">)</mo>
      </mrow>
      <mtext> both white, zero mean, Gaussian and stationary</mtext>
    </mrow>
    <annotation encoding="StarMath 5.0">w(k) " and " v(k) " both white, zero mean, Gaussian and stationary"</annotation>
  </semantics>
</math>
</file>

<file path=Object 130/content.xml><?xml version="1.0" encoding="utf-8"?>
<math xmlns="http://www.w3.org/1998/Math/MathML">
  <semantics>
    <mrow>
      <msup>
        <mi>u</mi>
        <mi>o</mi>
      </msup>
      <mrow>
        <mrow>
          <mo stretchy="false">(</mo>
          <mi>k</mi>
          <mo stretchy="false">)</mo>
        </mrow>
        <mi mathvariant="normal">=</mi>
        <mn>0</mn>
      </mrow>
      <mtext> until </mtext>
      <mrow>
        <mo stretchy="false">(</mo>
        <mrow>
          <mrow>
            <mi>N</mi>
            <mi mathvariant="normal">−</mi>
            <mi>k</mi>
          </mrow>
          <mo stretchy="false">+</mo>
          <mn>1</mn>
        </mrow>
        <mo stretchy="false">)</mo>
      </mrow>
      <mrow>
        <mrow>
          <mover accent="true">
            <mi>w</mi>
            <mo stretchy="false">ˉ</mo>
          </mover>
          <mi mathvariant="normal">−</mi>
          <mn>1</mn>
        </mrow>
        <mo stretchy="false">&gt;</mo>
        <mn>0,</mn>
      </mrow>
      <mtext> let the largest </mtext>
      <mi>k</mi>
      <mtext> where that is true equal </mtext>
      <mrow>
        <mi>N</mi>
        <mi mathvariant="normal">−</mi>
        <mover accent="true">
          <mi>k</mi>
          <mo stretchy="false">ˉ</mo>
        </mover>
      </mrow>
    </mrow>
    <annotation encoding="StarMath 5.0">u^o(k) = 0 " until " (N-k+1) bar w - 1 &gt; 0, " let the largest " k " where that is true equal " N - bar k</annotation>
  </semantics>
</math>
</file>

<file path=Object 131/content.xml><?xml version="1.0" encoding="utf-8"?>
<math xmlns="http://www.w3.org/1998/Math/MathML">
  <semantics>
    <mrow>
      <mtext>This fits the assumed form and we demonstrated base cases above, so by induction, when </mtext>
      <mrow>
        <mover accent="true">
          <mi>w</mi>
          <mo stretchy="false">ˉ</mo>
        </mover>
        <mo stretchy="false">&lt;</mo>
        <mrow>
          <mn>1</mn>
          <mi mathvariant="normal">/</mi>
          <mi>N</mi>
        </mrow>
      </mrow>
    </mrow>
    <annotation encoding="StarMath 5.0">"This fits the assumed form and we demonstrated base cases above, so by induction, when " bar w &lt; 1/N</annotation>
  </semantics>
</math>
</file>

<file path=Object 132/content.xml><?xml version="1.0" encoding="utf-8"?>
<math xmlns="http://www.w3.org/1998/Math/MathML">
  <semantics>
    <mrow>
      <mtext>So </mtext>
      <mrow>
        <mo stretchy="false">(</mo>
        <mrow>
          <mover accent="true">
            <mi>k</mi>
            <mo stretchy="false">ˉ</mo>
          </mover>
          <mo stretchy="false">+</mo>
          <mn>1</mn>
        </mrow>
        <mo stretchy="false">)</mo>
      </mrow>
      <mrow>
        <mrow>
          <mover accent="true">
            <mi>w</mi>
            <mo stretchy="false">ˉ</mo>
          </mover>
          <mi mathvariant="normal">−</mi>
          <mn>1</mn>
        </mrow>
        <mo stretchy="false">&gt;</mo>
        <mn>0</mn>
      </mrow>
      <mtext> but for </mtext>
      <mrow>
        <mi>k</mi>
        <mi mathvariant="normal">=</mi>
        <mrow>
          <mrow>
            <mi>N</mi>
            <mi mathvariant="normal">−</mi>
            <mover accent="true">
              <mi>k</mi>
              <mo stretchy="false">ˉ</mo>
            </mover>
          </mrow>
          <mo stretchy="false">+</mo>
          <mn>1</mn>
        </mrow>
      </mrow>
      <mtext> we have </mtext>
      <mover accent="true">
        <mi>k</mi>
        <mo stretchy="false">ˉ</mo>
      </mover>
      <mrow>
        <mrow>
          <mover accent="true">
            <mi>w</mi>
            <mo stretchy="false">ˉ</mo>
          </mover>
          <mi mathvariant="normal">−</mi>
          <mn>1</mn>
        </mrow>
        <mo stretchy="false">&lt;</mo>
        <mn>0,</mn>
      </mrow>
      <mtext> or equivalently </mtext>
      <mrow>
        <mrow>
          <mfrac>
            <mn>1</mn>
            <mrow>
              <mover accent="true">
                <mi>k</mi>
                <mo stretchy="false">ˉ</mo>
              </mover>
              <mo stretchy="false">+</mo>
              <mn>1</mn>
            </mrow>
          </mfrac>
          <mo stretchy="false">&lt;</mo>
          <mover accent="true">
            <mi>w</mi>
            <mo stretchy="false">ˉ</mo>
          </mover>
        </mrow>
        <mo stretchy="false">&lt;</mo>
        <mfrac>
          <mn>1</mn>
          <mover accent="true">
            <mi>k</mi>
            <mo stretchy="false">ˉ</mo>
          </mover>
        </mfrac>
      </mrow>
    </mrow>
    <annotation encoding="StarMath 5.0">"So " (bar k + 1) bar w - 1 &gt; 0 " but for " k = N - bar k + 1 " we have " bar k bar w - 1 &lt; 0, " or equivalently " 1 over {bar k + 1} &lt; bar w &lt; 1 over bar k</annotation>
  </semantics>
</math>
</file>

<file path=Object 133/content.xml><?xml version="1.0" encoding="utf-8"?>
<math xmlns="http://www.w3.org/1998/Math/MathML">
  <semantics>
    <mtext>(exact equality at any point is ambiguous - expected value is insensitive to the choice at that step)</mtext>
    <annotation encoding="StarMath 5.0">"(exact equality at any point is ambiguous - expected value is insensitive to the choice at that step)"</annotation>
  </semantics>
</math>
</file>

<file path=Object 134/content.xml><?xml version="1.0" encoding="utf-8"?>
<math xmlns="http://www.w3.org/1998/Math/MathML">
  <semantics>
    <mrow>
      <mtext>At </mtext>
      <mrow>
        <mi>k</mi>
        <mi mathvariant="normal">=</mi>
        <mrow>
          <mi>N</mi>
          <mi mathvariant="normal">−</mi>
          <mover accent="true">
            <mi>k</mi>
            <mo stretchy="false">ˉ</mo>
          </mover>
        </mrow>
      </mrow>
      <mi/>
      <mi mathvariant="normal">:</mi>
      <mi/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row>
                  <mover accent="true">
                    <mi>k</mi>
                    <mo stretchy="false">ˉ</mo>
                  </mover>
                  <mo stretchy="false">+</mo>
                  <mn>2</mn>
                </mrow>
                <mo stretchy="false">+</mo>
                <mrow>
                  <mo stretchy="false">(</mo>
                  <mrow>
                    <mrow>
                      <mo stretchy="false">(</mo>
                      <mrow>
                        <mover accent="true">
                          <mi>k</mi>
                          <mo stretchy="false">ˉ</mo>
                        </mover>
                        <mo stretchy="false">+</mo>
                        <mn>1</mn>
                      </mrow>
                      <mo stretchy="false">)</mo>
                    </mrow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1</mn>
            </mrow>
            <mo stretchy="false">)</mo>
          </mrow>
        </mrow>
      </mfenced>
    </mrow>
    <annotation encoding="StarMath 5.0">"At " k = N - bar k `:` J_{N - bar k - 1}^o [x(N - bar k - 1)] = func max_{u(N - bar k - 1)} left [ (bar k + 2 + ((bar k + 1) bar w - 1) u(N - bar k - 1)) x(N - bar k - 1) right ]</annotation>
  </semantics>
</math>
</file>

<file path=Object 135/content.xml><?xml version="1.0" encoding="utf-8"?>
<math xmlns="http://www.w3.org/1998/Math/MathML">
  <semantics>
    <mrow>
      <mrow>
        <mover accent="true">
          <mi>w</mi>
          <mo stretchy="false">ˉ</mo>
        </mover>
        <mo stretchy="false">&gt;</mo>
        <mrow>
          <mn>1</mn>
          <mi mathvariant="normal">/</mi>
          <mrow>
            <mo stretchy="false">(</mo>
            <mrow>
              <mover accent="true">
                <mi>k</mi>
                <mo stretchy="false">ˉ</mo>
              </mover>
              <mo stretchy="false">+</mo>
              <mn>1</mn>
            </mrow>
            <mo stretchy="false">)</mo>
          </mrow>
        </mrow>
      </mrow>
      <mtext> so the maximum occurs at </mtext>
      <msup>
        <mi>u</mi>
        <mi>o</mi>
      </msup>
      <mrow>
        <mrow>
          <mo stretchy="false">(</mo>
          <mrow>
            <mrow>
              <mi>N</mi>
              <mi mathvariant="normal">−</mi>
              <mover accent="true">
                <mi>k</mi>
                <mo stretchy="false">ˉ</mo>
              </mover>
            </mrow>
            <mi mathvariant="normal">−</mi>
            <mn>1</mn>
          </mrow>
          <mo stretchy="false">)</mo>
        </mrow>
        <mi mathvariant="normal">=</mi>
        <mn>1</mn>
      </mrow>
    </mrow>
    <annotation encoding="StarMath 5.0">bar w &gt; 1 / (bar k + 1) " so the maximum occurs at " u^o(N - bar k - 1) = 1</annotation>
  </semantics>
</math>
</file>

<file path=Object 136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row>
                <mover accent="true">
                  <mi>k</mi>
                  <mo stretchy="false">ˉ</mo>
                </mover>
                <mo stretchy="false">+</mo>
                <mn>2</mn>
              </mrow>
              <mo stretchy="false">+</mo>
              <mrow>
                <mo stretchy="false">(</mo>
                <mrow>
                  <mover accent="true">
                    <mi>k</mi>
                    <mo stretchy="false">ˉ</mo>
                  </mover>
                  <mo stretchy="false">+</mo>
                  <mn>1</mn>
                </mrow>
                <mo stretchy="false">)</mo>
              </mrow>
            </mrow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</mrow>
      <mi>x</mi>
      <mrow>
        <mrow>
          <mo stretchy="false">(</mo>
          <mrow>
            <mrow>
              <mi>N</mi>
              <mi mathvariant="normal">−</mi>
              <mover accent="true">
                <mi>k</mi>
                <mo stretchy="false">ˉ</mo>
              </mover>
            </mrow>
            <mi mathvariant="normal">−</mi>
            <mn>1</mn>
          </mrow>
          <mo stretchy="false">)</mo>
        </mrow>
        <mi mathvariant="normal">=</mi>
        <mrow>
          <mo stretchy="false">(</mo>
          <mrow>
            <mover accent="true">
              <mi>k</mi>
              <mo stretchy="false">ˉ</mo>
            </mover>
            <mo stretchy="false">+</mo>
            <mn>1</mn>
          </mrow>
          <mo stretchy="false">)</mo>
        </mrow>
      </mrow>
      <mrow>
        <mo stretchy="false">(</mo>
        <mrow>
          <mn>1</mn>
          <mo stretchy="false">+</mo>
          <mover accent="true">
            <mi>w</mi>
            <mo stretchy="false">ˉ</mo>
          </mover>
        </mrow>
        <mo stretchy="false">)</mo>
      </mrow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1</mn>
        </mrow>
        <mo stretchy="false">)</mo>
      </mrow>
    </mrow>
    <annotation encoding="StarMath 5.0">J_{N - bar k - 1}^o [x(N - bar k - 1)] = (bar k + 2 + (bar k + 1) bar w - 1) x(N - bar k - 1) = (bar k + 1) (1 + bar w) x(N - bar k - 1)</annotation>
  </semantics>
</math>
</file>

<file path=Object 138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row>
                      <mi>N</mi>
                      <mi mathvariant="normal">−</mi>
                      <mover accent="true">
                        <mi>k</mi>
                        <mo stretchy="false">ˉ</mo>
                      </mover>
                    </mrow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1</mn>
                </mrow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row>
                      <mrow>
                        <mi>N</mi>
                        <mi mathvariant="normal">−</mi>
                        <mover accent="true">
                          <mi>k</mi>
                          <mo stretchy="false">ˉ</mo>
                        </mover>
                      </mrow>
                      <mi mathvariant="normal">−</mi>
                      <mn>1</mn>
                    </mrow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N - bar k - 2}^o [x(N - bar k - 2)] = func max_{u(N - bar k - 2)} left [ (1 - u(N - bar k - 2)) x(N - bar k - 2) + E_{w(N - bar k - 2)} lbrace J_{N - bar k - 1}^o [x(N - bar k - 1)] rbrace right ]</annotation>
  </semantics>
</math>
</file>

<file path=Object 139/content.xml><?xml version="1.0" encoding="utf-8"?>
<math xmlns="http://www.w3.org/1998/Math/MathML">
  <semantics>
    <mrow>
      <mrow>
        <mi/>
        <mo stretchy="false">+</mo>
        <msub>
          <mi>E</mi>
          <mrow>
            <mi>w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row>
        <mi stretchy="false" mathvariant="normal">{</mi>
        <mrow>
          <mrow>
            <mo stretchy="false">(</mo>
            <mrow>
              <mover accent="true">
                <mi>k</mi>
                <mo stretchy="false">ˉ</mo>
              </mover>
              <mo stretchy="false">+</mo>
              <mn>1</mn>
            </mrow>
            <mo stretchy="false">)</mo>
          </mrow>
          <mrow>
            <mo stretchy="false">(</mo>
            <mrow>
              <mn>1</mn>
              <mo stretchy="false">+</mo>
              <mover accent="true">
                <mi>w</mi>
                <mo stretchy="false">ˉ</mo>
              </mover>
            </mrow>
            <mo stretchy="false">)</mo>
          </mrow>
          <mrow>
            <mo stretchy="false">(</mo>
            <mrow>
              <mrow>
                <mn>1</mn>
                <mo stretchy="false">+</mo>
                <mi>w</mi>
              </mrow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2</mn>
                </mrow>
                <mo stretchy="false">)</mo>
              </mrow>
              <mi>u</mi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2</mn>
            </mrow>
            <mo stretchy="false">)</mo>
          </mrow>
        </mrow>
        <mi stretchy="false" mathvariant="normal">}</mi>
      </mrow>
      <mtext>]</mtext>
    </mrow>
    <annotation encoding="StarMath 5.0">~~~~ + E_{w(N - bar k - 2)} lbrace (bar k + 1) (1 + bar w) (1 + w(N - bar k - 2) u(N - bar k - 2)) x(N - bar k - 2) rbrace "]"</annotation>
  </semantics>
</math>
</file>

<file path=Object 14/content.xml><?xml version="1.0" encoding="utf-8"?>
<math xmlns="http://www.w3.org/1998/Math/MathML">
  <semantics>
    <mrow>
      <mi>A</mi>
      <mtext> has eigenvalues </mtext>
      <mn>0.8</mn>
      <mtext> and </mtext>
      <mn>0</mn>
      <mtext> so all modes are stable, therefore </mtext>
      <mrow>
        <mi stretchy="false" mathvariant="normal">[</mi>
        <mrow>
          <mi>A</mi>
          <mi>,</mi>
          <mi>C</mi>
        </mrow>
        <mi stretchy="false" mathvariant="normal">]</mi>
      </mrow>
      <mtext> is detectable and </mtext>
      <mrow>
        <mi stretchy="false" mathvariant="normal">[</mi>
        <mrow>
          <mi>A</mi>
          <mi>,</mi>
          <msub>
            <mi>B</mi>
            <mi>w</mi>
          </msub>
          <msup>
            <mi>W</mi>
            <mrow>
              <mn>1</mn>
              <mi mathvariant="normal">/</mi>
              <mn>2</mn>
            </mrow>
          </msup>
        </mrow>
        <mi stretchy="false" mathvariant="normal">]</mi>
      </mrow>
    </mrow>
    <annotation encoding="StarMath 5.0">A " has eigenvalues " 0.8 " and " 0 " so all modes are stable, therefore " [A, C] " is detectable and " [A, B_w W^{1/2}]</annotation>
  </semantics>
</math>
</file>

<file path=Object 144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text>[</mtext>
      <mrow>
        <mo stretchy="false">(</mo>
        <mrow>
          <mrow>
            <mn>1</mn>
            <mi mathvariant="normal">−</mi>
            <mi>u</mi>
          </mrow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2</mn>
            </mrow>
            <mo stretchy="false">)</mo>
          </mrow>
        </mrow>
        <mo stretchy="false">)</mo>
      </mrow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o stretchy="false">)</mo>
      </mrow>
    </mrow>
    <annotation encoding="StarMath 5.0">J_{N - bar k - 2}^o [x(N - bar k - 2)] = func max_{u(N - bar k - 2)} "[" (1 - u(N - bar k - 2)) x(N - bar k - 2)</annotation>
  </semantics>
</math>
</file>

<file path=Object 145/content.xml><?xml version="1.0" encoding="utf-8"?>
<math xmlns="http://www.w3.org/1998/Math/MathML">
  <semantics>
    <mrow>
      <mrow>
        <mi/>
        <mo stretchy="false">+</mo>
        <mrow>
          <mo stretchy="false">(</mo>
          <mrow>
            <mover accent="true">
              <mi>k</mi>
              <mo stretchy="false">ˉ</mo>
            </mover>
            <mo stretchy="false">+</mo>
            <mn>1</mn>
          </mrow>
          <mo stretchy="false">)</mo>
        </mrow>
      </mrow>
      <mrow>
        <mo stretchy="false">(</mo>
        <mrow>
          <mn>1</mn>
          <mo stretchy="false">+</mo>
          <mover accent="true">
            <mi>w</mi>
            <mo stretchy="false">ˉ</mo>
          </mover>
        </mrow>
        <mo stretchy="false">)</mo>
      </mrow>
      <mrow>
        <mo stretchy="false">(</mo>
        <mrow>
          <mrow>
            <mn>1</mn>
            <mo stretchy="false">+</mo>
            <mover accent="true">
              <mi>w</mi>
              <mo stretchy="false">ˉ</mo>
            </mover>
          </mrow>
          <mi>u</mi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2</mn>
            </mrow>
            <mo stretchy="false">)</mo>
          </mrow>
        </mrow>
        <mo stretchy="false">)</mo>
      </mrow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o stretchy="false">)</mo>
      </mrow>
      <mtext>]</mtext>
    </mrow>
    <annotation encoding="StarMath 5.0">~~~~ + (bar k + 1) (1 + bar w) (1 + bar w u(N - bar k - 2)) x(N - bar k - 2) "]"</annotation>
  </semantics>
</math>
</file>

<file path=Object 146/content.xml><?xml version="1.0" encoding="utf-8"?>
<math xmlns="http://www.w3.org/1998/Math/MathML">
  <semantics>
    <mrow>
      <mrow>
        <mi/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row>
                      <mi>N</mi>
                      <mi mathvariant="normal">−</mi>
                      <mover accent="true">
                        <mi>k</mi>
                        <mo stretchy="false">ˉ</mo>
                      </mover>
                    </mrow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row>
                <mo stretchy="false">(</mo>
                <mrow>
                  <mover accent="true">
                    <mi>k</mi>
                    <mo stretchy="false">ˉ</mo>
                  </mover>
                  <mo stretchy="false">+</mo>
                  <mn>1</mn>
                </mrow>
                <mo stretchy="false">)</mo>
              </mrow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i>x</mi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~~~~ = func max_{u(N - bar k - 2)} left [ (1 - u(N - bar k - 2)) x(N - bar k - 2) + E_{w(N - bar k - 2)} lbrace (bar k + 1) (1 + bar w) x(N - bar k - 1) rbrace right ]</annotation>
  </semantics>
</math>
</file>

<file path=Object 147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text>[</mtext>
      <mrow>
        <mo stretchy="false">(</mo>
        <mrow>
          <mrow>
            <mn>1</mn>
            <mi mathvariant="normal">−</mi>
            <mi>u</mi>
          </mrow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2</mn>
            </mrow>
            <mo stretchy="false">)</mo>
          </mrow>
        </mrow>
        <mo stretchy="false">)</mo>
      </mrow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o stretchy="false">)</mo>
      </mrow>
    </mrow>
    <annotation encoding="StarMath 5.0">J_{N - bar k - 2}^o [x(N - bar k - 2)] = func max_{u(N - bar k - 2)} "[" (1 - u(N - bar k - 2)) x(N - bar k - 2)</annotation>
  </semantics>
</math>
</file>

<file path=Object 148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o stretchy="false">+</mo>
                <mrow>
                  <mo stretchy="false">(</mo>
                  <mrow>
                    <mover accent="true">
                      <mi>k</mi>
                      <mo stretchy="false">ˉ</mo>
                    </mover>
                    <mo stretchy="false">+</mo>
                    <mn>1</mn>
                  </mrow>
                  <mo stretchy="false">)</mo>
                </mrow>
              </mrow>
              <mrow>
                <mrow>
                  <mo stretchy="false">(</mo>
                  <mrow>
                    <mn>1</mn>
                    <mo stretchy="false">+</mo>
                    <mover accent="true">
                      <mi>w</mi>
                      <mo stretchy="false">ˉ</mo>
                    </mover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o stretchy="false">(</mo>
                      <mrow>
                        <mover accent="true">
                          <mi>k</mi>
                          <mo stretchy="false">ˉ</mo>
                        </mover>
                        <mo stretchy="false">+</mo>
                        <mn>1</mn>
                      </mrow>
                      <mo stretchy="false">)</mo>
                    </mrow>
                    <mrow>
                      <mo stretchy="false">(</mo>
                      <mrow>
                        <mn>1</mn>
                        <mo stretchy="false">+</mo>
                        <mover accent="true">
                          <mi>w</mi>
                          <mo stretchy="false">ˉ</mo>
                        </mover>
                      </mrow>
                      <mo stretchy="false">)</mo>
                    </mrow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row>
                    <mi>N</mi>
                    <mi mathvariant="normal">−</mi>
                    <mover accent="true">
                      <mi>k</mi>
                      <mo stretchy="false">ˉ</mo>
                    </mover>
                  </mrow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row>
                <mi>N</mi>
                <mi mathvariant="normal">−</mi>
                <mover accent="true">
                  <mi>k</mi>
                  <mo stretchy="false">ˉ</mo>
                </mover>
              </mrow>
              <mi mathvariant="normal">−</mi>
              <mn>2</mn>
            </mrow>
            <mo stretchy="false">)</mo>
          </mrow>
        </mrow>
      </mfenced>
    </mrow>
    <annotation encoding="StarMath 5.0">J_{N - bar k - 2}^o [x(N - bar k - 2)] = func max_{u(N - bar k - 2)} left [ (1 + (bar k + 1) (1 + bar w) + ((bar k + 1) (1 + bar w) bar w - 1) u(N - bar k - 2)) x(N - bar k - 2) right ]</annotation>
  </semantics>
</math>
</file>

<file path=Object 149/content.xml><?xml version="1.0" encoding="utf-8"?>
<math xmlns="http://www.w3.org/1998/Math/MathML">
  <semantics>
    <mrow>
      <mrow>
        <mover accent="true">
          <mi>w</mi>
          <mo stretchy="false">ˉ</mo>
        </mover>
        <mo stretchy="false">&gt;</mo>
        <mrow>
          <mn>1</mn>
          <mi mathvariant="normal">/</mi>
          <mrow>
            <mo stretchy="false">(</mo>
            <mrow>
              <mover accent="true">
                <mi>k</mi>
                <mo stretchy="false">ˉ</mo>
              </mover>
              <mo stretchy="false">+</mo>
              <mn>1</mn>
            </mrow>
            <mo stretchy="false">)</mo>
          </mrow>
        </mrow>
      </mrow>
      <mtext> so the maximum occurs at </mtext>
      <msup>
        <mi>u</mi>
        <mi>o</mi>
      </msup>
      <mrow>
        <mrow>
          <mo stretchy="false">(</mo>
          <mrow>
            <mrow>
              <mi>N</mi>
              <mi mathvariant="normal">−</mi>
              <mover accent="true">
                <mi>k</mi>
                <mo stretchy="false">ˉ</mo>
              </mover>
            </mrow>
            <mi mathvariant="normal">−</mi>
            <mn>2</mn>
          </mrow>
          <mo stretchy="false">)</mo>
        </mrow>
        <mi mathvariant="normal">=</mi>
        <mn>1</mn>
      </mrow>
    </mrow>
    <annotation encoding="StarMath 5.0">bar w &gt; 1 / (bar k + 1) " so the maximum occurs at " u^o(N - bar k - 2) = 1</annotation>
  </semantics>
</math>
</file>

<file path=Object 15/content.xml><?xml version="1.0" encoding="utf-8"?>
<math xmlns="http://www.w3.org/1998/Math/MathML">
  <semantics>
    <mtext>is stabilizable, so yes the Kalman filter Riccati equation converges to a unique steady state solution.</mtext>
    <annotation encoding="StarMath 5.0">"is stabilizable, so yes the Kalman filter Riccati equation converges to a unique steady state solution."</annotation>
  </semantics>
</math>
</file>

<file path=Object 150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n>1</mn>
              <mo stretchy="false">+</mo>
              <mrow>
                <mo stretchy="false">(</mo>
                <mrow>
                  <mover accent="true">
                    <mi>k</mi>
                    <mo stretchy="false">ˉ</mo>
                  </mover>
                  <mo stretchy="false">+</mo>
                  <mn>1</mn>
                </mrow>
                <mo stretchy="false">)</mo>
              </mrow>
            </mrow>
            <mrow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o stretchy="false">+</mo>
              <mrow>
                <mo stretchy="false">(</mo>
                <mrow>
                  <mover accent="true">
                    <mi>k</mi>
                    <mo stretchy="false">ˉ</mo>
                  </mover>
                  <mo stretchy="false">+</mo>
                  <mn>1</mn>
                </mrow>
                <mo stretchy="false">)</mo>
              </mrow>
            </mrow>
            <mrow>
              <mo stretchy="false">(</mo>
              <mrow>
                <mn>1</mn>
                <mo stretchy="false">+</mo>
                <mover accent="true">
                  <mi>w</mi>
                  <mo stretchy="false">ˉ</mo>
                </mover>
              </mrow>
              <mo stretchy="false">)</mo>
            </mrow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</mrow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o stretchy="false">)</mo>
      </mrow>
    </mrow>
    <annotation encoding="StarMath 5.0">J_{N - bar k - 2}^o [x(N - bar k - 2)] = (1 + (bar k + 1) (1 + bar w) + (bar k + 1) (1 + bar w) bar w - 1) x(N - bar k - 2)</annotation>
  </semantics>
</math>
</file>

<file path=Object 151/content.xml><?xml version="1.0" encoding="utf-8"?>
<math xmlns="http://www.w3.org/1998/Math/MathML">
  <semantics>
    <mrow>
      <msubsup>
        <mi>J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row>
                  <mi>N</mi>
                  <mi mathvariant="normal">−</mi>
                  <mover accent="true">
                    <mi>k</mi>
                    <mo stretchy="false">ˉ</mo>
                  </mover>
                </mrow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over accent="true">
              <mi>k</mi>
              <mo stretchy="false">ˉ</mo>
            </mover>
            <mo stretchy="false">+</mo>
            <mn>1</mn>
          </mrow>
          <mo stretchy="false">)</mo>
        </mrow>
      </mrow>
      <msup>
        <mrow>
          <mo stretchy="false">(</mo>
          <mrow>
            <mn>1</mn>
            <mo stretchy="false">+</mo>
            <mover accent="true">
              <mi>w</mi>
              <mo stretchy="false">ˉ</mo>
            </mover>
          </mrow>
          <mo stretchy="false">)</mo>
        </mrow>
        <mn>2</mn>
      </msup>
      <mi>x</mi>
      <mrow>
        <mo stretchy="false">(</mo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2</mn>
        </mrow>
        <mo stretchy="false">)</mo>
      </mrow>
    </mrow>
    <annotation encoding="StarMath 5.0">J_{N - bar k - 2}^o [x(N - bar k - 2)] = (bar k + 1) (1 + bar w)^2 x(N - bar k - 2)</annotation>
  </semantics>
</math>
</file>

<file path=Object 152/content.xml><?xml version="1.0" encoding="utf-8"?>
<math xmlns="http://www.w3.org/1998/Math/MathML">
  <semantics>
    <mrow>
      <mtext>And we can see once again the pattern that when </mtext>
      <msup>
        <mi>u</mi>
        <mi>o</mi>
      </msup>
      <mrow>
        <mrow>
          <mo stretchy="false">(</mo>
          <mi>k</mi>
          <mo stretchy="false">)</mo>
        </mrow>
        <mi mathvariant="normal">=</mi>
        <mn>1,</mn>
      </mrow>
      <mi/>
      <mrow>
        <mfrac>
          <mrow>
            <msubsup>
              <mi>J</mi>
              <mrow>
                <mi>k</mi>
                <mi mathvariant="normal">−</mi>
                <mn>1</mn>
              </mrow>
              <mi>o</mi>
            </msubsup>
            <mrow>
              <mi stretchy="false" mathvariant="normal">[</mi>
              <mrow>
                <mi>x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  <mi stretchy="false" mathvariant="normal">]</mi>
            </mrow>
          </mrow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frac>
        <mi mathvariant="normal">=</mi>
        <mrow>
          <mo stretchy="false">(</mo>
          <mrow>
            <mn>1</mn>
            <mo stretchy="false">+</mo>
            <mover accent="true">
              <mi>w</mi>
              <mo stretchy="false">ˉ</mo>
            </mover>
          </mrow>
          <mo stretchy="false">)</mo>
        </mrow>
      </mrow>
      <mfrac>
        <mrow>
          <msubsup>
            <mi>J</mi>
            <mi>k</mi>
            <mi>o</mi>
          </msubsup>
          <mrow>
            <mi stretchy="false" mathvariant="normal">[</mi>
            <mrow>
              <mi>x</mi>
              <mrow>
                <mo stretchy="false">(</mo>
                <mi>k</mi>
                <mo stretchy="false">)</mo>
              </mrow>
            </mrow>
            <mi stretchy="false" mathvariant="normal">]</mi>
          </mrow>
        </mrow>
        <mrow>
          <mi>x</mi>
          <mrow>
            <mo stretchy="false">(</mo>
            <mi>k</mi>
            <mo stretchy="false">)</mo>
          </mrow>
        </mrow>
      </mfrac>
    </mrow>
    <annotation encoding="StarMath 5.0">"And we can see once again the pattern that when " u^o(k) = 1,` {J_{k-1}^o [x(k-1)]} over {x(k-1)} = (1 + bar w) {J_{k}^o [x(k)]} over {x(k)}</annotation>
  </semantics>
</math>
</file>

<file path=Object 153/content.xml><?xml version="1.0" encoding="utf-8"?>
<math xmlns="http://www.w3.org/1998/Math/MathML">
  <semantics>
    <mrow>
      <mtext>which leads to </mtext>
      <msup>
        <mi>u</mi>
        <mi>o</mi>
      </msup>
      <mrow>
        <mrow>
          <mo stretchy="false">(</mo>
          <mrow>
            <mi>k</mi>
            <mi mathvariant="normal">−</mi>
            <mn>1</mn>
          </mrow>
          <mo stretchy="false">)</mo>
        </mrow>
        <mi mathvariant="normal">=</mi>
        <mn>1</mn>
      </mrow>
      <mtext> as well, so if </mtext>
      <mrow>
        <mover accent="true">
          <mi>w</mi>
          <mo stretchy="false">ˉ</mo>
        </mover>
        <mo stretchy="false">&gt;</mo>
        <mrow>
          <mn>1</mn>
          <mi mathvariant="normal">/</mi>
          <mi>N</mi>
        </mrow>
      </mrow>
      <mtext> then </mtext>
      <msup>
        <mi>u</mi>
        <mi>o</mi>
      </msup>
      <mrow>
        <mrow>
          <mo stretchy="false">(</mo>
          <mi>k</mi>
          <mo stretchy="false">)</mo>
        </mrow>
        <mi mathvariant="normal">=</mi>
        <mn>1</mn>
      </mrow>
      <mtext> for all </mtext>
      <mrow>
        <mi>k</mi>
        <mi mathvariant="normal">≤</mi>
        <mrow>
          <mrow>
            <mi>N</mi>
            <mi mathvariant="normal">−</mi>
            <mover accent="true">
              <mi>k</mi>
              <mo stretchy="false">ˉ</mo>
            </mover>
          </mrow>
          <mi mathvariant="normal">−</mi>
          <mn>1</mn>
        </mrow>
      </mrow>
    </mrow>
    <annotation encoding="StarMath 5.0">"which leads to " u^o(k-1) = 1 " as well, so if " bar w &gt; 1/N " then " u^o(k) = 1 " for all " k &lt;= N - bar k - 1</annotation>
  </semantics>
</math>
</file>

<file path=Object 16/content.xml><?xml version="1.0" encoding="utf-8"?>
<math xmlns="http://www.w3.org/1998/Math/MathML">
  <semantics>
    <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k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n>1</mn>
              </mtd>
            </mtr>
          </mtable>
        </mfenced>
      </mrow>
      <mi>u</mi>
      <mrow>
        <mrow>
          <mo stretchy="false">(</mo>
          <mi>k</mi>
          <mo stretchy="false">)</mo>
        </mrow>
        <mo stretchy="false">+</mo>
        <mfenced open="[" close="]">
          <mtable>
            <mtr>
              <mtd>
                <mn>1</mn>
              </mtd>
            </mtr>
            <mtr>
              <mtd>
                <mn>0</mn>
              </mtd>
            </mtr>
          </mtable>
        </mfenced>
      </mrow>
      <mi>w</mi>
      <mrow>
        <mo stretchy="false">(</mo>
        <mi>k</mi>
        <mo stretchy="false">)</mo>
      </mrow>
    </mrow>
    <annotation encoding="StarMath 5.0">left [ matrix { x_1(k+1) ## x_2(k+1) } right ] = left [ matrix { 0.8 # 1 ## 0 # 0 } right ] left [ matrix { x_1(k) ## x_2(k) } right ] + left [ matrix { 0 ## 1 } right ] u(k) + left [ matrix { 1 ## 0 } right ] w(k)</annotation>
  </semantics>
</math>
</file>

<file path=Object 17/content.xml><?xml version="1.0" encoding="utf-8"?>
<math xmlns="http://www.w3.org/1998/Math/MathML">
  <semantics>
    <mrow>
      <mfrac>
        <mi>d</mi>
        <mi mathvariant="italic">dt</mi>
      </mfrac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i mathvariant="normal">=</mi>
        <mfenced open="[" close="]">
          <mtable>
            <mtr>
              <mtd>
                <mn>0</mn>
              </mtd>
              <mtd>
                <mn>1</mn>
              </mtd>
            </mtr>
            <mtr>
              <mtd>
                <mrow>
                  <mi mathvariant="normal">−</mi>
                  <mn>2</mn>
                </mrow>
              </mtd>
              <mtd>
                <mrow>
                  <mi mathvariant="normal">−</mi>
                  <mn>0.5</mn>
                </mrow>
              </mtd>
            </mtr>
          </mtable>
        </mfenced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fenced open="[" close="]">
          <mtable>
            <mtr>
              <mtd>
                <mn>0</mn>
              </mtd>
            </mtr>
            <mtr>
              <mtd>
                <mn>1</mn>
              </mtd>
            </mtr>
          </mtable>
        </mfenced>
      </mrow>
      <mrow>
        <mo stretchy="false">(</mo>
        <mrow>
          <mi>u</mi>
          <mrow>
            <mrow>
              <mo stretchy="false">(</mo>
              <mi>t</mi>
              <mo stretchy="false">)</mo>
            </mrow>
            <mo stretchy="false">+</mo>
            <mi>w</mi>
          </mrow>
          <mrow>
            <mo stretchy="false">(</mo>
            <mi>t</mi>
            <mo stretchy="false">)</mo>
          </mrow>
        </mrow>
        <mo stretchy="false">)</mo>
      </mrow>
      <mi>,</mi>
      <mi/>
      <mi>y</mi>
      <mrow>
        <mrow>
          <mo stretchy="false">(</mo>
          <mi>t</mi>
          <mo stretchy="false">)</mo>
        </mrow>
        <mi mathvariant="normal">=</mi>
        <msub>
          <mi>x</mi>
          <mn>1</mn>
        </msub>
      </mrow>
      <mrow>
        <mrow>
          <mo stretchy="false">(</mo>
          <mi>t</mi>
          <mo stretchy="false">)</mo>
        </mrow>
        <mo stretchy="false">+</mo>
        <mi>v</mi>
      </mrow>
      <mrow>
        <mrow>
          <mo stretchy="false">(</mo>
          <mi>t</mi>
          <mo stretchy="false">)</mo>
        </mrow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sub>
                    <mi>x</mi>
                    <mn>1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x</mi>
                    <mn>2</mn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  <mo stretchy="false">+</mo>
        <mi>v</mi>
      </mrow>
      <mrow>
        <mo stretchy="false">(</mo>
        <mi>t</mi>
        <mo stretchy="false">)</mo>
      </mrow>
    </mrow>
    <annotation encoding="StarMath 5.0">d over dt left [ matrix { x_1(t) ## x_2(t) } right ] = left [ matrix { 0 # 1 ## -2 # -0.5 } right ] left [ matrix { x_1(t) ## x_2(t) } right ] + left [ matrix { 0 ## 1 } right ] (u(t) + w(t)) ,` y(t) = x_1(t) + v(t) = [matrix{1 # 0}] left [ matrix { x_1(t) ## x_2(t) } right ] + v(t)</annotation>
  </semantics>
</math>
</file>

<file path=Object 18/content.xml><?xml version="1.0" encoding="utf-8"?>
<math xmlns="http://www.w3.org/1998/Math/MathML">
  <semantics>
    <mrow>
      <mrow>
        <msub>
          <mi>X</mi>
          <mn>0</mn>
        </msub>
        <mi mathvariant="normal">=</mi>
        <mfenced open="[" close="]"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fenced>
      </mrow>
      <mi>,</mi>
      <mi/>
      <mrow>
        <mi>W</mi>
        <mi mathvariant="normal">=</mi>
        <mo stretchy="false">ρ</mo>
      </mrow>
      <mi>,</mi>
      <mi/>
      <mrow>
        <mi>V</mi>
        <mi mathvariant="normal">=</mi>
        <mn>0.5</mn>
      </mrow>
    </mrow>
    <annotation encoding="StarMath 5.0">X_0 = left [ matrix { 1 # 0 ## 0 # 1 } right ] ,` W = %rho ,` V = 0.5</annotation>
  </semantics>
</math>
</file>

<file path=Object 19/content.xml><?xml version="1.0" encoding="utf-8"?>
<math xmlns="http://www.w3.org/1998/Math/MathML">
  <semantics>
    <mrow>
      <msub>
        <mi>G</mi>
        <mi>w</mi>
      </msub>
      <mrow>
        <mrow>
          <mo stretchy="false">(</mo>
          <mi>z</mi>
          <mo stretchy="false">)</mo>
        </mrow>
        <mi mathvariant="normal">=</mi>
        <mi>C</mi>
      </mrow>
      <msup>
        <mrow>
          <mo stretchy="false">(</mo>
          <mrow>
            <mi>z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sub>
          <mi>B</mi>
          <mi>w</mi>
        </msub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sup>
        <mfenced open="[" close="]">
          <mtable>
            <mtr>
              <mtd>
                <mrow>
                  <mi>z</mi>
                  <mi mathvariant="normal">−</mi>
                  <mn>0.8</mn>
                </mrow>
              </mtd>
              <mtd>
                <mrow>
                  <mi mathvariant="normal">−</mi>
                  <mn>1</mn>
                </mrow>
              </mtd>
            </mtr>
            <mtr>
              <mtd>
                <mn>0</mn>
              </mtd>
              <mtd>
                <mi>z</mi>
              </mtd>
            </mtr>
          </mtable>
        </mfenced>
        <mrow>
          <mi mathvariant="normal">−</mi>
          <mn>1</mn>
        </mrow>
      </msup>
      <mrow>
        <mfenced open="[" close="]">
          <mtable>
            <mtr>
              <mtd>
                <mn>1</mn>
              </mtd>
            </mtr>
            <mtr>
              <mtd>
                <mn>0</mn>
              </mtd>
            </mtr>
          </mtable>
        </mfenced>
        <mi mathvariant="normal">=</mi>
        <mfrac>
          <mn>1</mn>
          <mrow>
            <mi>z</mi>
            <mrow>
              <mo stretchy="false">(</mo>
              <mrow>
                <mi>z</mi>
                <mi mathvariant="normal">−</mi>
                <mn>0.8</mn>
              </mrow>
              <mo stretchy="false">)</mo>
            </mrow>
          </mrow>
        </mfrac>
      </mrow>
      <mrow>
        <mi stretchy="false" mathvariant="normal">[</mi>
        <mtable>
          <mtr>
            <mtd>
              <mn>1</mn>
            </mtd>
            <mtd>
              <mn>0</mn>
            </mtd>
          </mtr>
        </mtable>
        <mi stretchy="false" mathvariant="normal">]</mi>
      </mrow>
      <mfenced open="[" close="]">
        <mtable>
          <mtr>
            <mtd>
              <mi>z</mi>
            </mtd>
            <mtd>
              <mn>1</mn>
            </mtd>
          </mtr>
          <mtr>
            <mtd>
              <mn>0</mn>
            </mtd>
            <mtd>
              <mrow>
                <mi>z</mi>
                <mi mathvariant="normal">−</mi>
                <mn>0.8</mn>
              </mrow>
            </mtd>
          </mtr>
        </mtable>
      </mfenced>
      <mfenced open="[" close="]">
        <mtable>
          <mtr>
            <mtd>
              <mn>1</mn>
            </mtd>
          </mtr>
          <mtr>
            <mtd>
              <mn>0</mn>
            </mtd>
          </mtr>
        </mtable>
      </mfenced>
    </mrow>
    <annotation encoding="StarMath 5.0">G_w(z) = C (z I - A)^-1 B_w = [matrix{1 # 0}] left [ matrix { z - 0.8 # -1 ## 0 # z } right ]^-1 left [ matrix{1 ## 0} right ] = 1 over {z (z - 0.8)} [matrix{1 # 0}] left [ matrix { z # 1 ## 0 # z - 0.8 } right ] left [ matrix{1 ## 0} right ]</annotation>
  </semantics>
</math>
</file>

<file path=Object 2/content.xml><?xml version="1.0" encoding="utf-8"?>
<math xmlns="http://www.w3.org/1998/Math/MathML">
  <semantics>
    <mrow>
      <mi>E</mi>
      <mrow>
        <mfenced open="{" close="}">
          <mrow>
            <mrow>
              <mi stretchy="false" mathvariant="normal">[</mi>
              <mtable>
                <mtr>
                  <mtd>
                    <mrow>
                      <mi>w</mi>
                      <mrow>
                        <mo stretchy="false">(</mo>
                        <mi>k</mi>
                        <mo stretchy="false">)</mo>
                      </mrow>
                    </mrow>
                  </mtd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  <mfenced open="[" close="]">
              <mtable>
                <mtr>
                  <mtd>
                    <mrow>
                      <mi>w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  <mtr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</mfenced>
          </mrow>
        </mfenced>
        <mi mathvariant="normal">=</mi>
        <mfenced open="[" close="]">
          <mtable>
            <mtr>
              <mtd>
                <mi>W</mi>
              </mtd>
              <mtd>
                <mn>0</mn>
              </mtd>
            </mtr>
            <mtr>
              <mtd>
                <mn>0</mn>
              </mtd>
              <mtd>
                <mi>V</mi>
              </mtd>
            </mtr>
          </mtable>
        </mfenced>
      </mrow>
      <mi>,</mi>
      <mi/>
      <mi>E</mi>
      <mrow>
        <mrow>
          <mi stretchy="false" mathvariant="normal">{</mi>
          <mrow>
            <mrow>
              <mi stretchy="false" mathvariant="normal">[</mi>
              <mtable>
                <mtr>
                  <mtd>
                    <mrow>
                      <mi>w</mi>
                      <mrow>
                        <mo stretchy="false">(</mo>
                        <mi>k</mi>
                        <mo stretchy="false">)</mo>
                      </mrow>
                    </mrow>
                  </mtd>
                  <mtd>
                    <mrow>
                      <mi>v</mi>
                      <mrow>
                        <mo stretchy="false">(</mo>
                        <mi>k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  <msup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n>0</mn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n>0</mn>
      </mrow>
    </mrow>
    <annotation encoding="StarMath 5.0">E left lbrace [ matrix { w(k) # v(k) } ] left [ matrix { w(k) ## v(k) } right ] right rbrace = left [ matrix { W # 0 ## 0 # V } right ] ,` E lbrace [ matrix { w(k) # v(k) } ] (x(0) - x_0)^T rbrace = 0</annotation>
  </semantics>
</math>
</file>

<file path=Object 20/content.xml><?xml version="1.0" encoding="utf-8"?>
<math xmlns="http://www.w3.org/1998/Math/MathML">
  <semantics>
    <mrow>
      <msub>
        <mi>G</mi>
        <mi>w</mi>
      </msub>
      <mrow>
        <mrow>
          <mo stretchy="false">(</mo>
          <mi>z</mi>
          <mo stretchy="false">)</mo>
        </mrow>
        <mi mathvariant="normal">=</mi>
        <mfrac>
          <mn>1</mn>
          <mrow>
            <mi>z</mi>
            <mrow>
              <mo stretchy="false">(</mo>
              <mrow>
                <mi>z</mi>
                <mi mathvariant="normal">−</mi>
                <mn>0.8</mn>
              </mrow>
              <mo stretchy="false">)</mo>
            </mrow>
          </mrow>
        </mfrac>
      </mrow>
      <mrow>
        <mi stretchy="false" mathvariant="normal">[</mi>
        <mtable>
          <mtr>
            <mtd>
              <mn>1</mn>
            </mtd>
            <mtd>
              <mn>0</mn>
            </mtd>
          </mtr>
        </mtable>
        <mi stretchy="false" mathvariant="normal">]</mi>
      </mrow>
      <mrow>
        <mfenced open="[" close="]">
          <mtable>
            <mtr>
              <mtd>
                <mi>z</mi>
              </mtd>
            </mtr>
            <mtr>
              <mtd>
                <mn>0</mn>
              </mtd>
            </mtr>
          </mtable>
        </mfenced>
        <mi mathvariant="normal">=</mi>
        <mfrac>
          <mi>z</mi>
          <mrow>
            <mi>z</mi>
            <mrow>
              <mo stretchy="false">(</mo>
              <mrow>
                <mi>z</mi>
                <mi mathvariant="normal">−</mi>
                <mn>0.8</mn>
              </mrow>
              <mo stretchy="false">)</mo>
            </mrow>
          </mrow>
        </mfrac>
      </mrow>
    </mrow>
    <annotation encoding="StarMath 5.0">G_w(z) = 1 over {z (z - 0.8)} [matrix{1 # 0}] left [ matrix{z ## 0} right ] = z over {z (z - 0.8)}</annotation>
  </semantics>
</math>
</file>

<file path=Object 21/content.xml><?xml version="1.0" encoding="utf-8"?>
<math xmlns="http://www.w3.org/1998/Math/MathML">
  <semantics>
    <mrow>
      <mtext>1 open-loop zero and 1 open-loop pole at the origin, so reciprocal root locus is of </mtext>
      <mfrac>
        <mrow>
          <mi>z</mi>
          <mi mathvariant="normal">/</mi>
          <mrow>
            <mo stretchy="false">(</mo>
            <mrow>
              <mi mathvariant="normal">−</mi>
              <mn>0.8</mn>
            </mrow>
            <mo stretchy="false">)</mo>
          </mrow>
        </mrow>
        <mrow>
          <mrow>
            <mo stretchy="false">(</mo>
            <mrow>
              <mi>z</mi>
              <mi mathvariant="normal">−</mi>
              <mn>0.8</mn>
            </mrow>
            <mo stretchy="false">)</mo>
          </mrow>
          <mrow>
            <mo stretchy="false">(</mo>
            <mrow>
              <mi>z</mi>
              <mi mathvariant="normal">−</mi>
              <mrow>
                <mn>1</mn>
                <mi mathvariant="normal">/</mi>
                <mn>0.8</mn>
              </mrow>
            </mrow>
            <mo stretchy="false">)</mo>
          </mrow>
        </mrow>
      </mfrac>
    </mrow>
    <annotation encoding="StarMath 5.0">"1 open-loop zero and 1 open-loop pole at the origin, so reciprocal root locus is of " {z / (-0.8)} over {(z - 0.8) (z - 1/0.8)}</annotation>
  </semantics>
</math>
</file>

<file path=Object 22/content.xml><?xml version="1.0" encoding="utf-8"?>
<math xmlns="http://www.w3.org/1998/Math/MathML">
  <semantics>
    <mrow>
      <mtext>and there is 1 closed-loop pole at the origin regardless of </mtext>
      <mrow>
        <mi>W</mi>
        <mi mathvariant="normal">/</mi>
        <mi>V</mi>
      </mrow>
    </mrow>
    <annotation encoding="StarMath 5.0">"and there is 1 closed-loop pole at the origin regardless of " W/V</annotation>
  </semantics>
</math>
</file>

<file path=Object 23/content.xml><?xml version="1.0" encoding="utf-8"?>
<math xmlns="http://www.w3.org/1998/Math/MathML">
  <semantics>
    <mrow>
      <mtext>ARMAX model </mtext>
      <mrow>
        <mo stretchy="false">(</mo>
        <mrow>
          <mrow>
            <mn>1</mn>
            <mi mathvariant="normal">−</mi>
            <mn>0.8</mn>
          </mrow>
          <msup>
            <mi>z</mi>
            <mrow>
              <mi mathvariant="normal">−</mi>
              <mn>1</mn>
            </mrow>
          </msup>
        </mrow>
        <mo stretchy="false">)</mo>
      </mrow>
      <mi>Y</mi>
      <mrow>
        <mrow>
          <mo stretchy="false">(</mo>
          <mi>z</mi>
          <mo stretchy="false">)</mo>
        </mrow>
        <mi mathvariant="normal">=</mi>
        <msup>
          <mi>z</mi>
          <mrow>
            <mi mathvariant="normal">−</mi>
            <mn>2</mn>
          </mrow>
        </msup>
      </mrow>
      <mi>U</mi>
      <mrow>
        <mrow>
          <mo stretchy="false">(</mo>
          <mi>z</mi>
          <mo stretchy="false">)</mo>
        </mrow>
        <mo stretchy="false">+</mo>
        <mrow>
          <mo stretchy="false">(</mo>
          <mrow>
            <mrow>
              <mn>1</mn>
              <mi mathvariant="normal">−</mi>
              <mn>0.5</mn>
            </mrow>
            <msup>
              <mi>z</mi>
              <mrow>
                <mi mathvariant="normal">−</mi>
                <mn>1</mn>
              </mrow>
            </msup>
          </mrow>
          <mo stretchy="false">)</mo>
        </mrow>
      </mrow>
      <msup>
        <mover accent="true">
          <mi>Y</mi>
          <mo stretchy="false">˜</mo>
        </mover>
        <mi>o</mi>
      </msup>
      <mrow>
        <mo stretchy="false">(</mo>
        <mi>z</mi>
        <mo stretchy="false">)</mo>
      </mrow>
    </mrow>
    <annotation encoding="StarMath 5.0">"ARMAX model " (1 - 0.8 z^-1) Y(z) = z^-2 U(z) + (1 - 0.5 z^-1) {tilde Y}^o(z)</annotation>
  </semantics>
</math>
</file>

<file path=Object 24/content.xml><?xml version="1.0" encoding="utf-8"?>
<math xmlns="http://www.w3.org/1998/Math/MathML">
  <semantics>
    <mrow>
      <mi>Y</mi>
      <mrow>
        <mrow>
          <mo stretchy="false">(</mo>
          <mi>z</mi>
          <mo stretchy="false">)</mo>
        </mrow>
        <mi mathvariant="normal">=</mi>
        <mfrac>
          <msup>
            <mi>z</mi>
            <mrow>
              <mi mathvariant="normal">−</mi>
              <mn>2</mn>
            </mrow>
          </msup>
          <mrow>
            <mrow>
              <mn>1</mn>
              <mi mathvariant="normal">−</mi>
              <mn>0.8</mn>
            </mrow>
            <msup>
              <mi>z</mi>
              <mrow>
                <mi mathvariant="normal">−</mi>
                <mn>1</mn>
              </mrow>
            </msup>
          </mrow>
        </mfrac>
      </mrow>
      <mi>U</mi>
      <mrow>
        <mrow>
          <mo stretchy="false">(</mo>
          <mi>z</mi>
          <mo stretchy="false">)</mo>
        </mrow>
        <mo stretchy="false">+</mo>
        <mfrac>
          <mrow>
            <mrow>
              <mn>1</mn>
              <mi mathvariant="normal">−</mi>
              <mn>0.5</mn>
            </mrow>
            <msup>
              <mi>z</mi>
              <mrow>
                <mi mathvariant="normal">−</mi>
                <mn>1</mn>
              </mrow>
            </msup>
          </mrow>
          <mrow>
            <mrow>
              <mn>1</mn>
              <mi mathvariant="normal">−</mi>
              <mn>0.8</mn>
            </mrow>
            <msup>
              <mi>z</mi>
              <mrow>
                <mi mathvariant="normal">−</mi>
                <mn>1</mn>
              </mrow>
            </msup>
          </mrow>
        </mfrac>
      </mrow>
      <msup>
        <mover accent="true">
          <mi>Y</mi>
          <mo stretchy="false">˜</mo>
        </mover>
        <mi>o</mi>
      </msup>
      <mrow>
        <mrow>
          <mo stretchy="false">(</mo>
          <mi>z</mi>
          <mo stretchy="false">)</mo>
        </mrow>
        <mi mathvariant="normal">=</mi>
        <mfrac>
          <mn>1</mn>
          <mrow>
            <mi>z</mi>
            <mrow>
              <mo stretchy="false">(</mo>
              <mrow>
                <mi>z</mi>
                <mi mathvariant="normal">−</mi>
                <mn>0.8</mn>
              </mrow>
              <mo stretchy="false">)</mo>
            </mrow>
          </mrow>
        </mfrac>
      </mrow>
      <mi>U</mi>
      <mrow>
        <mrow>
          <mo stretchy="false">(</mo>
          <mi>z</mi>
          <mo stretchy="false">)</mo>
        </mrow>
        <mo stretchy="false">+</mo>
        <mfrac>
          <mrow>
            <mi>z</mi>
            <mrow>
              <mo stretchy="false">(</mo>
              <mrow>
                <mi>z</mi>
                <mi mathvariant="normal">−</mi>
                <mn>0.5</mn>
              </mrow>
              <mo stretchy="false">)</mo>
            </mrow>
          </mrow>
          <mrow>
            <mi>z</mi>
            <mrow>
              <mo stretchy="false">(</mo>
              <mrow>
                <mi>z</mi>
                <mi mathvariant="normal">−</mi>
                <mn>0.8</mn>
              </mrow>
              <mo stretchy="false">)</mo>
            </mrow>
          </mrow>
        </mfrac>
      </mrow>
      <msup>
        <mover accent="true">
          <mi>Y</mi>
          <mo stretchy="false">˜</mo>
        </mover>
        <mi>o</mi>
      </msup>
      <mrow>
        <mo stretchy="false">(</mo>
        <mi>z</mi>
        <mo stretchy="false">)</mo>
      </mrow>
    </mrow>
    <annotation encoding="StarMath 5.0">Y(z) = {z^-2} over {1 - 0.8 z^-1} U(z) + {1 - 0.5 z^-1} over {1 - 0.8 z^-1} {tilde Y}^o(z) = {1} over {z (z - 0.8)} U(z) + {z (z - 0.5)} over {z (z - 0.8)} {tilde Y}^o(z)</annotation>
  </semantics>
</math>
</file>

<file path=Object 25/content.xml><?xml version="1.0" encoding="utf-8"?>
<math xmlns="http://www.w3.org/1998/Math/MathML">
  <semantics>
    <mrow>
      <mi>Y</mi>
      <mrow>
        <mrow>
          <mo stretchy="false">(</mo>
          <mi>z</mi>
          <mo stretchy="false">)</mo>
        </mrow>
        <mi mathvariant="normal">=</mi>
        <mfrac>
          <mrow>
            <mi>B</mi>
            <mrow>
              <mo stretchy="false">(</mo>
              <mi>z</mi>
              <mo stretchy="false">)</mo>
            </mrow>
          </mrow>
          <mrow>
            <mi>A</mi>
            <mrow>
              <mo stretchy="false">(</mo>
              <mi>z</mi>
              <mo stretchy="false">)</mo>
            </mrow>
          </mrow>
        </mfrac>
      </mrow>
      <mi>U</mi>
      <mrow>
        <mrow>
          <mo stretchy="false">(</mo>
          <mi>z</mi>
          <mo stretchy="false">)</mo>
        </mrow>
        <mo stretchy="false">+</mo>
        <mfrac>
          <mrow>
            <mi>C</mi>
            <mrow>
              <mo stretchy="false">(</mo>
              <mi>z</mi>
              <mo stretchy="false">)</mo>
            </mrow>
          </mrow>
          <mrow>
            <mi>A</mi>
            <mrow>
              <mo stretchy="false">(</mo>
              <mi>z</mi>
              <mo stretchy="false">)</mo>
            </mrow>
          </mrow>
        </mfrac>
      </mrow>
      <msup>
        <mover accent="true">
          <mi>Y</mi>
          <mo stretchy="false">˜</mo>
        </mover>
        <mi>o</mi>
      </msup>
      <mrow>
        <mo stretchy="false">(</mo>
        <mi>z</mi>
        <mo stretchy="false">)</mo>
      </mrow>
      <mtext>, where </mtext>
      <mi>A</mi>
      <mrow>
        <mrow>
          <mo stretchy="false">(</mo>
          <mi>z</mi>
          <mo stretchy="false">)</mo>
        </mrow>
        <mi mathvariant="normal">=</mi>
        <mi>det</mi>
      </mrow>
      <mrow>
        <mo stretchy="false">(</mo>
        <mrow>
          <mi>z</mi>
          <mrow>
            <mi>I</mi>
            <mi mathvariant="normal">−</mi>
            <mi>A</mi>
          </mrow>
        </mrow>
        <mo stretchy="false">)</mo>
      </mrow>
      <mi>,</mi>
      <mi/>
      <mi>C</mi>
      <mrow>
        <mrow>
          <mo stretchy="false">(</mo>
          <mi>z</mi>
          <mo stretchy="false">)</mo>
        </mrow>
        <mi mathvariant="normal">=</mi>
        <mi>det</mi>
      </mrow>
      <mrow>
        <mo stretchy="false">(</mo>
        <mrow>
          <mi>z</mi>
          <mrow>
            <mrow>
              <mi>I</mi>
              <mi mathvariant="normal">−</mi>
              <mi>A</mi>
            </mrow>
            <mo stretchy="false">+</mo>
            <mi>L</mi>
          </mrow>
          <mi>C</mi>
        </mrow>
        <mo stretchy="false">)</mo>
      </mrow>
    </mrow>
    <annotation encoding="StarMath 5.0">Y(z) = {B(z)} over {A(z)} U(z) + {C(z)} over {A(z)} {tilde Y}^o(z) ", where " A(z) = func det(z I - A) ,` C(z) = func det(z I - A + L C)</annotation>
  </semantics>
</math>
</file>

<file path=Object 26/content.xml><?xml version="1.0" encoding="utf-8"?>
<math xmlns="http://www.w3.org/1998/Math/MathML">
  <semantics>
    <mrow>
      <mi>A</mi>
      <mrow>
        <mrow>
          <mo stretchy="false">(</mo>
          <mi>z</mi>
          <mo stretchy="false">)</mo>
        </mrow>
        <mi mathvariant="normal">=</mi>
        <mi>det</mi>
      </mrow>
      <mrow>
        <mrow>
          <mo stretchy="false">(</mo>
          <mrow>
            <mi>z</mi>
            <mrow>
              <mi>I</mi>
              <mi mathvariant="normal">−</mi>
              <mi>A</mi>
            </mrow>
          </mrow>
          <mo stretchy="false">)</mo>
        </mrow>
        <mi mathvariant="normal">=</mi>
        <mi>z</mi>
      </mrow>
      <mrow>
        <mo stretchy="false">(</mo>
        <mrow>
          <mi>z</mi>
          <mi mathvariant="normal">−</mi>
          <mn>0.8</mn>
        </mrow>
        <mo stretchy="false">)</mo>
      </mrow>
      <mtext>, so </mtext>
      <mi>C</mi>
      <mrow>
        <mrow>
          <mo stretchy="false">(</mo>
          <mi>z</mi>
          <mo stretchy="false">)</mo>
        </mrow>
        <mi mathvariant="normal">=</mi>
        <mi>det</mi>
      </mrow>
      <mrow>
        <mrow>
          <mo stretchy="false">(</mo>
          <mrow>
            <mi>z</mi>
            <mrow>
              <mrow>
                <mi>I</mi>
                <mi mathvariant="normal">−</mi>
                <mi>A</mi>
              </mrow>
              <mo stretchy="false">+</mo>
              <mi>L</mi>
            </mrow>
            <mi>C</mi>
          </mrow>
          <mo stretchy="false">)</mo>
        </mrow>
        <mi mathvariant="normal">=</mi>
        <mi>z</mi>
      </mrow>
      <mrow>
        <mo stretchy="false">(</mo>
        <mrow>
          <mi>z</mi>
          <mi mathvariant="normal">−</mi>
          <mn>0.5</mn>
        </mrow>
        <mo stretchy="false">)</mo>
      </mrow>
    </mrow>
    <annotation encoding="StarMath 5.0">A(z) = func det(z I - A) = z (z - 0.8) ", so " C(z) = func det(z I - A + L C) = z (z - 0.5)</annotation>
  </semantics>
</math>
</file>

<file path=Object 27/content.xml><?xml version="1.0" encoding="utf-8"?>
<math xmlns="http://www.w3.org/1998/Math/MathML">
  <semantics>
    <mrow>
      <mi>z</mi>
      <mrow>
        <mrow>
          <mo stretchy="false">(</mo>
          <mrow>
            <mi>z</mi>
            <mi mathvariant="normal">−</mi>
            <mn>0.5</mn>
          </mrow>
          <mo stretchy="false">)</mo>
        </mrow>
        <mi mathvariant="normal">=</mi>
        <mi>det</mi>
      </mrow>
      <mrow>
        <mfenced open="" close="">
          <mrow>
            <mrow>
              <mrow>
                <mfenced open="[" close="]">
                  <mtable>
                    <mtr>
                      <mtd>
                        <mi>z</mi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i>z</mi>
                      </mtd>
                    </mtr>
                  </mtable>
                </mfenced>
                <mi mathvariant="normal">−</mi>
                <mfenced open="[" close="]">
                  <mtable>
                    <mtr>
                      <mtd>
                        <mn>0.8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</mfenced>
              </mrow>
              <mo stretchy="false">+</mo>
              <mfenced open="[" close="]">
                <mtable>
                  <mtr>
                    <mtd>
                      <msub>
                        <mi>l</mi>
                        <mn>1</mn>
                      </msub>
                    </mtd>
                  </mtr>
                  <mtr>
                    <mtd>
                      <msub>
                        <mi>l</mi>
                        <mn>2</mn>
                      </msub>
                    </mtd>
                  </mtr>
                </mtable>
              </mfenced>
            </mrow>
            <mrow>
              <mi stretchy="false" mathvariant="normal">[</mi>
              <mtable>
                <mtr>
                  <mtd>
                    <mn>1</mn>
                  </mtd>
                  <mtd>
                    <mn>0</mn>
                  </mtd>
                </mtr>
              </mtable>
              <mi stretchy="false" mathvariant="normal">]</mi>
            </mrow>
          </mrow>
        </mfenced>
        <mi mathvariant="normal">=</mi>
        <mi>det</mi>
      </mrow>
      <mrow>
        <mfenced open="[" close="]">
          <mtable>
            <mtr>
              <mtd>
                <mrow>
                  <mrow>
                    <mi>z</mi>
                    <mi mathvariant="normal">−</mi>
                    <mn>0.8</mn>
                  </mrow>
                  <mo stretchy="false">+</mo>
                  <msub>
                    <mi>l</mi>
                    <mn>1</mn>
                  </msub>
                </mrow>
              </mtd>
              <mtd>
                <mrow>
                  <mi mathvariant="normal">−</mi>
                  <mn>1</mn>
                </mrow>
              </mtd>
            </mtr>
            <mtr>
              <mtd>
                <msub>
                  <mi>l</mi>
                  <mn>2</mn>
                </msub>
              </mtd>
              <mtd>
                <mi>z</mi>
              </mtd>
            </mtr>
          </mtable>
        </mfenced>
        <mi mathvariant="normal">=</mi>
        <mi>z</mi>
      </mrow>
      <mrow>
        <mrow>
          <mo stretchy="false">(</mo>
          <mrow>
            <mrow>
              <mi>z</mi>
              <mi mathvariant="normal">−</mi>
              <mn>0.8</mn>
            </mrow>
            <mo stretchy="false">+</mo>
            <msub>
              <mi>l</mi>
              <mn>1</mn>
            </msub>
          </mrow>
          <mo stretchy="false">)</mo>
        </mrow>
        <mo stretchy="false">+</mo>
        <msub>
          <mi>l</mi>
          <mn>2</mn>
        </msub>
      </mrow>
    </mrow>
    <annotation encoding="StarMath 5.0">z (z - 0.5) = func det left ( left [ matrix { z # 0 ## 0 # z } right ] - left [ matrix { 0.8 # 1 ## 0 # 0 } right ] + left [ matrix { l_1 ## l_2 } right ] [matrix{1 # 0}] right ) = func det left [ matrix { z - 0.8 + l_1 # -1 ## l_2 # z } right ] = z (z - 0.8 + l_1) + l_2</annotation>
  </semantics>
</math>
</file>

<file path=Object 28/content.xml><?xml version="1.0" encoding="utf-8"?>
<math xmlns="http://www.w3.org/1998/Math/MathML">
  <semantics>
    <mrow>
      <mtext>clearly </mtext>
      <mrow>
        <msub>
          <mi>l</mi>
          <mn>1</mn>
        </msub>
        <mi mathvariant="normal">=</mi>
        <mn>0.3,</mn>
      </mrow>
      <mi/>
      <mrow>
        <msub>
          <mi>l</mi>
          <mn>2</mn>
        </msub>
        <mi mathvariant="normal">=</mi>
        <mn>0,</mn>
      </mrow>
      <mi/>
      <mrow>
        <mrow>
          <mi>L</mi>
          <mi mathvariant="normal">=</mi>
          <mfenced open="[" close="]">
            <mtable>
              <mtr>
                <mtd>
                  <mn>0.3</mn>
                </mtd>
              </mtr>
              <mtr>
                <mtd>
                  <mn>0</mn>
                </mtd>
              </mtr>
            </mtable>
          </mfenced>
        </mrow>
        <mi mathvariant="normal">=</mi>
        <mi>A</mi>
      </mrow>
      <mi>M</mi>
      <msup>
        <mi>C</mi>
        <mi>T</mi>
      </msup>
      <msup>
        <mrow>
          <mo stretchy="false">(</mo>
          <mrow>
            <mi>C</mi>
            <mi>M</mi>
            <mrow>
              <msup>
                <mi>C</mi>
                <mi>T</mi>
              </msup>
              <mo stretchy="false">+</mo>
              <mi>V</mi>
            </mrow>
          </mrow>
          <mo stretchy="false">)</mo>
        </mrow>
        <mrow>
          <mi mathvariant="normal">−</mi>
          <mn>1</mn>
        </mrow>
      </msup>
    </mrow>
    <annotation encoding="StarMath 5.0">"clearly " l_1 = 0.3,` l_2 = 0,` L = left [ matrix { 0.3 ## 0 } right ] = A M C^T (C M C^T + V)^-1</annotation>
  </semantics>
</math>
</file>

<file path=Object 29/content.xml><?xml version="1.0" encoding="utf-8"?>
<math xmlns="http://www.w3.org/1998/Math/MathML">
  <semantics>
    <mrow>
      <mi>E</mi>
      <mrow>
        <mrow>
          <mi stretchy="false" mathvariant="normal">{</mi>
          <mrow>
            <msup>
              <mover accent="true">
                <mi>y</mi>
                <mo stretchy="false">˜</mo>
              </mover>
              <mi>o</mi>
            </msup>
            <mrow>
              <mo stretchy="false">(</mo>
              <mrow>
                <mi>k</mi>
                <mo stretchy="false">+</mo>
                <mi>l</mi>
              </mrow>
              <mo stretchy="false">)</mo>
            </mrow>
            <msup>
              <mover accent="true">
                <mi>y</mi>
                <mo stretchy="false">˜</mo>
              </mover>
              <mi>o</mi>
            </msup>
            <msup>
              <mrow>
                <mo stretchy="false">(</mo>
                <mi>k</mi>
                <mo stretchy="false">)</mo>
              </mrow>
              <mi>T</mi>
            </msup>
          </mrow>
          <mi stretchy="false" mathvariant="normal">}</mi>
        </mrow>
        <mi mathvariant="normal">=</mi>
        <mrow>
          <mo stretchy="false">(</mo>
          <mrow>
            <mi>C</mi>
            <mi>M</mi>
            <mrow>
              <msup>
                <mi>C</mi>
                <mi>T</mi>
              </msup>
              <mo stretchy="false">+</mo>
              <mi>V</mi>
            </mrow>
          </mrow>
          <mo stretchy="false">)</mo>
        </mrow>
      </mrow>
      <mo stretchy="false">δ</mo>
      <mrow>
        <mo stretchy="false">(</mo>
        <mi>l</mi>
        <mo stretchy="false">)</mo>
      </mrow>
      <mtext>, and in this problem with scalar </mtext>
      <msup>
        <mover accent="true">
          <mi>y</mi>
          <mo stretchy="false">˜</mo>
        </mover>
        <mi>o</mi>
      </msup>
      <mrow>
        <mo stretchy="false">(</mo>
        <mi>k</mi>
        <mo stretchy="false">)</mo>
      </mrow>
      <mtext> we are given</mtext>
    </mrow>
    <annotation encoding="StarMath 5.0">E lbrace {tilde y}^o(k+l) {tilde y}^o(k)^T rbrace = (C M C^T + V) %delta(l) ", and in this problem with scalar " {tilde y}^o(k) " we are given"</annotation>
  </semantics>
</math>
</file>

<file path=Object 3/content.xml><?xml version="1.0" encoding="utf-8"?>
<math xmlns="http://www.w3.org/1998/Math/MathML">
  <semantics>
    <mrow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sub>
          <mi>max</mi>
          <msub>
            <mi>U</mi>
            <mi>k</mi>
          </msub>
        </msub>
      </mrow>
      <msub>
        <mi>E</mi>
        <msub>
          <mi>W</mi>
          <mi>k</mi>
        </msub>
      </msub>
      <mfenced open="{" close="}">
        <mrow>
          <mi>x</mi>
          <mrow>
            <mrow>
              <mo stretchy="false">(</mo>
              <mi>N</mi>
              <mo stretchy="false">)</mo>
            </mrow>
            <mo stretchy="false">+</mo>
            <mrow>
              <munderover>
                <mi mathvariant="normal">∑</mi>
                <mrow>
                  <mi>k</mi>
                  <mi mathvariant="normal">=</mi>
                  <mn>0</mn>
                </mrow>
                <mrow>
                  <mi>N</mi>
                  <mi mathvariant="normal">−</mi>
                  <mn>1</mn>
                </mrow>
              </munderover>
              <mrow>
                <mo stretchy="false">(</mo>
                <mrow>
                  <mrow>
                    <mn>1</mn>
                    <mi mathvariant="normal">−</mi>
                    <mi>u</mi>
                  </mrow>
                  <mrow>
                    <mo stretchy="false">(</mo>
                    <mi>k</mi>
                    <mo stretchy="false">)</mo>
                  </mrow>
                </mrow>
                <mo stretchy="false">)</mo>
              </mrow>
            </mrow>
          </mrow>
          <mi>x</mi>
          <mrow>
            <mo stretchy="false">(</mo>
            <mi>k</mi>
            <mo stretchy="false">)</mo>
          </mrow>
        </mrow>
      </mfenced>
    </mrow>
    <annotation encoding="StarMath 5.0">J_k^o [x(k)] = func max_{U_k} E_{W_k} left lbrace x(N) + sum from k=0 to N-1 (1 - u(k)) x(k) right rbrace</annotation>
  </semantics>
</math>
</file>

<file path=Object 30/content.xml><?xml version="1.0" encoding="utf-8"?>
<math xmlns="http://www.w3.org/1998/Math/MathML">
  <semantics>
    <mrow>
      <mi>E</mi>
      <mrow>
        <mrow>
          <mi stretchy="false" mathvariant="normal">{</mi>
          <msup>
            <mrow>
              <mo stretchy="false">(</mo>
              <mrow>
                <msup>
                  <mover accent="true">
                    <mi>y</mi>
                    <mo stretchy="false">˜</mo>
                  </mover>
                  <mi>o</mi>
                </msup>
                <mrow>
                  <mo stretchy="false">(</mo>
                  <mi>k</mi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n>1,</mn>
      </mrow>
      <mtext> so </mtext>
      <mi>C</mi>
      <mi>M</mi>
      <mrow>
        <mrow>
          <msup>
            <mi>C</mi>
            <mi>T</mi>
          </msup>
          <mo stretchy="false">+</mo>
          <mi>V</mi>
        </mrow>
        <mi mathvariant="normal">=</mi>
        <mn>1</mn>
      </mrow>
    </mrow>
    <annotation encoding="StarMath 5.0">E lbrace ({tilde y}^o(k))^2 rbrace = 1, " so " C M C^T + V = 1</annotation>
  </semantics>
</math>
</file>

<file path=Object 31/content.xml><?xml version="1.0" encoding="utf-8"?>
<math xmlns="http://www.w3.org/1998/Math/MathML">
  <semantics>
    <mrow>
      <mrow>
        <mrow>
          <mi>L</mi>
          <mi mathvariant="normal">=</mi>
          <mfenced open="[" close="]">
            <mtable>
              <mtr>
                <mtd>
                  <mn>0.3</mn>
                </mtd>
              </mtr>
              <mtr>
                <mtd>
                  <mn>0</mn>
                </mtd>
              </mtr>
            </mtable>
          </mfenced>
        </mrow>
        <mi mathvariant="normal">=</mi>
        <mi>A</mi>
      </mrow>
      <mi>M</mi>
      <msup>
        <mi>C</mi>
        <mi>T</mi>
      </msup>
      <mrow>
        <msup>
          <mrow>
            <mo stretchy="false">(</mo>
            <mrow>
              <mi>C</mi>
              <mi>M</mi>
              <mrow>
                <msup>
                  <mi>C</mi>
                  <mi>T</mi>
                </msup>
                <mo stretchy="false">+</mo>
                <mi>V</mi>
              </mrow>
            </mrow>
            <mo stretchy="false">)</mo>
          </mrow>
          <mrow>
            <mi mathvariant="normal">−</mi>
            <mn>1</mn>
          </mrow>
        </msup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fenced open="[" close="]"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  <mtr>
            <mtd>
              <msub>
                <mi>m</mi>
                <mn>12</mn>
              </msub>
            </mtd>
            <mtd>
              <msub>
                <mi>m</mi>
                <mn>22</mn>
              </msub>
            </mtd>
          </mtr>
        </mtable>
      </mfenced>
      <mrow>
        <mrow>
          <mfenced open="[" close="]"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fenced>
          <mi mathvariant="normal">⋅</mi>
          <msup>
            <mn>1</mn>
            <mrow>
              <mi mathvariant="normal">−</mi>
              <mn>1</mn>
            </mrow>
          </msup>
        </mrow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row>
        <mfenced open="[" close="]">
          <mtable>
            <mtr>
              <mtd>
                <msub>
                  <mi>m</mi>
                  <mn>11</mn>
                </msub>
              </mtd>
            </mtr>
            <mtr>
              <mtd>
                <msub>
                  <mi>m</mi>
                  <mn>12</mn>
                </msub>
              </mtd>
            </mtr>
          </mtable>
        </mfenced>
        <mi mathvariant="normal">=</mi>
        <mfenced open="[" close="]">
          <mtable>
            <mtr>
              <mtd>
                <mrow>
                  <mn>0.8</mn>
                  <mrow>
                    <msub>
                      <mi>m</mi>
                      <mn>11</mn>
                    </msub>
                    <mo stretchy="false">+</mo>
                    <msub>
                      <mi>m</mi>
                      <mn>12</mn>
                    </msub>
                  </mrow>
                </mrow>
              </mtd>
            </mtr>
            <mtr>
              <mtd>
                <mn>0</mn>
              </mtd>
            </mtr>
          </mtable>
        </mfenced>
      </mrow>
    </mrow>
    <annotation encoding="StarMath 5.0">L = left [ matrix { 0.3 ## 0 } right ] = A M C^T (C M C^T + V)^-1 = left [ matrix { 0.8 # 1 ## 0 # 0 } right ] left [ matrix { m_11 # m_12 ## m_12 # m_22 } right ] left [ matrix { 1 ## 0 } right ] cdot 1^-1 = left [ matrix { 0.8 # 1 ## 0 # 0 } right ] left [ matrix { m_11 ## m_12 } right ] = left [ matrix { 0.8 m_11 + m_12 ## 0 } right ]</annotation>
  </semantics>
</math>
</file>

<file path=Object 32/content.xml><?xml version="1.0" encoding="utf-8"?>
<math xmlns="http://www.w3.org/1998/Math/MathML">
  <semantics>
    <mrow>
      <mtext>Steady-state Riccati equation </mtext>
      <mrow>
        <mi>M</mi>
        <mi mathvariant="normal">=</mi>
        <mi>A</mi>
      </mrow>
      <mi>M</mi>
      <mrow>
        <msup>
          <mi>A</mi>
          <mi>T</mi>
        </msup>
        <mo stretchy="false">+</mo>
        <msub>
          <mi>B</mi>
          <mi>w</mi>
        </msub>
      </mrow>
      <mi>W</mi>
      <mrow>
        <msubsup>
          <mi>B</mi>
          <mi>w</mi>
          <mi>T</mi>
        </msubsup>
        <mi mathvariant="normal">−</mi>
        <mi>A</mi>
      </mrow>
      <mi>M</mi>
      <msup>
        <mi>C</mi>
        <mi>T</mi>
      </msup>
      <msup>
        <mrow>
          <mo stretchy="false">(</mo>
          <mrow>
            <mi>C</mi>
            <mi>M</mi>
            <mrow>
              <msup>
                <mi>C</mi>
                <mi>T</mi>
              </msup>
              <mo stretchy="false">+</mo>
              <mi>V</mi>
            </mrow>
          </mrow>
          <mo stretchy="false">)</mo>
        </mrow>
        <mrow>
          <mi mathvariant="normal">−</mi>
          <mn>1</mn>
        </mrow>
      </msup>
      <mi>C</mi>
      <mi>M</mi>
      <msup>
        <mi>A</mi>
        <mi>T</mi>
      </msup>
    </mrow>
    <annotation encoding="StarMath 5.0">"Steady-state Riccati equation " M = A M A^T + B_w W B_w^T - A M C^T (C M C^T + V)^-1 C M A^T</annotation>
  </semantics>
</math>
</file>

<file path=Object 33/content.xml><?xml version="1.0" encoding="utf-8"?>
<math xmlns="http://www.w3.org/1998/Math/MathML">
  <semantics>
    <mrow>
      <mi>A</mi>
      <mi>M</mi>
      <mrow>
        <msup>
          <mi>A</mi>
          <mi>T</mi>
        </msup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fenced open="[" close="]"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  <mtr>
            <mtd>
              <msub>
                <mi>m</mi>
                <mn>12</mn>
              </msub>
            </mtd>
            <mtd>
              <msub>
                <mi>m</mi>
                <mn>22</mn>
              </msub>
            </mtd>
          </mtr>
        </mtable>
      </mfenced>
      <mrow>
        <mfenced open="[" close="]">
          <mtable>
            <mtr>
              <mtd>
                <mn>0.8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fenced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row>
        <mfenced open="[" close="]">
          <mtable>
            <mtr>
              <mtd>
                <mrow>
                  <mn>0.8</mn>
                  <mrow>
                    <msub>
                      <mi>m</mi>
                      <mn>11</mn>
                    </msub>
                    <mo stretchy="false">+</mo>
                    <msub>
                      <mi>m</mi>
                      <mn>12</mn>
                    </msub>
                  </mrow>
                </mrow>
              </mtd>
              <mtd>
                <mn>0</mn>
              </mtd>
            </mtr>
            <mtr>
              <mtd>
                <mrow>
                  <mn>0.8</mn>
                  <mrow>
                    <msub>
                      <mi>m</mi>
                      <mn>12</mn>
                    </msub>
                    <mo stretchy="false">+</mo>
                    <msub>
                      <mi>m</mi>
                      <mn>22</mn>
                    </msub>
                  </mrow>
                </mrow>
              </mtd>
              <mtd>
                <mn>0</mn>
              </mtd>
            </mtr>
          </mtable>
        </mfenced>
        <mi mathvariant="normal">=</mi>
        <mfenced open="[" close="]">
          <mtable>
            <mtr>
              <mtd>
                <mrow>
                  <mn>0.64</mn>
                  <mrow>
                    <msub>
                      <mi>m</mi>
                      <mn>11</mn>
                    </msub>
                    <mo stretchy="false">+</mo>
                    <mn>1.6</mn>
                  </mrow>
                  <mrow>
                    <msub>
                      <mi>m</mi>
                      <mn>12</mn>
                    </msub>
                    <mo stretchy="false">+</mo>
                    <msub>
                      <mi>m</mi>
                      <mn>22</mn>
                    </msub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fenced>
      </mrow>
    </mrow>
    <annotation encoding="StarMath 5.0">A M A^T = left [ matrix { 0.8 # 1 ## 0 # 0 } right ] left [ matrix { m_11 # m_12 ## m_12 # m_22 } right ] left [ matrix { 0.8 # 0 ## 1 # 0 } right ] = left [ matrix { 0.8 # 1 ## 0 # 0 } right ] left [ matrix { 0.8 m_11 + m_12 # 0 ## 0.8 m_12 + m_22 # 0 } right ] = left [ matrix { 0.64 m_11 + 1.6 m_12 + m_22 # 0 ## 0 # 0 } right ]</annotation>
  </semantics>
</math>
</file>

<file path=Object 34/content.xml><?xml version="1.0" encoding="utf-8"?>
<math xmlns="http://www.w3.org/1998/Math/MathML">
  <semantics>
    <mrow>
      <mi>A</mi>
      <mi>M</mi>
      <msup>
        <mi>C</mi>
        <mi>T</mi>
      </msup>
      <msup>
        <mrow>
          <mo stretchy="false">(</mo>
          <mrow>
            <mi>C</mi>
            <mi>M</mi>
            <mrow>
              <msup>
                <mi>C</mi>
                <mi>T</mi>
              </msup>
              <mo stretchy="false">+</mo>
              <mi>V</mi>
            </mrow>
          </mrow>
          <mo stretchy="false">)</mo>
        </mrow>
        <mrow>
          <mi mathvariant="normal">−</mi>
          <mn>1</mn>
        </mrow>
      </msup>
      <mi>C</mi>
      <mi>M</mi>
      <mrow>
        <msup>
          <mi>A</mi>
          <mi>T</mi>
        </msup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fenced open="[" close="]"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  <mtr>
            <mtd>
              <msub>
                <mi>m</mi>
                <mn>12</mn>
              </msub>
            </mtd>
            <mtd>
              <msub>
                <mi>m</mi>
                <mn>22</mn>
              </msub>
            </mtd>
          </mtr>
        </mtable>
      </mfenced>
      <mrow>
        <mrow>
          <mfenced open="[" close="]"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fenced>
          <mi mathvariant="normal">⋅</mi>
          <msup>
            <mn>1</mn>
            <mrow>
              <mi mathvariant="normal">−</mi>
              <mn>1</mn>
            </mrow>
          </msup>
        </mrow>
        <mi mathvariant="normal">⋅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fenced open="[" close="]"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  <mtr>
            <mtd>
              <msub>
                <mi>m</mi>
                <mn>12</mn>
              </msub>
            </mtd>
            <mtd>
              <msub>
                <mi>m</mi>
                <mn>22</mn>
              </msub>
            </mtd>
          </mtr>
        </mtable>
      </mfenced>
      <mfenced open="[" close="]">
        <mtable>
          <mtr>
            <mtd>
              <mn>0.8</mn>
            </mtd>
            <mtd>
              <mn>0</mn>
            </mtd>
          </mtr>
          <mtr>
            <mtd>
              <mn>1</mn>
            </mtd>
            <mtd>
              <mn>0</mn>
            </mtd>
          </mtr>
        </mtable>
      </mfenced>
    </mrow>
    <annotation encoding="StarMath 5.0">A M C^T (C M C^T + V)^-1 C M A^T = left [ matrix { 0.8 # 1 ## 0 # 0 } right ] left [ matrix { m_11 # m_12 ## m_12 # m_22 } right ] left [ matrix { 1 ## 0 } right ] cdot 1^-1 cdot [matrix{1 # 0}] left [ matrix { m_11 # m_12 ## m_12 # m_22 } right ] left [ matrix { 0.8 # 0 ## 1 # 0 } right ]</annotation>
  </semantics>
</math>
</file>

<file path=Object 35/content.xml><?xml version="1.0" encoding="utf-8"?>
<math xmlns="http://www.w3.org/1998/Math/MathML">
  <semantics>
    <mrow>
      <msub>
        <mi>B</mi>
        <mi>w</mi>
      </msub>
      <mi>W</mi>
      <mrow>
        <msubsup>
          <mi>B</mi>
          <mi>w</mi>
          <mi>T</mi>
        </msubsup>
        <mi mathvariant="normal">=</mi>
        <mfenced open="[" close="]">
          <mtable>
            <mtr>
              <mtd>
                <mn>1</mn>
              </mtd>
            </mtr>
            <mtr>
              <mtd>
                <mn>0</mn>
              </mtd>
            </mtr>
          </mtable>
        </mfenced>
      </mrow>
      <mi>W</mi>
      <mrow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  <mi mathvariant="normal">=</mi>
        <mfenced open="[" close="]">
          <mtable>
            <mtr>
              <mtd>
                <mi>W</mi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fenced>
      </mrow>
    </mrow>
    <annotation encoding="StarMath 5.0">B_w W B_w^T = left [ matrix { 1 ## 0 } right ] W [matrix{1 # 0}] = left [ matrix { W # 0 ## 0 # 0 } right ]</annotation>
  </semantics>
</math>
</file>

<file path=Object 36/content.xml><?xml version="1.0" encoding="utf-8"?>
<math xmlns="http://www.w3.org/1998/Math/MathML">
  <semantics>
    <mrow>
      <mfenced open="[" close="]"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  <mtr>
            <mtd>
              <msub>
                <mi>m</mi>
                <mn>12</mn>
              </msub>
            </mtd>
            <mtd>
              <msub>
                <mi>m</mi>
                <mn>22</mn>
              </msub>
            </mtd>
          </mtr>
        </mtable>
      </mfenced>
      <mi mathvariant="normal">=</mi>
      <mfenced open="[" close="]">
        <mtable>
          <mtr>
            <mtd>
              <mrow>
                <mn>0.64</mn>
                <mrow>
                  <msub>
                    <mi>m</mi>
                    <mn>11</mn>
                  </msub>
                  <mo stretchy="false">+</mo>
                  <mn>1.6</mn>
                </mrow>
                <mrow>
                  <mrow>
                    <mrow>
                      <msub>
                        <mi>m</mi>
                        <mn>12</mn>
                      </msub>
                      <mo stretchy="false">+</mo>
                      <msub>
                        <mi>m</mi>
                        <mn>22</mn>
                      </msub>
                    </mrow>
                    <mo stretchy="false">+</mo>
                    <mi>W</mi>
                  </mrow>
                  <mi mathvariant="normal">−</mi>
                  <msup>
                    <mrow>
                      <mo stretchy="false">(</mo>
                      <mrow>
                        <mn>0.8</mn>
                        <mrow>
                          <msub>
                            <mi>m</mi>
                            <mn>11</mn>
                          </msub>
                          <mo stretchy="false">+</mo>
                          <msub>
                            <mi>m</mi>
                            <mn>12</mn>
                          </msub>
                        </mrow>
                      </mrow>
                      <mo stretchy="false">)</mo>
                    </mrow>
                    <mn>2</mn>
                  </msup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fenced>
    </mrow>
    <annotation encoding="StarMath 5.0">left [ matrix { m_11 # m_12 ## m_12 # m_22 } right ] = left [ matrix { 0.64 m_11 + 1.6 m_12 + m_22 + W - (0.8 m_11 + m_12)^2 # 0 ## 0 # 0 } right ]</annotation>
  </semantics>
</math>
</file>

<file path=Object 37/content.xml><?xml version="1.0" encoding="utf-8"?>
<math xmlns="http://www.w3.org/1998/Math/MathML">
  <semantics>
    <mrow>
      <mi>A</mi>
      <mi>M</mi>
      <msup>
        <mi>C</mi>
        <mi>T</mi>
      </msup>
      <msup>
        <mrow>
          <mo stretchy="false">(</mo>
          <mrow>
            <mi>C</mi>
            <mi>M</mi>
            <mrow>
              <msup>
                <mi>C</mi>
                <mi>T</mi>
              </msup>
              <mo stretchy="false">+</mo>
              <mi>V</mi>
            </mrow>
          </mrow>
          <mo stretchy="false">)</mo>
        </mrow>
        <mrow>
          <mi mathvariant="normal">−</mi>
          <mn>1</mn>
        </mrow>
      </msup>
      <mi>C</mi>
      <mi>M</mi>
      <mrow>
        <msup>
          <mi>A</mi>
          <mi>T</mi>
        </msup>
        <mi mathvariant="normal">=</mi>
        <mfenced open="[" close="]">
          <mtable>
            <mtr>
              <mtd>
                <mn>0.8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fenced>
      </mrow>
      <mfenced open="[" close="]">
        <mtable>
          <mtr>
            <mtd>
              <msub>
                <mi>m</mi>
                <mn>11</mn>
              </msub>
            </mtd>
          </mtr>
          <mtr>
            <mtd>
              <msub>
                <mi>m</mi>
                <mn>12</mn>
              </msub>
            </mtd>
          </mtr>
        </mtable>
      </mfenced>
      <mrow>
        <mi stretchy="false" mathvariant="normal">[</mi>
        <mtable>
          <mtr>
            <mtd>
              <msub>
                <mi>m</mi>
                <mn>11</mn>
              </msub>
            </mtd>
            <mtd>
              <msub>
                <mi>m</mi>
                <mn>12</mn>
              </msub>
            </mtd>
          </mtr>
        </mtable>
        <mi stretchy="false" mathvariant="normal">]</mi>
      </mrow>
      <mrow>
        <mfenced open="[" close="]">
          <mtable>
            <mtr>
              <mtd>
                <mn>0.8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fenced>
        <mi mathvariant="normal">=</mi>
        <mfenced open="[" close="]">
          <mtable>
            <mtr>
              <mtd>
                <mrow>
                  <mn>0.8</mn>
                  <mrow>
                    <msub>
                      <mi>m</mi>
                      <mn>11</mn>
                    </msub>
                    <mo stretchy="false">+</mo>
                    <msub>
                      <mi>m</mi>
                      <mn>12</mn>
                    </msub>
                  </mrow>
                </mrow>
              </mtd>
            </mtr>
            <mtr>
              <mtd>
                <mn>0</mn>
              </mtd>
            </mtr>
          </mtable>
        </mfenced>
      </mrow>
      <mrow>
        <mi stretchy="false" mathvariant="normal">[</mi>
        <mtable>
          <mtr>
            <mtd>
              <mrow>
                <mn>0.8</mn>
                <mrow>
                  <msub>
                    <mi>m</mi>
                    <mn>11</mn>
                  </msub>
                  <mo stretchy="false">+</mo>
                  <msub>
                    <mi>m</mi>
                    <mn>12</mn>
                  </msub>
                </mrow>
              </mrow>
            </mtd>
            <mtd>
              <mn>0</mn>
            </mtd>
          </mtr>
        </mtable>
        <mi stretchy="false" mathvariant="normal">]</mi>
      </mrow>
    </mrow>
    <annotation encoding="StarMath 5.0">A M C^T (C M C^T + V)^-1 C M A^T = left [ matrix { 0.8 # 1 ## 0 # 0 } right ] left [ matrix { m_11 ## m_12 } right ] [matrix{m_11 # m_12}] left [ matrix { 0.8 # 0 ## 1 # 0 } right ] = left [ matrix { 0.8 m_11 + m_12 ## 0 } right ] [matrix{0.8 m_11 + m_12 # 0}]</annotation>
  </semantics>
</math>
</file>

<file path=Object 38/content.xml><?xml version="1.0" encoding="utf-8"?>
<math xmlns="http://www.w3.org/1998/Math/MathML">
  <semantics>
    <mrow>
      <mtext>So </mtext>
      <mrow>
        <msub>
          <mi>m</mi>
          <mn>12</mn>
        </msub>
        <mi mathvariant="normal">=</mi>
        <mn>0,</mn>
      </mrow>
      <mi/>
      <mrow>
        <msub>
          <mi>m</mi>
          <mn>22</mn>
        </msub>
        <mi mathvariant="normal">=</mi>
        <mn>0,</mn>
      </mrow>
      <mtext> and from above </mtext>
      <mrow>
        <mn>0.3</mn>
        <mi mathvariant="normal">=</mi>
        <mn>0.8</mn>
      </mrow>
      <mrow>
        <mrow>
          <msub>
            <mi>m</mi>
            <mn>11</mn>
          </msub>
          <mo stretchy="false">+</mo>
          <msub>
            <mi>m</mi>
            <mn>12</mn>
          </msub>
        </mrow>
        <mi mathvariant="normal">=</mi>
        <mn>0.8</mn>
      </mrow>
      <mrow>
        <msub>
          <mi>m</mi>
          <mn>11</mn>
        </msub>
        <mo stretchy="false">+</mo>
        <mn>0,</mn>
      </mrow>
      <mtext> so </mtext>
      <mrow>
        <mrow>
          <msub>
            <mi>m</mi>
            <mn>11</mn>
          </msub>
          <mi mathvariant="normal">=</mi>
          <mrow>
            <mn>0.3</mn>
            <mi mathvariant="normal">/</mi>
            <mn>0.8</mn>
          </mrow>
        </mrow>
        <mi mathvariant="normal">=</mi>
        <mn>0.375</mn>
      </mrow>
    </mrow>
    <annotation encoding="StarMath 5.0">"So " m_12 = 0,` m_22 = 0, " and from above " 0.3 = 0.8 m_11 + m_12 = 0.8 m_11 + 0, " so " m_11 = 0.3 / 0.8 = 0.375</annotation>
  </semantics>
</math>
</file>

<file path=Object 39/content.xml><?xml version="1.0" encoding="utf-8"?>
<math xmlns="http://www.w3.org/1998/Math/MathML">
  <semantics>
    <mrow>
      <mrow>
        <msub>
          <mi>m</mi>
          <mn>11</mn>
        </msub>
        <mi mathvariant="normal">=</mi>
        <mn>0.64</mn>
      </mrow>
      <mrow>
        <msub>
          <mi>m</mi>
          <mn>11</mn>
        </msub>
        <mo stretchy="false">+</mo>
        <mn>1.6</mn>
      </mrow>
      <mrow>
        <mrow>
          <mrow>
            <mrow>
              <msub>
                <mi>m</mi>
                <mn>12</mn>
              </msub>
              <mo stretchy="false">+</mo>
              <msub>
                <mi>m</mi>
                <mn>22</mn>
              </msub>
            </mrow>
            <mo stretchy="false">+</mo>
            <mi>W</mi>
          </mrow>
          <mi mathvariant="normal">−</mi>
          <msup>
            <mrow>
              <mo stretchy="false">(</mo>
              <mrow>
                <mn>0.8</mn>
                <mrow>
                  <msub>
                    <mi>m</mi>
                    <mn>11</mn>
                  </msub>
                  <mo stretchy="false">+</mo>
                  <msub>
                    <mi>m</mi>
                    <mn>12</mn>
                  </msub>
                </mrow>
              </mrow>
              <mo stretchy="false">)</mo>
            </mrow>
            <mn>2</mn>
          </msup>
        </mrow>
        <mi mathvariant="normal">=</mi>
        <mrow>
          <mrow>
            <mrow>
              <mn>0.64</mn>
              <mi mathvariant="normal">⋅</mi>
              <mn>0.375</mn>
            </mrow>
            <mo stretchy="false">+</mo>
            <mi>W</mi>
          </mrow>
          <mi mathvariant="normal">−</mi>
          <msup>
            <mn>0.3</mn>
            <mn>2</mn>
          </msup>
        </mrow>
      </mrow>
    </mrow>
    <annotation encoding="StarMath 5.0">m_11 = 0.64 m_11 + 1.6 m_12 + m_22 + W - (0.8 m_11 + m_12)^2 = 0.64 cdot 0.375 + W - 0.3^2</annotation>
  </semantics>
</math>
</file>

<file path=Object 4/content.xml><?xml version="1.0" encoding="utf-8"?>
<math xmlns="http://www.w3.org/1998/Math/MathML">
  <semantics>
    <mrow>
      <msubsup>
        <mi>J</mi>
        <mi>k</mi>
        <mi>o</mi>
      </msubsup>
      <mrow>
        <mrow>
          <mi stretchy="false" mathvariant="normal">[</mi>
          <mrow>
            <mi>x</mi>
            <mrow>
              <mo stretchy="false">(</mo>
              <mi>k</mi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i>k</mi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i>k</mi>
                <mo stretchy="false">)</mo>
              </mrow>
            </mrow>
            <mo stretchy="false">)</mo>
          </mrow>
          <mi>x</mi>
          <mrow>
            <mrow>
              <mo stretchy="false">(</mo>
              <mi>k</mi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i>k</mi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row>
                  <mi>k</mi>
                  <mo stretchy="false">+</mo>
                  <mn>1</mn>
                </mrow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k^o [x(k)] = func max_{u(k)} left [ (1 - u(k)) x(k) + E_{w(k)} lbrace J_{k+1}^o [x(k+1)] rbrace right ]</annotation>
  </semantics>
</math>
</file>

<file path=Object 40/content.xml><?xml version="1.0" encoding="utf-8"?>
<math xmlns="http://www.w3.org/1998/Math/MathML">
  <semantics>
    <mrow>
      <mrow>
        <mi>W</mi>
        <mi mathvariant="normal">=</mi>
        <mn>0.375</mn>
      </mrow>
      <mrow>
        <mrow>
          <mrow>
            <mo stretchy="false">(</mo>
            <mrow>
              <mn>1</mn>
              <mi mathvariant="normal">−</mi>
              <mn>0.64</mn>
            </mrow>
            <mo stretchy="false">)</mo>
          </mrow>
          <mo stretchy="false">+</mo>
          <mn>0.09</mn>
        </mrow>
        <mi mathvariant="normal">=</mi>
        <mn>0.225</mn>
      </mrow>
    </mrow>
    <annotation encoding="StarMath 5.0">W = 0.375 (1 - 0.64) + 0.09 = 0.225</annotation>
  </semantics>
</math>
</file>

<file path=Object 41/content.xml><?xml version="1.0" encoding="utf-8"?>
<math xmlns="http://www.w3.org/1998/Math/MathML">
  <semantics>
    <mrow>
      <mi>C</mi>
      <mi>M</mi>
      <mrow>
        <mrow>
          <msup>
            <mi>C</mi>
            <mi>T</mi>
          </msup>
          <mo stretchy="false">+</mo>
          <mi>V</mi>
        </mrow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fenced open="[" close="]">
        <mtable>
          <mtr>
            <mtd>
              <mn>0.375</mn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fenced>
      <mrow>
        <mrow>
          <mrow>
            <mfenced open="[" close="]"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fenced>
            <mo stretchy="false">+</mo>
            <mi>V</mi>
          </mrow>
          <mi mathvariant="normal">=</mi>
          <mrow>
            <mn>0.375</mn>
            <mo stretchy="false">+</mo>
            <mi>V</mi>
          </mrow>
        </mrow>
        <mi mathvariant="normal">=</mi>
        <mi>E</mi>
      </mrow>
      <mrow>
        <mrow>
          <mi stretchy="false" mathvariant="normal">{</mi>
          <msup>
            <mrow>
              <mo stretchy="false">(</mo>
              <mrow>
                <msup>
                  <mover accent="true">
                    <mi>y</mi>
                    <mo stretchy="false">˜</mo>
                  </mover>
                  <mi>o</mi>
                </msup>
                <mrow>
                  <mo stretchy="false">(</mo>
                  <mi>k</mi>
                  <mo stretchy="false">)</mo>
                </mrow>
              </mrow>
              <mo stretchy="false">)</mo>
            </mrow>
            <mn>2</mn>
          </msup>
          <mi stretchy="false" mathvariant="normal">}</mi>
        </mrow>
        <mi mathvariant="normal">=</mi>
        <mn>1,</mn>
      </mrow>
      <mtext> so </mtext>
      <mrow>
        <mrow>
          <mi>V</mi>
          <mi mathvariant="normal">=</mi>
          <mrow>
            <mn>1</mn>
            <mi mathvariant="normal">−</mi>
            <mn>0.375</mn>
          </mrow>
        </mrow>
        <mi mathvariant="normal">=</mi>
        <mn>0.625</mn>
      </mrow>
    </mrow>
    <annotation encoding="StarMath 5.0">C M C^T + V = [matrix{1 # 0}] left [ matrix { 0.375 # 0 ## 0 # 0 } right ] left [ matrix { 1 ## 0 } right ] + V = 0.375 + V = E lbrace ({tilde y}^o(k))^2 rbrace = 1, " so " V = 1 - 0.375 = 0.625</annotation>
  </semantics>
</math>
</file>

<file path=Object 42/content.xml><?xml version="1.0" encoding="utf-8"?>
<math xmlns="http://www.w3.org/1998/Math/MathML">
  <semantics>
    <mrow>
      <mtext>Riccati equation for steady-state continuous Kalman filter: </mtext>
      <mi>A</mi>
      <mrow>
        <mi>M</mi>
        <mo stretchy="false">+</mo>
        <mi>M</mi>
      </mrow>
      <mrow>
        <msup>
          <mi>A</mi>
          <mi>T</mi>
        </msup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i>M</mi>
      </mrow>
      <msup>
        <mi>C</mi>
        <mi>T</mi>
      </msup>
      <msup>
        <mi>V</mi>
        <mrow>
          <mi mathvariant="normal">−</mi>
          <mn>1</mn>
        </mrow>
      </msup>
      <mi>C</mi>
      <mi>M</mi>
    </mrow>
    <annotation encoding="StarMath 5.0">"Riccati equation for steady-state continuous Kalman filter: " A M + M A^T = -B_w W B_w^T + M C^T V^-1 C M</annotation>
  </semantics>
</math>
</file>

<file path=Object 43/content.xml><?xml version="1.0" encoding="utf-8"?>
<math xmlns="http://www.w3.org/1998/Math/MathML">
  <semantics>
    <mrow>
      <mtext>In Matlab, </mtext>
      <mrow>
        <mi>M</mi>
        <mi mathvariant="normal">=</mi>
        <mi>care</mi>
      </mrow>
      <mrow>
        <mrow>
          <mo stretchy="false">(</mo>
          <mrow>
            <msup>
              <mi>A</mi>
              <mi>T</mi>
            </msup>
            <mi>,</mi>
            <mi/>
            <msup>
              <mi>C</mi>
              <mi>T</mi>
            </msup>
            <mi>,</mi>
            <mi/>
            <msub>
              <mi>B</mi>
              <mi>w</mi>
            </msub>
            <mi>W</mi>
            <msubsup>
              <mi>B</mi>
              <mi>w</mi>
              <mi>T</mi>
            </msubsup>
            <mi>,</mi>
            <mi/>
            <msup>
              <mi>V</mi>
              <mrow>
                <mi mathvariant="normal">−</mi>
                <mn>1</mn>
              </mrow>
            </msup>
          </mrow>
          <mo stretchy="false">)</mo>
        </mrow>
        <mi mathvariant="normal">=</mi>
        <mfenced open="[" close="]">
          <mtable>
            <mtr>
              <mtd>
                <mn>0.4404</mn>
              </mtd>
              <mtd>
                <mn>0.194</mn>
              </mtd>
            </mtr>
            <mtr>
              <mtd>
                <mn>0.194</mn>
              </mtd>
              <mtd>
                <mn>1.1488</mn>
              </mtd>
            </mtr>
          </mtable>
        </mfenced>
      </mrow>
      <mtext> when </mtext>
      <mrow>
        <mo stretchy="false">ρ</mo>
        <mi mathvariant="normal">=</mi>
        <mn>2</mn>
      </mrow>
    </mrow>
    <annotation encoding="StarMath 5.0">"In Matlab, " M = func care(A^T,` C^T,` B_w W B_w^T,` V^-1) = left [ matrix { 0.4404 # 0.194 ## 0.194 # 1.1488 } right ] " when " %rho = 2</annotation>
  </semantics>
</math>
</file>

<file path=Object 44/content.xml><?xml version="1.0" encoding="utf-8"?>
<math xmlns="http://www.w3.org/1998/Math/MathML">
  <semantics>
    <mrow>
      <mrow>
        <mi>L</mi>
        <mi mathvariant="normal">=</mi>
        <mi>M</mi>
      </mrow>
      <msup>
        <mi>C</mi>
        <mi>T</mi>
      </msup>
      <mrow>
        <msup>
          <mi>V</mi>
          <mrow>
            <mi mathvariant="normal">−</mi>
            <mn>1</mn>
          </mrow>
        </msup>
        <mi mathvariant="normal">=</mi>
        <msup>
          <mrow>
            <mi stretchy="false" mathvariant="normal">[</mi>
            <mtable>
              <mtr>
                <mtd>
                  <mn>0.8809</mn>
                </mtd>
                <mtd>
                  <mn>0.388</mn>
                </mtd>
              </mtr>
            </mtable>
            <mi stretchy="false" mathvariant="normal">]</mi>
          </mrow>
          <mi>T</mi>
        </msup>
      </mrow>
    </mrow>
    <annotation encoding="StarMath 5.0">L = M C^T V^-1 = [matrix{0.8809 # 0.388}]^T</annotation>
  </semantics>
</math>
</file>

<file path=Object 45/content.xml><?xml version="1.0" encoding="utf-8"?>
<math xmlns="http://www.w3.org/1998/Math/MathML">
  <semantics>
    <mrow>
      <msub>
        <mi>G</mi>
        <mi>w</mi>
      </msub>
      <mrow>
        <mrow>
          <mo stretchy="false">(</mo>
          <mi>s</mi>
          <mo stretchy="false">)</mo>
        </mrow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sub>
          <mi>B</mi>
          <mi>w</mi>
        </msub>
        <mi mathvariant="normal">=</mi>
        <mrow>
          <mi stretchy="false" mathvariant="normal">[</mi>
          <mtable>
            <mtr>
              <mtd>
                <mn>1</mn>
              </mtd>
              <mtd>
                <mn>0</mn>
              </mtd>
            </mtr>
          </mtable>
          <mi stretchy="false" mathvariant="normal">]</mi>
        </mrow>
      </mrow>
      <msup>
        <mfenced open="[" close="]">
          <mtable>
            <mtr>
              <mtd>
                <mi>s</mi>
              </mtd>
              <mtd>
                <mrow>
                  <mi mathvariant="normal">−</mi>
                  <mn>1</mn>
                </mrow>
              </mtd>
            </mtr>
            <mtr>
              <mtd>
                <mn>2</mn>
              </mtd>
              <mtd>
                <mrow>
                  <mi>s</mi>
                  <mo stretchy="false">+</mo>
                  <mn>0.5</mn>
                </mrow>
              </mtd>
            </mtr>
          </mtable>
        </mfenced>
        <mrow>
          <mi mathvariant="normal">−</mi>
          <mn>1</mn>
        </mrow>
      </msup>
      <mrow>
        <mfenced open="[" close="]">
          <mtable>
            <mtr>
              <mtd>
                <mn>0</mn>
              </mtd>
            </mtr>
            <mtr>
              <mtd>
                <mn>1</mn>
              </mtd>
            </mtr>
          </mtable>
        </mfenced>
        <mi mathvariant="normal">=</mi>
        <mfrac>
          <mn>1</mn>
          <mrow>
            <mrow>
              <msup>
                <mi>s</mi>
                <mn>2</mn>
              </msup>
              <mo stretchy="false">+</mo>
              <mn>0.5</mn>
            </mrow>
            <mrow>
              <mi>s</mi>
              <mo stretchy="false">+</mo>
              <mn>2</mn>
            </mrow>
          </mrow>
        </mfrac>
      </mrow>
      <mrow>
        <mi stretchy="false" mathvariant="normal">[</mi>
        <mtable>
          <mtr>
            <mtd>
              <mn>1</mn>
            </mtd>
            <mtd>
              <mn>0</mn>
            </mtd>
          </mtr>
        </mtable>
        <mi stretchy="false" mathvariant="normal">]</mi>
      </mrow>
      <mfenced open="[" close="]">
        <mtable>
          <mtr>
            <mtd>
              <mrow>
                <mi>s</mi>
                <mo stretchy="false">+</mo>
                <mn>0.5</mn>
              </mrow>
            </mtd>
            <mtd>
              <mn>1</mn>
            </mtd>
          </mtr>
          <mtr>
            <mtd>
              <mrow>
                <mi mathvariant="normal">−</mi>
                <mn>2</mn>
              </mrow>
            </mtd>
            <mtd>
              <mi>s</mi>
            </mtd>
          </mtr>
        </mtable>
      </mfenced>
      <mfenced open="[" close="]">
        <mtable>
          <mtr>
            <mtd>
              <mn>0</mn>
            </mtd>
          </mtr>
          <mtr>
            <mtd>
              <mn>1</mn>
            </mtd>
          </mtr>
        </mtable>
      </mfenced>
    </mrow>
    <annotation encoding="StarMath 5.0">G_w(s) = C (s I - A)^-1 B_w = [matrix{1 # 0}] left [ matrix { s # -1 ## 2 # s + 0.5 } right ]^-1 left [ matrix{0 ## 1} right ] = 1 over {s^2 + 0.5 s + 2} [matrix{1 # 0}] left [ matrix { s + 0.5 # 1 ## -2 # s } right ] left [ matrix{0 ## 1} right ]</annotation>
  </semantics>
</math>
</file>

<file path=Object 46/content.xml><?xml version="1.0" encoding="utf-8"?>
<math xmlns="http://www.w3.org/1998/Math/MathML">
  <semantics>
    <mrow>
      <msub>
        <mi>G</mi>
        <mi>w</mi>
      </msub>
      <mrow>
        <mrow>
          <mo stretchy="false">(</mo>
          <mi>s</mi>
          <mo stretchy="false">)</mo>
        </mrow>
        <mi mathvariant="normal">=</mi>
        <mfrac>
          <mn>1</mn>
          <mrow>
            <mrow>
              <msup>
                <mi>s</mi>
                <mn>2</mn>
              </msup>
              <mo stretchy="false">+</mo>
              <mn>0.5</mn>
            </mrow>
            <mrow>
              <mi>s</mi>
              <mo stretchy="false">+</mo>
              <mn>2</mn>
            </mrow>
          </mrow>
        </mfrac>
      </mrow>
      <mrow>
        <mi stretchy="false" mathvariant="normal">[</mi>
        <mtable>
          <mtr>
            <mtd>
              <mn>1</mn>
            </mtd>
            <mtd>
              <mn>0</mn>
            </mtd>
          </mtr>
        </mtable>
        <mi stretchy="false" mathvariant="normal">]</mi>
      </mrow>
      <mrow>
        <mfenced open="[" close="]">
          <mtable>
            <mtr>
              <mtd>
                <mn>1</mn>
              </mtd>
            </mtr>
            <mtr>
              <mtd>
                <mi>s</mi>
              </mtd>
            </mtr>
          </mtable>
        </mfenced>
        <mi mathvariant="normal">=</mi>
        <mfrac>
          <mn>1</mn>
          <mrow>
            <mrow>
              <msup>
                <mi>s</mi>
                <mn>2</mn>
              </msup>
              <mo stretchy="false">+</mo>
              <mn>0.5</mn>
            </mrow>
            <mrow>
              <mi>s</mi>
              <mo stretchy="false">+</mo>
              <mn>2</mn>
            </mrow>
          </mrow>
        </mfrac>
      </mrow>
    </mrow>
    <annotation encoding="StarMath 5.0">G_w(s) = 1 over {s^2 + 0.5 s + 2} [matrix{1 # 0}] left [ matrix { 1 ## s } right ] = 1 over {s^2 + 0.5 s + 2}</annotation>
  </semantics>
</math>
</file>

<file path=Object 47/content.xml><?xml version="1.0" encoding="utf-8"?>
<math xmlns="http://www.w3.org/1998/Math/MathML">
  <semantics>
    <mrow>
      <mtext>No open-loop zeroes, open-loop poles at </mtext>
      <mrow>
        <mi>s</mi>
        <mi mathvariant="normal">=</mi>
        <mrow>
          <mrow>
            <mi mathvariant="normal">−</mi>
            <mn>0.25</mn>
          </mrow>
          <mi mathvariant="normal">±</mi>
          <mi>j</mi>
        </mrow>
      </mrow>
      <msqrt>
        <mrow>
          <mn>7.75</mn>
          <mi mathvariant="normal">/</mi>
          <mn>4</mn>
        </mrow>
      </msqrt>
    </mrow>
    <annotation encoding="StarMath 5.0">"No open-loop zeroes, open-loop poles at " s = -0.25 +- j sqrt{7.75/4}</annotation>
  </semantics>
</math>
</file>

<file path=Object 48/content.xml><?xml version="1.0" encoding="utf-8"?>
<math xmlns="http://www.w3.org/1998/Math/MathML">
  <semantics>
    <mrow>
      <mtext>Symmetric root locus for </mtext>
      <msub>
        <mi>G</mi>
        <mi>w</mi>
      </msub>
      <mrow>
        <mo stretchy="false">(</mo>
        <mi>s</mi>
        <mo stretchy="false">)</mo>
      </mrow>
      <msub>
        <mi>G</mi>
        <mi>w</mi>
      </msub>
      <mrow>
        <mo stretchy="false">(</mo>
        <mrow>
          <mi mathvariant="normal">−</mi>
          <mi>s</mi>
        </mrow>
        <mo stretchy="false">)</mo>
      </mrow>
      <mi mathvariant="normal">:</mi>
    </mrow>
    <annotation encoding="StarMath 5.0">"Symmetric root locus for " G_w(s) G_w(-s) :</annotation>
  </semantics>
</math>
</file>

<file path=Object 49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ˆ</mo>
      </mover>
      <mrow>
        <mrow>
          <mo stretchy="false">(</mo>
          <mi>t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o stretchy="false">+</mo>
        <mi>L</mi>
      </mrow>
      <mo stretchy="false">ε</mo>
      <mrow>
        <mo stretchy="false">(</mo>
        <mi>t</mi>
        <mo stretchy="false">)</mo>
      </mrow>
      <mi>,</mi>
      <mi/>
      <mi>y</mi>
      <mrow>
        <mrow>
          <mo stretchy="false">(</mo>
          <mi>t</mi>
          <mo stretchy="false">)</mo>
        </mrow>
        <mi mathvariant="normal">=</mi>
        <mi>C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o stretchy="false">ε</mo>
      </mrow>
      <mrow>
        <mo stretchy="false">(</mo>
        <mi>t</mi>
        <mo stretchy="false">)</mo>
      </mrow>
    </mrow>
    <annotation encoding="StarMath 5.0">d over dt hat x(t) = A hat x(t) + B u(t) + L %epsilon(t) ,` y(t) = C hat x(t) + %epsilon(t)</annotation>
  </semantics>
</math>
</file>

<file path=Object 5/content.xml><?xml version="1.0" encoding="utf-8"?>
<math xmlns="http://www.w3.org/1998/Math/MathML">
  <semantics>
    <mrow>
      <msubsup>
        <mi>J</mi>
        <mi>N</mi>
        <mi>o</mi>
      </msubsup>
      <mrow>
        <mrow>
          <mi stretchy="false" mathvariant="normal">[</mi>
          <mrow>
            <mi>x</mi>
            <mrow>
              <mo stretchy="false">(</mo>
              <mi>N</mi>
              <mo stretchy="false">)</mo>
            </mrow>
          </mrow>
          <mi stretchy="false" mathvariant="normal">]</mi>
        </mrow>
        <mi mathvariant="normal">=</mi>
        <mi>x</mi>
      </mrow>
      <mrow>
        <mo stretchy="false">(</mo>
        <mi>N</mi>
        <mo stretchy="false">)</mo>
      </mrow>
    </mrow>
    <annotation encoding="StarMath 5.0">J_N^o [x(N)] = x(N)</annotation>
  </semantics>
</math>
</file>

<file path=Object 50/content.xml><?xml version="1.0" encoding="utf-8"?>
<math xmlns="http://www.w3.org/1998/Math/MathML">
  <semantics>
    <mrow>
      <mtext>Taking Laplace transforms, </mtext>
      <mi>s</mi>
      <mover accent="true">
        <mi>X</mi>
        <mo stretchy="false">ˆ</mo>
      </mover>
      <mrow>
        <mrow>
          <mo stretchy="false">(</mo>
          <mi>s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s</mi>
          <mo stretchy="false">)</mo>
        </mrow>
        <mo stretchy="false">+</mo>
        <mi>B</mi>
      </mrow>
      <mi>U</mi>
      <mrow>
        <mrow>
          <mo stretchy="false">(</mo>
          <mi>s</mi>
          <mo stretchy="false">)</mo>
        </mrow>
        <mo stretchy="false">+</mo>
        <mi>L</mi>
      </mrow>
      <mo stretchy="false">ε</mo>
      <mrow>
        <mo stretchy="false">(</mo>
        <mi>s</mi>
        <mo stretchy="false">)</mo>
      </mrow>
      <mi>,</mi>
      <mi/>
      <mi>Y</mi>
      <mrow>
        <mrow>
          <mo stretchy="false">(</mo>
          <mi>s</mi>
          <mo stretchy="false">)</mo>
        </mrow>
        <mi mathvariant="normal">=</mi>
        <mi>C</mi>
      </mrow>
      <mover accent="true">
        <mi>X</mi>
        <mo stretchy="false">ˆ</mo>
      </mover>
      <mrow>
        <mrow>
          <mo stretchy="false">(</mo>
          <mi>s</mi>
          <mo stretchy="false">)</mo>
        </mrow>
        <mo stretchy="false">+</mo>
        <mo stretchy="false">ε</mo>
      </mrow>
      <mrow>
        <mo stretchy="false">(</mo>
        <mi>s</mi>
        <mo stretchy="false">)</mo>
      </mrow>
    </mrow>
    <annotation encoding="StarMath 5.0">"Taking Laplace transforms, " s hat X(s) = A hat X(s) + B U(s) + L %epsilon(s) ,` Y(s) = C hat X(s) + %epsilon(s)</annotation>
  </semantics>
</math>
</file>

<file path=Object 51/content.xml><?xml version="1.0" encoding="utf-8"?>
<math xmlns="http://www.w3.org/1998/Math/MathML">
  <semantics>
    <mrow>
      <mrow>
        <mo stretchy="false">(</mo>
        <mrow>
          <mi>s</mi>
          <mrow>
            <mi>I</mi>
            <mi mathvariant="normal">−</mi>
            <mi>A</mi>
          </mrow>
        </mrow>
        <mo stretchy="false">)</mo>
      </mrow>
      <mover accent="true">
        <mi>X</mi>
        <mo stretchy="false">ˆ</mo>
      </mover>
      <mrow>
        <mrow>
          <mo stretchy="false">(</mo>
          <mi>s</mi>
          <mo stretchy="false">)</mo>
        </mrow>
        <mi mathvariant="normal">=</mi>
        <mi>B</mi>
      </mrow>
      <mi>U</mi>
      <mrow>
        <mrow>
          <mo stretchy="false">(</mo>
          <mi>s</mi>
          <mo stretchy="false">)</mo>
        </mrow>
        <mo stretchy="false">+</mo>
        <mi>L</mi>
      </mrow>
      <mo stretchy="false">ε</mo>
      <mrow>
        <mo stretchy="false">(</mo>
        <mi>s</mi>
        <mo stretchy="false">)</mo>
      </mrow>
      <mi>,</mi>
      <mi/>
      <mi>Y</mi>
      <mrow>
        <mrow>
          <mo stretchy="false">(</mo>
          <mi>s</mi>
          <mo stretchy="false">)</mo>
        </mrow>
        <mi mathvariant="normal">=</mi>
        <mi>C</mi>
      </mrow>
      <mover accent="true">
        <mi>X</mi>
        <mo stretchy="false">ˆ</mo>
      </mover>
      <mrow>
        <mrow>
          <mo stretchy="false">(</mo>
          <mi>s</mi>
          <mo stretchy="false">)</mo>
        </mrow>
        <mo stretchy="false">+</mo>
        <mo stretchy="false">ε</mo>
      </mrow>
      <mrow>
        <mrow>
          <mo stretchy="false">(</mo>
          <mi>s</mi>
          <mo stretchy="false">)</mo>
        </mrow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row>
          <mo stretchy="false">(</mo>
          <mrow>
            <mi>B</mi>
            <mi>U</mi>
            <mrow>
              <mrow>
                <mo stretchy="false">(</mo>
                <mi>s</mi>
                <mo stretchy="false">)</mo>
              </mrow>
              <mo stretchy="false">+</mo>
              <mi>L</mi>
            </mrow>
            <mo stretchy="false">ε</mo>
            <mrow>
              <mo stretchy="false">(</mo>
              <mi>s</mi>
              <mo stretchy="false">)</mo>
            </mrow>
          </mrow>
          <mo stretchy="false">)</mo>
        </mrow>
        <mo stretchy="false">+</mo>
        <mo stretchy="false">ε</mo>
      </mrow>
      <mrow>
        <mo stretchy="false">(</mo>
        <mi>s</mi>
        <mo stretchy="false">)</mo>
      </mrow>
    </mrow>
    <annotation encoding="StarMath 5.0">(s I - A) hat X(s) = B U(s) + L %epsilon(s) ,` Y(s) = C hat X(s) + %epsilon(s) = C (s I - A)^-1 (B U(s) + L %epsilon(s)) + %epsilon(s)</annotation>
  </semantics>
</math>
</file>

<file path=Object 52/content.xml><?xml version="1.0" encoding="utf-8"?>
<math xmlns="http://www.w3.org/1998/Math/MathML">
  <semantics>
    <mrow>
      <mi>Y</mi>
      <mrow>
        <mrow>
          <mo stretchy="false">(</mo>
          <mi>s</mi>
          <mo stretchy="false">)</mo>
        </mrow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i>B</mi>
      <mi>U</mi>
      <mrow>
        <mrow>
          <mo stretchy="false">(</mo>
          <mi>s</mi>
          <mo stretchy="false">)</mo>
        </mrow>
        <mo stretchy="false">+</mo>
        <mrow>
          <mo stretchy="false">(</mo>
          <mrow>
            <mi>C</mi>
            <msup>
              <mrow>
                <mo stretchy="false">(</mo>
                <mrow>
                  <mi>s</mi>
                  <mrow>
                    <mi>I</mi>
                    <mi mathvariant="normal">−</mi>
                    <mi>A</mi>
                  </mrow>
                </mrow>
                <mo stretchy="false">)</mo>
              </mrow>
              <mrow>
                <mi mathvariant="normal">−</mi>
                <mn>1</mn>
              </mrow>
            </msup>
            <mrow>
              <mi>L</mi>
              <mo stretchy="false">+</mo>
              <mn>1</mn>
            </mrow>
          </mrow>
          <mo stretchy="false">)</mo>
        </mrow>
      </mrow>
      <mo stretchy="false">ε</mo>
      <mrow>
        <mo stretchy="false">(</mo>
        <mi>s</mi>
        <mo stretchy="false">)</mo>
      </mrow>
    </mrow>
    <annotation encoding="StarMath 5.0">Y(s) = C (s I - A)^-1 B U(s) + (C (s I - A)^-1 L + 1) %epsilon(s)</annotation>
  </semantics>
</math>
</file>

<file path=Object 53/content.xml><?xml version="1.0" encoding="utf-8"?>
<math xmlns="http://www.w3.org/1998/Math/MathML">
  <semantics>
    <mrow>
      <mtext>Then </mtext>
      <mi>Y</mi>
      <mrow>
        <mrow>
          <mo stretchy="false">(</mo>
          <mi>s</mi>
          <mo stretchy="false">)</mo>
        </mrow>
        <mi mathvariant="normal">=</mi>
        <mfrac>
          <mrow>
            <mi>B</mi>
            <mrow>
              <mo stretchy="false">(</mo>
              <mi>s</mi>
              <mo stretchy="false">)</mo>
            </mrow>
          </mrow>
          <mrow>
            <mi>A</mi>
            <mrow>
              <mo stretchy="false">(</mo>
              <mi>s</mi>
              <mo stretchy="false">)</mo>
            </mrow>
          </mrow>
        </mfrac>
      </mrow>
      <mi>U</mi>
      <mrow>
        <mrow>
          <mo stretchy="false">(</mo>
          <mi>s</mi>
          <mo stretchy="false">)</mo>
        </mrow>
        <mo stretchy="false">+</mo>
        <mfrac>
          <mrow>
            <mi>C</mi>
            <mrow>
              <mo stretchy="false">(</mo>
              <mi>s</mi>
              <mo stretchy="false">)</mo>
            </mrow>
          </mrow>
          <mrow>
            <mi>A</mi>
            <mrow>
              <mo stretchy="false">(</mo>
              <mi>s</mi>
              <mo stretchy="false">)</mo>
            </mrow>
          </mrow>
        </mfrac>
      </mrow>
      <mo stretchy="false">ε</mo>
      <mrow>
        <mo stretchy="false">(</mo>
        <mi>s</mi>
        <mo stretchy="false">)</mo>
      </mrow>
      <mtext> where </mtext>
      <mfrac>
        <mrow>
          <mi>B</mi>
          <mrow>
            <mo stretchy="false">(</mo>
            <mi>s</mi>
            <mo stretchy="false">)</mo>
          </mrow>
        </mrow>
        <mrow>
          <mi>A</mi>
          <mrow>
            <mo stretchy="false">(</mo>
            <mi>s</mi>
            <mo stretchy="false">)</mo>
          </mrow>
        </mrow>
      </mfrac>
      <mtext> is the transfer function </mtext>
      <mi>C</mi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i>B</mi>
      <mtext> which has</mtext>
    </mrow>
    <annotation encoding="StarMath 5.0">"Then " Y(s) = {B(s)} over {A(s)} U(s) + {C(s)} over {A(s)} %epsilon(s) " where " {B(s)} over {A(s)} " is the transfer function " C (s I - A)^-1 B " which has"</annotation>
  </semantics>
</math>
</file>

<file path=Object 54/content.xml><?xml version="1.0" encoding="utf-8"?>
<math xmlns="http://www.w3.org/1998/Math/MathML">
  <semantics>
    <mrow>
      <mtext>denominator </mtext>
      <mi>A</mi>
      <mrow>
        <mrow>
          <mo stretchy="false">(</mo>
          <mi>s</mi>
          <mo stretchy="false">)</mo>
        </mrow>
        <mi mathvariant="normal">=</mi>
        <mi>det</mi>
      </mrow>
      <mrow>
        <mo stretchy="false">(</mo>
        <mrow>
          <mi>s</mi>
          <mrow>
            <mi>I</mi>
            <mi mathvariant="normal">−</mi>
            <mi>A</mi>
          </mrow>
        </mrow>
        <mo stretchy="false">)</mo>
      </mrow>
      <mtext>, and we observe that </mtext>
      <mrow>
        <mo stretchy="false">(</mo>
        <mrow>
          <mi>C</mi>
          <msup>
            <mrow>
              <mo stretchy="false">(</mo>
              <mrow>
                <mi>s</mi>
                <mrow>
                  <mi>I</mi>
                  <mi mathvariant="normal">−</mi>
                  <mi>A</mi>
                </mrow>
              </mrow>
              <mo stretchy="false">)</mo>
            </mrow>
            <mrow>
              <mi mathvariant="normal">−</mi>
              <mn>1</mn>
            </mrow>
          </msup>
          <mrow>
            <mi>L</mi>
            <mo stretchy="false">+</mo>
            <mn>1</mn>
          </mrow>
        </mrow>
        <mo stretchy="false">)</mo>
      </mrow>
      <mtext> can be expressed with the</mtext>
    </mrow>
    <annotation encoding="StarMath 5.0">"denominator " A(s) = func det(s I - A) ", and we observe that " (C (s I - A)^-1 L + 1) " can be expressed with the"</annotation>
  </semantics>
</math>
</file>

<file path=Object 55/content.xml><?xml version="1.0" encoding="utf-8"?>
<math xmlns="http://www.w3.org/1998/Math/MathML">
  <semantics>
    <mrow>
      <mtext>By the matrix determinant lemma, </mtext>
      <mrow>
        <mo stretchy="false">(</mo>
        <mrow>
          <mi>C</mi>
          <msup>
            <mrow>
              <mo stretchy="false">(</mo>
              <mrow>
                <mi>s</mi>
                <mrow>
                  <mi>I</mi>
                  <mi mathvariant="normal">−</mi>
                  <mi>A</mi>
                </mrow>
              </mrow>
              <mo stretchy="false">)</mo>
            </mrow>
            <mrow>
              <mi mathvariant="normal">−</mi>
              <mn>1</mn>
            </mrow>
          </msup>
          <mrow>
            <mi>L</mi>
            <mo stretchy="false">+</mo>
            <mn>1</mn>
          </mrow>
        </mrow>
        <mo stretchy="false">)</mo>
      </mrow>
      <mi>det</mi>
      <mrow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i mathvariant="normal">=</mi>
        <mi>det</mi>
      </mrow>
      <mrow>
        <mo stretchy="false">(</mo>
        <mrow>
          <mi>s</mi>
          <mrow>
            <mrow>
              <mi>I</mi>
              <mi mathvariant="normal">−</mi>
              <mi>A</mi>
            </mrow>
            <mo stretchy="false">+</mo>
            <mi>L</mi>
          </mrow>
          <mi>C</mi>
        </mrow>
        <mo stretchy="false">)</mo>
      </mrow>
    </mrow>
    <annotation encoding="StarMath 5.0">"By the matrix determinant lemma, " (C (s I - A)^-1 L + 1) func det (s I - A) = func det (s I - A + L C)</annotation>
  </semantics>
</math>
</file>

<file path=Object 56/content.xml><?xml version="1.0" encoding="utf-8"?>
<math xmlns="http://www.w3.org/1998/Math/MathML">
  <semantics>
    <mrow>
      <mtext>same denominator since it will also blow up at the poles where </mtext>
      <mrow>
        <mo stretchy="false">(</mo>
        <mrow>
          <mi>s</mi>
          <mrow>
            <mi>I</mi>
            <mi mathvariant="normal">−</mi>
            <mi>A</mi>
          </mrow>
        </mrow>
        <mo stretchy="false">)</mo>
      </mrow>
      <mtext> is singular.</mtext>
    </mrow>
    <annotation encoding="StarMath 5.0">"same denominator since it will also blow up at the poles where " (s I - A) " is singular."</annotation>
  </semantics>
</math>
</file>

<file path=Object 57/content.xml><?xml version="1.0" encoding="utf-8"?>
<math xmlns="http://www.w3.org/1998/Math/MathML">
  <semantics>
    <mrow>
      <mtext>so </mtext>
      <mi>C</mi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row>
          <mrow>
            <mi>L</mi>
            <mo stretchy="false">+</mo>
            <mn>1</mn>
          </mrow>
          <mi mathvariant="normal">=</mi>
          <mfrac>
            <mrow>
              <mi>det</mi>
              <mrow>
                <mo stretchy="false">(</mo>
                <mrow>
                  <mi>s</mi>
                  <mrow>
                    <mrow>
                      <mi>I</mi>
                      <mi mathvariant="normal">−</mi>
                      <mi>A</mi>
                    </mrow>
                    <mo stretchy="false">+</mo>
                    <mi>L</mi>
                  </mrow>
                  <mi>C</mi>
                </mrow>
                <mo stretchy="false">)</mo>
              </mrow>
            </mrow>
            <mrow>
              <mi>det</mi>
              <mrow>
                <mo stretchy="false">(</mo>
                <mrow>
                  <mi>s</mi>
                  <mrow>
                    <mi>I</mi>
                    <mi mathvariant="normal">−</mi>
                    <mi>A</mi>
                  </mrow>
                </mrow>
                <mo stretchy="false">)</mo>
              </mrow>
            </mrow>
          </mfrac>
        </mrow>
        <mi mathvariant="normal">=</mi>
        <mfrac>
          <mrow>
            <mi>C</mi>
            <mrow>
              <mo stretchy="false">(</mo>
              <mi>s</mi>
              <mo stretchy="false">)</mo>
            </mrow>
          </mrow>
          <mrow>
            <mi>A</mi>
            <mrow>
              <mo stretchy="false">(</mo>
              <mi>s</mi>
              <mo stretchy="false">)</mo>
            </mrow>
          </mrow>
        </mfrac>
      </mrow>
      <mtext>, and we have </mtext>
      <mi>C</mi>
      <mrow>
        <mrow>
          <mo stretchy="false">(</mo>
          <mi>s</mi>
          <mo stretchy="false">)</mo>
        </mrow>
        <mi mathvariant="normal">=</mi>
        <mi>det</mi>
      </mrow>
      <mrow>
        <mo stretchy="false">(</mo>
        <mrow>
          <mi>s</mi>
          <mrow>
            <mrow>
              <mi>I</mi>
              <mi mathvariant="normal">−</mi>
              <mi>A</mi>
            </mrow>
            <mo stretchy="false">+</mo>
            <mi>L</mi>
          </mrow>
          <mi>C</mi>
        </mrow>
        <mo stretchy="false">)</mo>
      </mrow>
    </mrow>
    <annotation encoding="StarMath 5.0">"so " C (s I - A)^-1 L + 1 = {func det (s I - A + L C)} over {func det (s I - A)} = {C(s)} over {A(s)} ", and we have " C(s) = func det (s I - A + L C)</annotation>
  </semantics>
</math>
</file>

<file path=Object 58/content.xml><?xml version="1.0" encoding="utf-8"?>
<math xmlns="http://www.w3.org/1998/Math/MathML">
  <semantics>
    <mrow>
      <mtext>Since </mtext>
      <mrow>
        <mi>B</mi>
        <mi mathvariant="normal">=</mi>
        <msub>
          <mi>B</mi>
          <mi>w</mi>
        </msub>
      </mrow>
      <mtext> in this problem, </mtext>
      <mi>C</mi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i>B</mi>
        <mi mathvariant="normal">=</mi>
        <mi>C</mi>
      </mrow>
      <msup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row>
          <mi mathvariant="normal">−</mi>
          <mn>1</mn>
        </mrow>
      </msup>
      <mrow>
        <msub>
          <mi>B</mi>
          <mi>w</mi>
        </msub>
        <mi mathvariant="normal">=</mi>
        <msub>
          <mi>G</mi>
          <mi>w</mi>
        </msub>
      </mrow>
      <mrow>
        <mrow>
          <mrow>
            <mo stretchy="false">(</mo>
            <mi>s</mi>
            <mo stretchy="false">)</mo>
          </mrow>
          <mi mathvariant="normal">=</mi>
          <mfrac>
            <mn>1</mn>
            <mrow>
              <mrow>
                <msup>
                  <mi>s</mi>
                  <mn>2</mn>
                </msup>
                <mo stretchy="false">+</mo>
                <mn>0.5</mn>
              </mrow>
              <mrow>
                <mi>s</mi>
                <mo stretchy="false">+</mo>
                <mn>2</mn>
              </mrow>
            </mrow>
          </mfrac>
        </mrow>
        <mi mathvariant="normal">=</mi>
        <mfrac>
          <mrow>
            <mi>B</mi>
            <mrow>
              <mo stretchy="false">(</mo>
              <mi>s</mi>
              <mo stretchy="false">)</mo>
            </mrow>
          </mrow>
          <mrow>
            <mi>A</mi>
            <mrow>
              <mo stretchy="false">(</mo>
              <mi>s</mi>
              <mo stretchy="false">)</mo>
            </mrow>
          </mrow>
        </mfrac>
      </mrow>
    </mrow>
    <annotation encoding="StarMath 5.0">"Since " B = B_w " in this problem, " C (s I - A)^-1 B = C (s I - A)^-1 B_w = G_w(s) = 1 over {s^2 + 0.5 s + 2} = {B(s)} over {A(s)}</annotation>
  </semantics>
</math>
</file>

<file path=Object 59/content.xml><?xml version="1.0" encoding="utf-8"?>
<math xmlns="http://www.w3.org/1998/Math/MathML">
  <semantics>
    <mrow>
      <mi>B</mi>
      <mrow>
        <mrow>
          <mo stretchy="false">(</mo>
          <mi>s</mi>
          <mo stretchy="false">)</mo>
        </mrow>
        <mi mathvariant="normal">=</mi>
        <mn>1,</mn>
      </mrow>
      <mi/>
      <mi>A</mi>
      <mrow>
        <mrow>
          <mo stretchy="false">(</mo>
          <mi>s</mi>
          <mo stretchy="false">)</mo>
        </mrow>
        <mi mathvariant="normal">=</mi>
        <mi>det</mi>
      </mrow>
      <mrow>
        <mrow>
          <mo stretchy="false">(</mo>
          <mrow>
            <mi>s</mi>
            <mrow>
              <mi>I</mi>
              <mi mathvariant="normal">−</mi>
              <mi>A</mi>
            </mrow>
          </mrow>
          <mo stretchy="false">)</mo>
        </mrow>
        <mi mathvariant="normal">=</mi>
        <mrow>
          <msup>
            <mi>s</mi>
            <mn>2</mn>
          </msup>
          <mo stretchy="false">+</mo>
          <mn>0.5</mn>
        </mrow>
      </mrow>
      <mrow>
        <mi>s</mi>
        <mo stretchy="false">+</mo>
        <mn>2</mn>
      </mrow>
    </mrow>
    <annotation encoding="StarMath 5.0">B(s) = 1,` A(s) = func det (s I - A) = s^2 + 0.5 s + 2</annotation>
  </semantics>
</math>
</file>

<file path=Object 6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i>N</mi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i>N</mi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N-1}^o [x(N-1)] = func max_{u(N-1)} left [ (1 - u(N-1)) x(N-1) + E_{w(N-1)} lbrace J_{N}^o [x(N)] rbrace right ]</annotation>
  </semantics>
</math>
</file>

<file path=Object 60/content.xml><?xml version="1.0" encoding="utf-8"?>
<math xmlns="http://www.w3.org/1998/Math/MathML">
  <semantics>
    <mrow>
      <mtext>With </mtext>
      <mrow>
        <mo stretchy="false">ρ</mo>
        <mi mathvariant="normal">=</mi>
        <mn>2,</mn>
      </mrow>
      <mi/>
      <mrow>
        <mi>L</mi>
        <mi mathvariant="normal">=</mi>
        <msup>
          <mrow>
            <mi stretchy="false" mathvariant="normal">[</mi>
            <mtable>
              <mtr>
                <mtd>
                  <mn>0.8809</mn>
                </mtd>
                <mtd>
                  <mn>0.388</mn>
                </mtd>
              </mtr>
            </mtable>
            <mi stretchy="false" mathvariant="normal">]</mi>
          </mrow>
          <mi>T</mi>
        </msup>
      </mrow>
      <mtext> from part a.</mtext>
    </mrow>
    <annotation encoding="StarMath 5.0">"With " %rho = 2,` L = [matrix{0.8809 # 0.388}]^T " from part a."</annotation>
  </semantics>
</math>
</file>

<file path=Object 61/content.xml><?xml version="1.0" encoding="utf-8"?>
<math xmlns="http://www.w3.org/1998/Math/MathML">
  <semantics>
    <mrow>
      <mi>C</mi>
      <mrow>
        <mrow>
          <mo stretchy="false">(</mo>
          <mi>s</mi>
          <mo stretchy="false">)</mo>
        </mrow>
        <mi mathvariant="normal">=</mi>
        <mi>det</mi>
      </mrow>
      <mrow>
        <mrow>
          <mo stretchy="false">(</mo>
          <mrow>
            <mi>s</mi>
            <mrow>
              <mrow>
                <mi>I</mi>
                <mi mathvariant="normal">−</mi>
                <mi>A</mi>
              </mrow>
              <mo stretchy="false">+</mo>
              <mi>L</mi>
            </mrow>
            <mi>C</mi>
          </mrow>
          <mo stretchy="false">)</mo>
        </mrow>
        <mi mathvariant="normal">=</mi>
        <mi>det</mi>
      </mrow>
      <mfenced open="" close="">
        <mrow>
          <mrow>
            <mrow>
              <mfenced open="[" close="]">
                <mtable>
                  <mtr>
                    <mtd>
                      <mi>s</mi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i>s</mi>
                    </mtd>
                  </mtr>
                </mtable>
              </mfenced>
              <mi mathvariant="normal">−</mi>
              <mfenced open="[" close="]">
                <mtable>
                  <mtr>
                    <mtd>
                      <mn>0</mn>
                    </mtd>
                    <mtd>
                      <mn>1</mn>
                    </mtd>
                  </mtr>
                  <mtr>
                    <mtd>
                      <mrow>
                        <mi mathvariant="normal">−</mi>
                        <mn>2</mn>
                      </mrow>
                    </mtd>
                    <mtd>
                      <mrow>
                        <mi mathvariant="normal">−</mi>
                        <mn>0.5</mn>
                      </mrow>
                    </mtd>
                  </mtr>
                </mtable>
              </mfenced>
            </mrow>
            <mo stretchy="false">+</mo>
            <mfenced open="[" close="]">
              <mtable>
                <mtr>
                  <mtd>
                    <mn>0.8809</mn>
                  </mtd>
                </mtr>
                <mtr>
                  <mtd>
                    <mn>0.388</mn>
                  </mtd>
                </mtr>
              </mtable>
            </mfenced>
          </mrow>
          <mrow>
            <mi stretchy="false" mathvariant="normal">[</mi>
            <mtable>
              <mtr>
                <mtd>
                  <mn>1</mn>
                </mtd>
                <mtd>
                  <mn>0</mn>
                </mtd>
              </mtr>
            </mtable>
            <mi stretchy="false" mathvariant="normal">]</mi>
          </mrow>
        </mrow>
      </mfenced>
    </mrow>
    <annotation encoding="StarMath 5.0">C(s) = func det (s I - A + L C) = func det left ( left [ matrix { s # 0 ## 0 # s } right ] - left [ matrix { 0 # 1 ## -2 # -0.5 } right ] + left [ matrix { 0.8809 ## 0.388 } right ] [matrix{1 # 0}] right )</annotation>
  </semantics>
</math>
</file>

<file path=Object 62/content.xml><?xml version="1.0" encoding="utf-8"?>
<math xmlns="http://www.w3.org/1998/Math/MathML">
  <semantics>
    <mrow>
      <mi>C</mi>
      <mrow>
        <mrow>
          <mo stretchy="false">(</mo>
          <mi>s</mi>
          <mo stretchy="false">)</mo>
        </mrow>
        <mi mathvariant="normal">=</mi>
        <mi>det</mi>
      </mrow>
      <mrow>
        <mfenced open="[" close="]">
          <mtable>
            <mtr>
              <mtd>
                <mrow>
                  <mi>s</mi>
                  <mo stretchy="false">+</mo>
                  <mn>0.8809</mn>
                </mrow>
              </mtd>
              <mtd>
                <mrow>
                  <mi mathvariant="normal">−</mi>
                  <mn>1</mn>
                </mrow>
              </mtd>
            </mtr>
            <mtr>
              <mtd>
                <mn>2.388</mn>
              </mtd>
              <mtd>
                <mrow>
                  <mi>s</mi>
                  <mo stretchy="false">+</mo>
                  <mn>0.5</mn>
                </mrow>
              </mtd>
            </mtr>
          </mtable>
        </mfenced>
        <mi mathvariant="normal">=</mi>
        <mrow>
          <msup>
            <mi>s</mi>
            <mn>2</mn>
          </msup>
          <mo stretchy="false">+</mo>
          <mn>0.5</mn>
        </mrow>
      </mrow>
      <mrow>
        <mi>s</mi>
        <mo stretchy="false">+</mo>
        <mn>0.8809</mn>
      </mrow>
      <mrow>
        <mrow>
          <mrow>
            <mi>s</mi>
            <mo stretchy="false">+</mo>
            <mn>0.4404</mn>
          </mrow>
          <mo stretchy="false">+</mo>
          <mn>2.388</mn>
        </mrow>
        <mi mathvariant="normal">=</mi>
        <mrow>
          <msup>
            <mi>s</mi>
            <mn>2</mn>
          </msup>
          <mo stretchy="false">+</mo>
          <mn>1.3809</mn>
        </mrow>
      </mrow>
      <mrow>
        <mi>s</mi>
        <mo stretchy="false">+</mo>
        <mn>2.8284</mn>
      </mrow>
    </mrow>
    <annotation encoding="StarMath 5.0">C(s) = func det left [ matrix { s + 0.8809 # -1 ## 2.388 # s + 0.5 } right ] = s^2 + 0.5 s + 0.8809 s + 0.4404 + 2.388 = s^2 + 1.3809 s + 2.8284</annotation>
  </semantics>
</math>
</file>

<file path=Object 63/content.xml><?xml version="1.0" encoding="utf-8"?>
<math xmlns="http://www.w3.org/1998/Math/MathML">
  <semantics>
    <mrow>
      <mfrac>
        <mi>d</mi>
        <mi mathvariant="italic">dt</mi>
      </mfrac>
      <mi>x</mi>
      <mrow>
        <mrow>
          <mo stretchy="false">(</mo>
          <mi>t</mi>
          <mo stretchy="false">)</mo>
        </mrow>
        <mi mathvariant="normal">=</mi>
        <mi>A</mi>
      </mrow>
      <mi>x</mi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o stretchy="false">(</mo>
        <mi>t</mi>
        <mo stretchy="false">)</mo>
      </mrow>
      <mi>,</mi>
      <mi/>
      <mi>E</mi>
      <mrow>
        <mrow>
          <mi stretchy="false" mathvariant="normal">{</mi>
          <mrow>
            <mi>w</mi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n>0,</mn>
      </mrow>
      <mi/>
      <mi>E</mi>
      <mrow>
        <mrow>
          <mi stretchy="false" mathvariant="normal">{</mi>
          <mrow>
            <mi>w</mi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  <msup>
              <mi>w</mi>
              <mi>T</mi>
            </msup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i>W</mi>
      </mrow>
      <mo stretchy="false">δ</mo>
      <mrow>
        <mo stretchy="false">(</mo>
        <mo stretchy="false">τ</mo>
        <mo stretchy="false">)</mo>
      </mrow>
    </mrow>
    <annotation encoding="StarMath 5.0">d over dt x(t) = A x(t) + B u(t) + B_w w(t) ,` E lbrace w(t) rbrace = 0,` E lbrace w(t + %tau) w^T(t) rbrace = W %delta(%tau)</annotation>
  </semantics>
</math>
</file>

<file path=Object 64/content.xml><?xml version="1.0" encoding="utf-8"?>
<math xmlns="http://www.w3.org/1998/Math/MathML">
  <semantics>
    <mrow>
      <mi>E</mi>
      <mrow>
        <mrow>
          <mi stretchy="false" mathvariant="normal">{</mi>
          <mrow>
            <mi>x</mi>
            <mrow>
              <mo stretchy="false">(</mo>
              <mn>0</mn>
              <mo stretchy="false">)</mo>
            </mrow>
          </mrow>
          <mi stretchy="false" mathvariant="normal">}</mi>
        </mrow>
        <mi mathvariant="normal">=</mi>
        <msub>
          <mi>x</mi>
          <mn>0,</mn>
        </msub>
      </mrow>
      <mi/>
      <mi>E</mi>
      <mrow>
        <mrow>
          <mi stretchy="false" mathvariant="normal">{</mi>
          <mrow>
            <mrow>
              <mo stretchy="false">(</mo>
              <mrow>
                <mi>x</mi>
                <mrow>
                  <mrow>
                    <mo stretchy="false">(</mo>
                    <mn>0</mn>
                    <mo stretchy="false">)</mo>
                  </mrow>
                  <mi mathvariant="normal">−</mi>
                  <msub>
                    <mi>x</mi>
                    <mn>0</mn>
                  </msub>
                </mrow>
              </mrow>
              <mo stretchy="false">)</mo>
            </mrow>
            <msup>
              <mrow>
                <mo stretchy="false">(</mo>
                <mrow>
                  <mi>x</mi>
                  <mrow>
                    <mrow>
                      <mo stretchy="false">(</mo>
                      <mn>0</mn>
                      <mo stretchy="false">)</mo>
                    </mrow>
                    <mi mathvariant="normal">−</mi>
                    <msub>
                      <mi>x</mi>
                      <mn>0</mn>
                    </msub>
                  </mrow>
                </mrow>
                <mo stretchy="false">)</mo>
              </mrow>
              <mi>T</mi>
            </msup>
          </mrow>
          <mi stretchy="false" mathvariant="normal">}</mi>
        </mrow>
        <mi mathvariant="normal">=</mi>
        <msub>
          <mi>X</mi>
          <mn>0</mn>
        </msub>
      </mrow>
    </mrow>
    <annotation encoding="StarMath 5.0">E lbrace x(0) rbrace = x_0,` E lbrace (x(0) - x_0) (x(0) - x_0)^T rbrace = X_0</annotation>
  </semantics>
</math>
</file>

<file path=Object 65/content.xml><?xml version="1.0" encoding="utf-8"?>
<math xmlns="http://www.w3.org/1998/Math/MathML">
  <semantics>
    <mrow>
      <mi>y</mi>
      <mrow>
        <mrow>
          <mo stretchy="false">(</mo>
          <mi>t</mi>
          <mo stretchy="false">)</mo>
        </mrow>
        <mi mathvariant="normal">=</mi>
        <mi>C</mi>
      </mrow>
      <mi>x</mi>
      <mrow>
        <mrow>
          <mo stretchy="false">(</mo>
          <mi>t</mi>
          <mo stretchy="false">)</mo>
        </mrow>
        <mo stretchy="false">+</mo>
        <msub>
          <mi>v</mi>
          <mi>A</mi>
        </msub>
      </mrow>
      <mrow>
        <mo stretchy="false">(</mo>
        <mi>t</mi>
        <mo stretchy="false">)</mo>
      </mrow>
      <mi>,</mi>
      <mi/>
      <mi>E</mi>
      <mrow>
        <mrow>
          <mi stretchy="false" mathvariant="normal">{</mi>
          <mrow>
            <msub>
              <mi>v</mi>
              <mi>A</mi>
            </msub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n>0,</mn>
      </mrow>
      <mi/>
      <mi>E</mi>
      <mrow>
        <mrow>
          <mi stretchy="false" mathvariant="normal">{</mi>
          <mrow>
            <msub>
              <mi>v</mi>
              <mi>A</mi>
            </msub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  <msubsup>
              <mi>v</mi>
              <mi>A</mi>
              <mi>T</mi>
            </msubsup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sub>
          <mi>V</mi>
          <mi>A</mi>
        </msub>
      </mrow>
      <mo stretchy="false">δ</mo>
      <mrow>
        <mo stretchy="false">(</mo>
        <mo stretchy="false">τ</mo>
        <mo stretchy="false">)</mo>
      </mrow>
    </mrow>
    <annotation encoding="StarMath 5.0">y(t) = C x(t) + v_A(t) ,` E lbrace v_A(t) rbrace = 0,` E lbrace v_A(t + %tau) v_A^T(t) rbrace = V_A %delta(%tau)</annotation>
  </semantics>
</math>
</file>

<file path=Object 66/content.xml><?xml version="1.0" encoding="utf-8"?>
<math xmlns="http://www.w3.org/1998/Math/MathML">
  <semantics>
    <mrow>
      <mi>E</mi>
      <mrow>
        <mrow>
          <mi stretchy="false" mathvariant="normal">{</mi>
          <mrow>
            <msub>
              <mi>v</mi>
              <mi mathvariant="italic">Bi</mi>
            </msub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n>0,</mn>
      </mrow>
      <mi/>
      <mi>E</mi>
      <mrow>
        <mrow>
          <mi stretchy="false" mathvariant="normal">{</mi>
          <mrow>
            <msub>
              <mi>v</mi>
              <mi mathvariant="italic">Bi</mi>
            </msub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  <msubsup>
              <mi>v</mi>
              <mi mathvariant="italic">Bi</mi>
              <mi>T</mi>
            </msubsup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sub>
          <mi>V</mi>
          <mi>B</mi>
        </msub>
      </mrow>
      <mo stretchy="false">δ</mo>
      <mrow>
        <mo stretchy="false">(</mo>
        <mo stretchy="false">τ</mo>
        <mo stretchy="false">)</mo>
      </mrow>
      <mi>,</mi>
      <mi/>
      <mi>E</mi>
      <mrow>
        <mrow>
          <mi stretchy="false" mathvariant="normal">{</mi>
          <mrow>
            <msub>
              <mi>v</mi>
              <mi mathvariant="italic">B1</mi>
            </msub>
            <mrow>
              <mo stretchy="false">(</mo>
              <mrow>
                <mi>t</mi>
                <mo stretchy="false">+</mo>
                <mo stretchy="false">τ</mo>
              </mrow>
              <mo stretchy="false">)</mo>
            </mrow>
            <msubsup>
              <mi>v</mi>
              <mi mathvariant="italic">B2</mi>
              <mi>T</mi>
            </msubsup>
            <mrow>
              <mo stretchy="false">(</mo>
              <mi>t</mi>
              <mo stretchy="false">)</mo>
            </mrow>
          </mrow>
          <mi stretchy="false" mathvariant="normal">}</mi>
        </mrow>
        <mi mathvariant="normal">=</mi>
        <mn>0</mn>
      </mrow>
    </mrow>
    <annotation encoding="StarMath 5.0">E lbrace v_Bi(t) rbrace = 0,` E lbrace v_Bi(t + %tau) v_Bi^T(t) rbrace = V_B %delta(%tau) ,` E lbrace v_B1(t + %tau) v_B2^T(t) rbrace = 0</annotation>
  </semantics>
</math>
</file>

<file path=Object 67/content.xml><?xml version="1.0" encoding="utf-8"?>
<math xmlns="http://www.w3.org/1998/Math/MathML">
  <semantics>
    <mrow>
      <msub>
        <mi>y</mi>
        <mi>B</mi>
      </msub>
      <mrow>
        <mrow>
          <mrow>
            <mo stretchy="false">(</mo>
            <mi>t</mi>
            <mo stretchy="false">)</mo>
          </mrow>
          <mi mathvariant="normal">=</mi>
          <mfenced open="[" close="]">
            <mtable>
              <mtr>
                <mtd>
                  <mrow>
                    <msub>
                      <mi>y</mi>
                      <mn>1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</mfenced>
        </mrow>
        <mi mathvariant="normal">=</mi>
        <mfenced open="[" close="]">
          <mtable>
            <mtr>
              <mtd>
                <mi>C</mi>
              </mtd>
            </mtr>
            <mtr>
              <mtd>
                <mi>C</mi>
              </mtd>
            </mtr>
          </mtable>
        </mfenced>
      </mrow>
      <mi>x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row>
                  <msub>
                    <mi>v</mi>
                    <mi mathvariant="italic">B1</mi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v</mi>
                    <mi mathvariant="italic">B2</mi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</mrow>
    </mrow>
    <annotation encoding="StarMath 5.0">y_B(t) = left [ matrix { y_1(t) ## y_2(t) } right ] = left [ matrix { C ## C } right ] x(t) + left [ matrix { v_B1(t) ## v_B2(t) } right ]</annotation>
  </semantics>
</math>
</file>

<file path=Object 68/content.xml><?xml version="1.0" encoding="utf-8"?>
<math xmlns="http://www.w3.org/1998/Math/MathML">
  <semantics>
    <mrow>
      <mtext>continuous Riccati equation for configuration A: </mtext>
      <mi>A</mi>
      <mrow>
        <msub>
          <mi>M</mi>
          <mi>A</mi>
        </msub>
        <mo stretchy="false">+</mo>
        <msub>
          <mi>M</mi>
          <mi>A</mi>
        </msub>
      </mrow>
      <mrow>
        <msup>
          <mi>A</mi>
          <mi>T</mi>
        </msup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sub>
          <mi>M</mi>
          <mi>A</mi>
        </msub>
      </mrow>
      <msup>
        <mi>C</mi>
        <mi>T</mi>
      </msup>
      <msubsup>
        <mi>V</mi>
        <mi>A</mi>
        <mrow>
          <mi mathvariant="normal">−</mi>
          <mn>1</mn>
        </mrow>
      </msubsup>
      <mi>C</mi>
      <msub>
        <mi>M</mi>
        <mi>A</mi>
      </msub>
    </mrow>
    <annotation encoding="StarMath 5.0">"continuous Riccati equation for configuration A: " A M_A + M_A A^T = -B_w W B_w^T + M_A C^T V_A^-1 C M_A</annotation>
  </semantics>
</math>
</file>

<file path=Object 69/content.xml><?xml version="1.0" encoding="utf-8"?>
<math xmlns="http://www.w3.org/1998/Math/MathML">
  <semantics>
    <mrow>
      <mtext>in order to have </mtext>
      <mrow>
        <msub>
          <mi>M</mi>
          <mi>A</mi>
        </msub>
        <mi mathvariant="normal">=</mi>
        <msub>
          <mi>M</mi>
          <mi>B</mi>
        </msub>
      </mrow>
      <mi>,</mi>
      <mi/>
      <msup>
        <mi>C</mi>
        <mi>T</mi>
      </msup>
      <msubsup>
        <mi>V</mi>
        <mi>A</mi>
        <mrow>
          <mi mathvariant="normal">−</mi>
          <mn>1</mn>
        </mrow>
      </msubsup>
      <mrow>
        <mi>C</mi>
        <mi mathvariant="normal">=</mi>
        <mrow>
          <mi stretchy="false" mathvariant="normal">[</mi>
          <mtable>
            <mtr>
              <mtd>
                <msup>
                  <mi>C</mi>
                  <mi>T</mi>
                </msup>
              </mtd>
              <mtd>
                <msup>
                  <mi>C</mi>
                  <mi>T</mi>
                </msup>
              </mtd>
            </mtr>
          </mtable>
          <mi stretchy="false" mathvariant="normal">]</mi>
        </mrow>
      </mrow>
      <msup>
        <mfenced open="[" close="]">
          <mtable>
            <mtr>
              <mtd>
                <msub>
                  <mi>V</mi>
                  <mi>B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V</mi>
                  <mi>B</mi>
                </msub>
              </mtd>
            </mtr>
          </mtable>
        </mfenced>
        <mrow>
          <mi mathvariant="normal">−</mi>
          <mn>1</mn>
        </mrow>
      </msup>
      <mrow>
        <mfenced open="[" close="]">
          <mtable>
            <mtr>
              <mtd>
                <mi>C</mi>
              </mtd>
            </mtr>
            <mtr>
              <mtd>
                <mi>C</mi>
              </mtd>
            </mtr>
          </mtable>
        </mfenced>
        <mi mathvariant="normal">=</mi>
        <mrow>
          <mi stretchy="false" mathvariant="normal">[</mi>
          <mtable>
            <mtr>
              <mtd>
                <msup>
                  <mi>C</mi>
                  <mi>T</mi>
                </msup>
              </mtd>
              <mtd>
                <msup>
                  <mi>C</mi>
                  <mi>T</mi>
                </msup>
              </mtd>
            </mtr>
          </mtable>
          <mi stretchy="false" mathvariant="normal">]</mi>
        </mrow>
      </mrow>
      <mrow>
        <mfenced open="[" close="]">
          <mtable>
            <mtr>
              <mtd>
                <mrow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  <mi>C</mi>
                </mrow>
              </mtd>
            </mtr>
            <mtr>
              <mtd>
                <mrow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  <mi>C</mi>
                </mrow>
              </mtd>
            </mtr>
          </mtable>
        </mfenced>
        <mi mathvariant="normal">=</mi>
        <mn>2</mn>
      </mrow>
      <msup>
        <mi>C</mi>
        <mi>T</mi>
      </msup>
      <msubsup>
        <mi>V</mi>
        <mi>B</mi>
        <mrow>
          <mi mathvariant="normal">−</mi>
          <mn>1</mn>
        </mrow>
      </msubsup>
      <mi>C</mi>
    </mrow>
    <annotation encoding="StarMath 5.0">"in order to have " M_A = M_B ,` C^T V_A^-1 C = [matrix{C^T # C^T}] left [ matrix { V_B # 0 ## 0 # V_B } right ]^-1 left [ matrix{ C ## C } right ] = [matrix{C^T # C^T}] left [ matrix{ V_B^-1 C ## V_B^-1 C } right ] = 2 C^T V_B^-1 C</annotation>
  </semantics>
</math>
</file>

<file path=Object 7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i>x</mi>
              <mrow>
                <mo stretchy="false">(</mo>
                <mi>N</mi>
                <mo stretchy="false">)</mo>
              </mrow>
            </mrow>
            <mi stretchy="false" mathvariant="normal">}</mi>
          </mrow>
        </mrow>
      </mfenced>
    </mrow>
    <annotation encoding="StarMath 5.0">J_{N-1}^o [x(N-1)] = func max_{u(N-1)} left [ (1 - u(N-1)) x(N-1) + E_{w(N-1)} lbrace x(N) rbrace right ]</annotation>
  </semantics>
</math>
</file>

<file path=Object 70/content.xml><?xml version="1.0" encoding="utf-8"?>
<math xmlns="http://www.w3.org/1998/Math/MathML">
  <semantics>
    <mrow>
      <mtext>for configuration B: </mtext>
      <mi>A</mi>
      <mrow>
        <msub>
          <mi>M</mi>
          <mi>B</mi>
        </msub>
        <mo stretchy="false">+</mo>
        <msub>
          <mi>M</mi>
          <mi>B</mi>
        </msub>
      </mrow>
      <mrow>
        <msup>
          <mi>A</mi>
          <mi>T</mi>
        </msup>
        <mi mathvariant="normal">=</mi>
        <mrow>
          <mi mathvariant="normal">−</mi>
          <msub>
            <mi>B</mi>
            <mi>w</mi>
          </msub>
        </mrow>
      </mrow>
      <mi>W</mi>
      <mrow>
        <msubsup>
          <mi>B</mi>
          <mi>w</mi>
          <mi>T</mi>
        </msubsup>
        <mo stretchy="false">+</mo>
        <msub>
          <mi>M</mi>
          <mi>B</mi>
        </msub>
      </mrow>
      <mrow>
        <mi stretchy="false" mathvariant="normal">[</mi>
        <mtable>
          <mtr>
            <mtd>
              <msup>
                <mi>C</mi>
                <mi>T</mi>
              </msup>
            </mtd>
            <mtd>
              <msup>
                <mi>C</mi>
                <mi>T</mi>
              </msup>
            </mtd>
          </mtr>
        </mtable>
        <mi stretchy="false" mathvariant="normal">]</mi>
      </mrow>
      <msup>
        <mfenced open="[" close="]">
          <mtable>
            <mtr>
              <mtd>
                <msub>
                  <mi>V</mi>
                  <mi>B</mi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V</mi>
                  <mi>B</mi>
                </msub>
              </mtd>
            </mtr>
          </mtable>
        </mfenced>
        <mrow>
          <mi mathvariant="normal">−</mi>
          <mn>1</mn>
        </mrow>
      </msup>
      <mfenced open="[" close="]">
        <mtable>
          <mtr>
            <mtd>
              <mi>C</mi>
            </mtd>
          </mtr>
          <mtr>
            <mtd>
              <mi>C</mi>
            </mtd>
          </mtr>
        </mtable>
      </mfenced>
      <msub>
        <mi>M</mi>
        <mi>B</mi>
      </msub>
    </mrow>
    <annotation encoding="StarMath 5.0">"for configuration B: " A M_B + M_B A^T = -B_w W B_w^T + M_B [matrix{C^T # C^T}] left [ matrix { V_B # 0 ## 0 # V_B } right ]^-1 left [ matrix{ C ## C } right ] M_B</annotation>
  </semantics>
</math>
</file>

<file path=Object 71/content.xml><?xml version="1.0" encoding="utf-8"?>
<math xmlns="http://www.w3.org/1998/Math/MathML">
  <semantics>
    <mrow>
      <mtext>so </mtext>
      <mrow>
        <msub>
          <mi>M</mi>
          <mi>A</mi>
        </msub>
        <mi mathvariant="normal">=</mi>
        <msub>
          <mi>M</mi>
          <mi>B</mi>
        </msub>
      </mrow>
      <mtext> if </mtext>
      <mrow>
        <msubsup>
          <mi>V</mi>
          <mi>A</mi>
          <mrow>
            <mi mathvariant="normal">−</mi>
            <mn>1</mn>
          </mrow>
        </msubsup>
        <mi mathvariant="normal">=</mi>
        <mn>2</mn>
      </mrow>
      <msubsup>
        <mi>V</mi>
        <mi>B</mi>
        <mrow>
          <mi mathvariant="normal">−</mi>
          <mn>1</mn>
        </mrow>
      </msubsup>
      <mtext>, or </mtext>
      <mrow>
        <msub>
          <mi>V</mi>
          <mi>B</mi>
        </msub>
        <mi mathvariant="normal">=</mi>
        <mn>2</mn>
      </mrow>
      <msub>
        <mi>V</mi>
        <mi>A</mi>
      </msub>
    </mrow>
    <annotation encoding="StarMath 5.0">"so " M_A = M_B " if " V_A^-1 = 2 V_B^-1 ", or " V_B = 2 V_A</annotation>
  </semantics>
</math>
</file>

<file path=Object 72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fenced open="" close="">
          <mrow>
            <mrow>
              <mi>A</mi>
              <mi mathvariant="normal">−</mi>
              <msub>
                <mi>L</mi>
                <mi>B</mi>
              </msub>
            </mrow>
            <mfenced open="[" close="]">
              <mtable>
                <mtr>
                  <mtd>
                    <mi>C</mi>
                  </mtd>
                </mtr>
                <mtr>
                  <mtd>
                    <mi>C</mi>
                  </mtd>
                </mtr>
              </mtable>
            </mfenced>
          </mrow>
        </mfenced>
      </mrow>
      <mover accent="true">
        <mi>x</mi>
        <mo stretchy="false">˜</mo>
      </mover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sub>
          <mi>L</mi>
          <mi>B</mi>
        </msub>
      </mrow>
      <mfenced open="[" close="]">
        <mtable>
          <mtr>
            <mtd>
              <mrow>
                <msub>
                  <mi>v</mi>
                  <mi mathvariant="italic">B2</mi>
                </msub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i>v</mi>
                  <mi mathvariant="italic">B2</mi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tilde x(t) = left ( A - L_B left [ matrix { C ## C } right ] right ) tilde x(t) + B_w w(t) - L_B left [ matrix { v_B2(t) ## v_B2(t) } right ]</annotation>
  </semantics>
</math>
</file>

<file path=Object 73/content.xml><?xml version="1.0" encoding="utf-8"?>
<math xmlns="http://www.w3.org/1998/Math/MathML">
  <semantics>
    <mrow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i>x</mi>
      </mrow>
      <mrow>
        <mrow>
          <mo stretchy="false">(</mo>
          <mi>t</mi>
          <mo stretchy="false">)</mo>
        </mrow>
        <mi mathvariant="normal">−</mi>
        <mover accent="true">
          <mi>x</mi>
          <mo stretchy="false">ˆ</mo>
        </mover>
      </mrow>
      <mrow>
        <mo stretchy="false">(</mo>
        <mi>t</mi>
        <mo stretchy="false">)</mo>
      </mrow>
      <mi>,</mi>
      <mi/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i>A</mi>
      </mrow>
      <mrow>
        <mrow>
          <mo stretchy="false">(</mo>
          <mrow>
            <mi>x</mi>
            <mrow>
              <mrow>
                <mo stretchy="false">(</mo>
                <mi>t</mi>
                <mo stretchy="false">)</mo>
              </mrow>
              <mi mathvariant="normal">−</mi>
              <mover accent="true">
                <mi>x</mi>
                <mo stretchy="false">ˆ</mo>
              </mover>
            </mrow>
            <mrow>
              <mo stretchy="false">(</mo>
              <mi>t</mi>
              <mo stretchy="false">)</mo>
            </mrow>
          </mrow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sub>
          <mi>L</mi>
          <mi>B</mi>
        </msub>
      </mrow>
      <mfenced open="" close="">
        <mrow>
          <mi>y</mi>
          <mrow>
            <mrow>
              <mo stretchy="false">(</mo>
              <mi>t</mi>
              <mo stretchy="false">)</mo>
            </mrow>
            <mi mathvariant="normal">−</mi>
            <mfenced open="[" close="]">
              <mtable>
                <mtr>
                  <mtd>
                    <mi>C</mi>
                  </mtd>
                </mtr>
                <mtr>
                  <mtd>
                    <mi>C</mi>
                  </mtd>
                </mtr>
              </mtable>
            </mfenced>
          </mrow>
          <mover accent="true">
            <mi>x</mi>
            <mo stretchy="false">ˆ</mo>
          </mover>
          <mrow>
            <mo stretchy="false">(</mo>
            <mi>t</mi>
            <mo stretchy="false">)</mo>
          </mrow>
        </mrow>
      </mfenced>
    </mrow>
    <annotation encoding="StarMath 5.0">tilde x(t) = x(t) - hat x(t) ,` d over dt tilde x(t) = A (x(t) - hat x(t)) + B_w w(t) - L_B left ( y(t) - left [ matrix { C ## C } right ] hat x(t) right )</annotation>
  </semantics>
</math>
</file>

<file path=Object 74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i>A</mi>
      </mrow>
      <mrow>
        <mrow>
          <mo stretchy="false">(</mo>
          <mrow>
            <mi>x</mi>
            <mrow>
              <mrow>
                <mo stretchy="false">(</mo>
                <mi>t</mi>
                <mo stretchy="false">)</mo>
              </mrow>
              <mi mathvariant="normal">−</mi>
              <mover accent="true">
                <mi>x</mi>
                <mo stretchy="false">ˆ</mo>
              </mover>
            </mrow>
            <mrow>
              <mo stretchy="false">(</mo>
              <mi>t</mi>
              <mo stretchy="false">)</mo>
            </mrow>
          </mrow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sub>
          <mi>L</mi>
          <mi>B</mi>
        </msub>
      </mrow>
      <mfenced open="" close="">
        <mrow>
          <mfenced open="[" close="]">
            <mtable>
              <mtr>
                <mtd>
                  <mi>C</mi>
                </mtd>
              </mtr>
              <mtr>
                <mtd>
                  <mi>C</mi>
                </mtd>
              </mtr>
            </mtable>
          </mfenced>
          <mi>x</mi>
          <mrow>
            <mrow>
              <mrow>
                <mo stretchy="false">(</mo>
                <mi>t</mi>
                <mo stretchy="false">)</mo>
              </mrow>
              <mo stretchy="false">+</mo>
              <mfenced open="[" close="]">
                <mtable>
                  <mtr>
                    <mtd>
                      <mrow>
                        <msub>
                          <mi>v</mi>
                          <mi mathvariant="italic">B2</mi>
                        </msub>
                        <mrow>
                          <mo stretchy="false">(</mo>
                          <mi>t</mi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v</mi>
                          <mi mathvariant="italic">B2</mi>
                        </msub>
                        <mrow>
                          <mo stretchy="false">(</mo>
                          <mi>t</mi>
                          <mo stretchy="false">)</mo>
                        </mrow>
                      </mrow>
                    </mtd>
                  </mtr>
                </mtable>
              </mfenced>
            </mrow>
            <mi mathvariant="normal">−</mi>
            <mfenced open="[" close="]">
              <mtable>
                <mtr>
                  <mtd>
                    <mi>C</mi>
                  </mtd>
                </mtr>
                <mtr>
                  <mtd>
                    <mi>C</mi>
                  </mtd>
                </mtr>
              </mtable>
            </mfenced>
          </mrow>
          <mover accent="true">
            <mi>x</mi>
            <mo stretchy="false">ˆ</mo>
          </mover>
          <mrow>
            <mo stretchy="false">(</mo>
            <mi>t</mi>
            <mo stretchy="false">)</mo>
          </mrow>
        </mrow>
      </mfenced>
    </mrow>
    <annotation encoding="StarMath 5.0">d over dt tilde x(t) = A (x(t) - hat x(t)) + B_w w(t) - L_B left ( left [ matrix { C ## C } right ] x(t) + left [ matrix { v_B2(t) ## v_B2(t) } right ] - left [ matrix { C ## C } right ] hat x(t) right )</annotation>
  </semantics>
</math>
</file>

<file path=Object 75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ˆ</mo>
      </mover>
      <mrow>
        <mrow>
          <mo stretchy="false">(</mo>
          <mi>t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o stretchy="false">+</mo>
        <msub>
          <mi>L</mi>
          <mi>B</mi>
        </msub>
      </mrow>
      <mover accent="true">
        <mi>y</mi>
        <mo stretchy="false">˜</mo>
      </mover>
      <mrow>
        <mrow>
          <mo stretchy="false">(</mo>
          <mi>t</mi>
          <mo stretchy="false">)</mo>
        </mrow>
        <mi mathvariant="normal">=</mi>
        <mi>A</mi>
      </mrow>
      <mover accent="true">
        <mi>x</mi>
        <mo stretchy="false">ˆ</mo>
      </mover>
      <mrow>
        <mrow>
          <mo stretchy="false">(</mo>
          <mi>t</mi>
          <mo stretchy="false">)</mo>
        </mrow>
        <mo stretchy="false">+</mo>
        <mi>B</mi>
      </mrow>
      <mi>u</mi>
      <mrow>
        <mrow>
          <mo stretchy="false">(</mo>
          <mi>t</mi>
          <mo stretchy="false">)</mo>
        </mrow>
        <mo stretchy="false">+</mo>
        <msub>
          <mi>L</mi>
          <mi>B</mi>
        </msub>
      </mrow>
      <mfenced open="" close="">
        <mrow>
          <mi>y</mi>
          <mrow>
            <mrow>
              <mo stretchy="false">(</mo>
              <mi>t</mi>
              <mo stretchy="false">)</mo>
            </mrow>
            <mi mathvariant="normal">−</mi>
            <mfenced open="[" close="]">
              <mtable>
                <mtr>
                  <mtd>
                    <mi>C</mi>
                  </mtd>
                </mtr>
                <mtr>
                  <mtd>
                    <mi>C</mi>
                  </mtd>
                </mtr>
              </mtable>
            </mfenced>
          </mrow>
          <mover accent="true">
            <mi>x</mi>
            <mo stretchy="false">ˆ</mo>
          </mover>
          <mrow>
            <mo stretchy="false">(</mo>
            <mi>t</mi>
            <mo stretchy="false">)</mo>
          </mrow>
        </mrow>
      </mfenced>
    </mrow>
    <annotation encoding="StarMath 5.0">d over dt hat x(t) = A hat x(t) + B u(t) + L_B tilde y(t) = A hat x(t) + B u(t) + L_B left ( y(t) - left [ matrix { C ## C } right ] hat x(t) right )</annotation>
  </semantics>
</math>
</file>

<file path=Object 76/content.xml><?xml version="1.0" encoding="utf-8"?>
<math xmlns="http://www.w3.org/1998/Math/MathML">
  <semantics>
    <mrow>
      <mtext>Kalman filter of configuration B is operating with gain </mtext>
      <msub>
        <mi>L</mi>
        <mi>B</mi>
      </msub>
      <mtext> but instead of feeding in </mtext>
      <msub>
        <mi>y</mi>
        <mi>B</mi>
      </msub>
      <mrow>
        <mo stretchy="false">(</mo>
        <mi>t</mi>
        <mo stretchy="false">)</mo>
      </mrow>
    </mrow>
    <annotation encoding="StarMath 5.0">"Kalman filter of configuration B is operating with gain " L_B " but instead of feeding in " y_B(t)</annotation>
  </semantics>
</math>
</file>

<file path=Object 77/content.xml><?xml version="1.0" encoding="utf-8"?>
<math xmlns="http://www.w3.org/1998/Math/MathML">
  <semantics>
    <mrow>
      <mtext>we have </mtext>
      <mi>y</mi>
      <mrow>
        <mrow>
          <mrow>
            <mo stretchy="false">(</mo>
            <mi>t</mi>
            <mo stretchy="false">)</mo>
          </mrow>
          <mi mathvariant="normal">=</mi>
          <mfenced open="[" close="]">
            <mtable>
              <mtr>
                <mtd>
                  <mrow>
                    <msub>
                      <mi>y</mi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o stretchy="false">(</mo>
                      <mi>t</mi>
                      <mo stretchy="false">)</mo>
                    </mrow>
                  </mrow>
                </mtd>
              </mtr>
            </mtable>
          </mfenced>
        </mrow>
        <mi mathvariant="normal">=</mi>
        <mfenced open="[" close="]">
          <mtable>
            <mtr>
              <mtd>
                <mi>C</mi>
              </mtd>
            </mtr>
            <mtr>
              <mtd>
                <mi>C</mi>
              </mtd>
            </mtr>
          </mtable>
        </mfenced>
      </mrow>
      <mi>x</mi>
      <mrow>
        <mrow>
          <mo stretchy="false">(</mo>
          <mi>t</mi>
          <mo stretchy="false">)</mo>
        </mrow>
        <mo stretchy="false">+</mo>
        <mfenced open="[" close="]">
          <mtable>
            <mtr>
              <mtd>
                <mrow>
                  <msub>
                    <mi>v</mi>
                    <mi mathvariant="italic">B2</mi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  <mtr>
              <mtd>
                <mrow>
                  <msub>
                    <mi>v</mi>
                    <mi mathvariant="italic">B2</mi>
                  </msub>
                  <mrow>
                    <mo stretchy="false">(</mo>
                    <mi>t</mi>
                    <mo stretchy="false">)</mo>
                  </mrow>
                </mrow>
              </mtd>
            </mtr>
          </mtable>
        </mfenced>
      </mrow>
    </mrow>
    <annotation encoding="StarMath 5.0">"we have " y(t) = left [ matrix { y_2(t) ## y_2(t) } right ] = left [ matrix { C ## C } right ] x(t) + left [ matrix { v_B2(t) ## v_B2(t) } right ]</annotation>
  </semantics>
</math>
</file>

<file path=Object 78/content.xml><?xml version="1.0" encoding="utf-8"?>
<math xmlns="http://www.w3.org/1998/Math/MathML">
  <semantics>
    <mrow>
      <mrow>
        <msub>
          <mi>L</mi>
          <mi>B</mi>
        </msub>
        <mi mathvariant="normal">=</mi>
        <msub>
          <mi>M</mi>
          <mi>B</mi>
        </msub>
      </mrow>
      <mrow>
        <mi stretchy="false" mathvariant="normal">[</mi>
        <mtable>
          <mtr>
            <mtd>
              <msup>
                <mi>C</mi>
                <mi>T</mi>
              </msup>
            </mtd>
            <mtd>
              <msup>
                <mi>C</mi>
                <mi>T</mi>
              </msup>
            </mtd>
          </mtr>
        </mtable>
        <mi stretchy="false" mathvariant="normal">]</mi>
      </mrow>
      <mrow>
        <msup>
          <mfenced open="[" close="]">
            <mtable>
              <mtr>
                <mtd>
                  <msub>
                    <mi>V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V</mi>
                    <mi>B</mi>
                  </msub>
                </mtd>
              </mtr>
            </mtable>
          </mfenced>
          <mrow>
            <mi mathvariant="normal">−</mi>
            <mn>1</mn>
          </mrow>
        </msup>
        <mi mathvariant="normal">=</mi>
        <msub>
          <mi>M</mi>
          <mi>B</mi>
        </msub>
      </mrow>
      <mrow>
        <mi stretchy="false" mathvariant="normal">[</mi>
        <mtable>
          <mtr>
            <mtd>
              <mrow>
                <msup>
                  <mi>C</mi>
                  <mi>T</mi>
                </msup>
                <msubsup>
                  <mi>V</mi>
                  <mi>B</mi>
                  <mrow>
                    <mi mathvariant="normal">−</mi>
                    <mn>1</mn>
                  </mrow>
                </msubsup>
              </mrow>
            </mtd>
            <mtd>
              <mrow>
                <msup>
                  <mi>C</mi>
                  <mi>T</mi>
                </msup>
                <msubsup>
                  <mi>V</mi>
                  <mi>B</mi>
                  <mrow>
                    <mi mathvariant="normal">−</mi>
                    <mn>1</mn>
                  </mrow>
                </msubsup>
              </mrow>
            </mtd>
          </mtr>
        </mtable>
        <mi stretchy="false" mathvariant="normal">]</mi>
      </mrow>
    </mrow>
    <annotation encoding="StarMath 5.0">L_B = M_B [matrix{C^T # C^T}] left [ matrix { V_B # 0 ## 0 # V_B } right ]^-1 = M_B [matrix{C^T V_B^-1 # C^T V_B^-1}]</annotation>
  </semantics>
</math>
</file>

<file path=Object 79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row>
              <mi>A</mi>
              <mi mathvariant="normal">−</mi>
              <mn>2</mn>
            </mrow>
            <msub>
              <mi>M</mi>
              <mi>B</mi>
            </msub>
            <msup>
              <mi>C</mi>
              <mi>T</mi>
            </msup>
            <msubsup>
              <mi>V</mi>
              <mi>B</mi>
              <mrow>
                <mi mathvariant="normal">−</mi>
                <mn>1</mn>
              </mrow>
            </msubsup>
            <mi>C</mi>
          </mrow>
          <mo stretchy="false">)</mo>
        </mrow>
      </mrow>
      <mover accent="true">
        <mi>x</mi>
        <mo stretchy="false">˜</mo>
      </mover>
      <mrow>
        <mrow>
          <mo stretchy="false">(</mo>
          <mi>t</mi>
          <mo stretchy="false">)</mo>
        </mrow>
        <mo stretchy="false">+</mo>
        <msub>
          <mi>B</mi>
          <mi>w</mi>
        </msub>
      </mrow>
      <mi>w</mi>
      <mrow>
        <mrow>
          <mo stretchy="false">(</mo>
          <mi>t</mi>
          <mo stretchy="false">)</mo>
        </mrow>
        <mi mathvariant="normal">−</mi>
        <mn>2</mn>
      </mrow>
      <msub>
        <mi>M</mi>
        <mi>B</mi>
      </msub>
      <msup>
        <mi>C</mi>
        <mi>T</mi>
      </msup>
      <msubsup>
        <mi>V</mi>
        <mi>B</mi>
        <mrow>
          <mi mathvariant="normal">−</mi>
          <mn>1</mn>
        </mrow>
      </msubsup>
      <msub>
        <mi>v</mi>
        <mi mathvariant="italic">B2</mi>
      </msub>
      <mrow>
        <mo stretchy="false">(</mo>
        <mi>t</mi>
        <mo stretchy="false">)</mo>
      </mrow>
    </mrow>
    <annotation encoding="StarMath 5.0">d over dt tilde x(t) = (A - 2 M_B C^T V_B^-1 C) tilde x(t) + B_w w(t) - 2 M_B C^T V_B^-1 v_B2(t)</annotation>
  </semantics>
</math>
</file>

<file path=Object 8/content.xml><?xml version="1.0" encoding="utf-8"?>
<math xmlns="http://www.w3.org/1998/Math/MathML">
  <semantics>
    <mrow>
      <mi>x</mi>
      <mrow>
        <mrow>
          <mo stretchy="false">(</mo>
          <mrow>
            <mi>k</mi>
            <mo stretchy="false">+</mo>
            <mn>1</mn>
          </mrow>
          <mo stretchy="false">)</mo>
        </mrow>
        <mi mathvariant="normal">=</mi>
        <mi>x</mi>
      </mrow>
      <mrow>
        <mrow>
          <mo stretchy="false">(</mo>
          <mi>k</mi>
          <mo stretchy="false">)</mo>
        </mrow>
        <mo stretchy="false">+</mo>
        <mi>w</mi>
      </mrow>
      <mrow>
        <mo stretchy="false">(</mo>
        <mi>k</mi>
        <mo stretchy="false">)</mo>
      </mrow>
      <mi>u</mi>
      <mrow>
        <mo stretchy="false">(</mo>
        <mi>k</mi>
        <mo stretchy="false">)</mo>
      </mrow>
      <mi>x</mi>
      <mrow>
        <mrow>
          <mo stretchy="false">(</mo>
          <mi>k</mi>
          <mo stretchy="false">)</mo>
        </mrow>
        <mi mathvariant="normal">=</mi>
        <mrow>
          <mo stretchy="false">(</mo>
          <mrow>
            <mrow>
              <mn>1</mn>
              <mo stretchy="false">+</mo>
              <mi>w</mi>
            </mrow>
            <mrow>
              <mo stretchy="false">(</mo>
              <mi>k</mi>
              <mo stretchy="false">)</mo>
            </mrow>
            <mi>u</mi>
            <mrow>
              <mo stretchy="false">(</mo>
              <mi>k</mi>
              <mo stretchy="false">)</mo>
            </mrow>
          </mrow>
          <mo stretchy="false">)</mo>
        </mrow>
      </mrow>
      <mi>x</mi>
      <mrow>
        <mo stretchy="false">(</mo>
        <mi>k</mi>
        <mo stretchy="false">)</mo>
      </mrow>
    </mrow>
    <annotation encoding="StarMath 5.0">x(k+1) = x(k) + w(k) u(k) x(k) = (1 + w(k) u(k)) x(k)</annotation>
  </semantics>
</math>
</file>

<file path=Object 80/content.xml><?xml version="1.0" encoding="utf-8"?>
<math xmlns="http://www.w3.org/1998/Math/MathML">
  <semantics>
    <mrow>
      <mfrac>
        <mi>d</mi>
        <mi mathvariant="italic">dt</mi>
      </mfrac>
      <mover accent="true">
        <mi>x</mi>
        <mo stretchy="false">˜</mo>
      </mover>
      <mrow>
        <mrow>
          <mo stretchy="false">(</mo>
          <mi>t</mi>
          <mo stretchy="false">)</mo>
        </mrow>
        <mi mathvariant="normal">=</mi>
        <mrow>
          <mo stretchy="false">(</mo>
          <mrow>
            <mrow>
              <mi>A</mi>
              <mi mathvariant="normal">−</mi>
              <mn>2</mn>
            </mrow>
            <msub>
              <mi>M</mi>
              <mi>B</mi>
            </msub>
            <msup>
              <mi>C</mi>
              <mi>T</mi>
            </msup>
            <msubsup>
              <mi>V</mi>
              <mi>B</mi>
              <mrow>
                <mi mathvariant="normal">−</mi>
                <mn>1</mn>
              </mrow>
            </msubsup>
            <mi>C</mi>
          </mrow>
          <mo stretchy="false">)</mo>
        </mrow>
      </mrow>
      <mover accent="true">
        <mi>x</mi>
        <mo stretchy="false">˜</mo>
      </mover>
      <mrow>
        <mrow>
          <mo stretchy="false">(</mo>
          <mi>t</mi>
          <mo stretchy="false">)</mo>
        </mrow>
        <mo stretchy="false">+</mo>
        <mrow>
          <mi stretchy="false" mathvariant="normal">[</mi>
          <mtable>
            <mtr>
              <mtd>
                <msub>
                  <mi>B</mi>
                  <mi>w</mi>
                </msub>
              </mtd>
              <mtd>
                <mrow>
                  <mrow>
                    <mi mathvariant="normal">−</mi>
                    <mn>2</mn>
                  </mrow>
                  <msub>
                    <mi>M</mi>
                    <mi>B</mi>
                  </msub>
                  <msup>
                    <mi>C</mi>
                    <mi>T</mi>
                  </msup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</mrow>
              </mtd>
            </mtr>
          </mtable>
          <mi stretchy="false" mathvariant="normal">]</mi>
        </mrow>
      </mrow>
      <mfenced open="[" close="]">
        <mtable>
          <mtr>
            <mtd>
              <mrow>
                <mi>w</mi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i>v</mi>
                  <mi mathvariant="italic">B2</mi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</mrow>
    <annotation encoding="StarMath 5.0">d over dt tilde x(t) = (A - 2 M_B C^T V_B^-1 C) tilde x(t) + [matrix{B_w # - 2 M_B C^T V_B^-1}] left [ matrix { w(t) ## v_B2(t) } right ]</annotation>
  </semantics>
</math>
</file>

<file path=Object 81/content.xml><?xml version="1.0" encoding="utf-8"?>
<math xmlns="http://www.w3.org/1998/Math/MathML">
  <semantics>
    <mtext>Measurement noises are independent from input noise, so covariance matrix of the augmented noise</mtext>
    <annotation encoding="StarMath 5.0">"Measurement noises are independent from input noise, so covariance matrix of the augmented noise"</annotation>
  </semantics>
</math>
</file>

<file path=Object 82/content.xml><?xml version="1.0" encoding="utf-8"?>
<math xmlns="http://www.w3.org/1998/Math/MathML">
  <semantics>
    <mrow>
      <mtext>vector </mtext>
      <mfenced open="[" close="]">
        <mtable>
          <mtr>
            <mtd>
              <mrow>
                <mi>w</mi>
                <mrow>
                  <mo stretchy="false">(</mo>
                  <mi>t</mi>
                  <mo stretchy="false">)</mo>
                </mrow>
              </mrow>
            </mtd>
          </mtr>
          <mtr>
            <mtd>
              <mrow>
                <msub>
                  <mi>v</mi>
                  <mi mathvariant="italic">B2</mi>
                </msub>
                <mrow>
                  <mo stretchy="false">(</mo>
                  <mi>t</mi>
                  <mo stretchy="false">)</mo>
                </mrow>
              </mrow>
            </mtd>
          </mtr>
        </mtable>
      </mfenced>
      <mtext> is </mtext>
      <mi>E</mi>
      <mrow>
        <mfenced open="{" close="}">
          <mrow>
            <mfenced open="[" close="]">
              <mtable>
                <mtr>
                  <mtd>
                    <mrow>
                      <mi>w</mi>
                      <mrow>
                        <mo stretchy="false">(</mo>
                        <mrow>
                          <mi>t</mi>
                          <mo stretchy="false">+</mo>
                          <mo stretchy="false">τ</mo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v</mi>
                        <mi mathvariant="italic">B2</mi>
                      </msub>
                      <mrow>
                        <mo stretchy="false">(</mo>
                        <mrow>
                          <mi>t</mi>
                          <mo stretchy="false">+</mo>
                          <mo stretchy="false">τ</mo>
                        </mrow>
                        <mo stretchy="false">)</mo>
                      </mrow>
                    </mrow>
                  </mtd>
                </mtr>
              </mtable>
            </mfenced>
            <mrow>
              <mi stretchy="false" mathvariant="normal">[</mi>
              <mtable>
                <mtr>
                  <mtd>
                    <mrow>
                      <msup>
                        <mi>w</mi>
                        <mi>T</mi>
                      </msup>
                      <mrow>
                        <mo stretchy="false">(</mo>
                        <mi>t</mi>
                        <mo stretchy="false">)</mo>
                      </mrow>
                    </mrow>
                  </mtd>
                  <mtd>
                    <mrow>
                      <msubsup>
                        <mi>v</mi>
                        <mi mathvariant="italic">B2</mi>
                        <mi>T</mi>
                      </msubsup>
                      <mrow>
                        <mo stretchy="false">(</mo>
                        <mi>t</mi>
                        <mo stretchy="false">)</mo>
                      </mrow>
                    </mrow>
                  </mtd>
                </mtr>
              </mtable>
              <mi stretchy="false" mathvariant="normal">]</mi>
            </mrow>
          </mrow>
        </mfenced>
        <mi mathvariant="normal">=</mi>
        <mfenced open="[" close="]">
          <mtable>
            <mtr>
              <mtd>
                <mi>W</mi>
              </mtd>
              <mtd>
                <mn>0</mn>
              </mtd>
            </mtr>
            <mtr>
              <mtd>
                <mn>0</mn>
              </mtd>
              <mtd>
                <msub>
                  <mi>V</mi>
                  <mi>B</mi>
                </msub>
              </mtd>
            </mtr>
          </mtable>
        </mfenced>
      </mrow>
      <mo stretchy="false">δ</mo>
      <mrow>
        <mo stretchy="false">(</mo>
        <mo stretchy="false">τ</mo>
        <mo stretchy="false">)</mo>
      </mrow>
    </mrow>
    <annotation encoding="StarMath 5.0">"vector " left [ matrix { w(t) ## v_B2(t) } right ] " is " E left lbrace left [ matrix { w(t + %tau) ## v_B2(t + %tau) } right ] [ matrix { w^T(t) # v_B2^T(t) } ] right rbrace = left [ matrix { W # 0 ## 0 # V_B } right ] %delta(%tau)</annotation>
  </semantics>
</math>
</file>

<file path=Object 83/content.xml><?xml version="1.0" encoding="utf-8"?>
<math xmlns="http://www.w3.org/1998/Math/MathML">
  <semantics>
    <mrow>
      <mtext>State estimation error covariance for failure condition is </mtext>
      <msub>
        <mi>M</mi>
        <mi>C</mi>
      </msub>
      <mrow>
        <mrow>
          <mo stretchy="false">(</mo>
          <mi>t</mi>
          <mo stretchy="false">)</mo>
        </mrow>
        <mi mathvariant="normal">=</mi>
        <mi>E</mi>
      </mrow>
      <mrow>
        <mi stretchy="false" mathvariant="normal">{</mi>
        <mrow>
          <mover accent="true">
            <mi>x</mi>
            <mo stretchy="false">˜</mo>
          </mover>
          <mrow>
            <mo stretchy="false">(</mo>
            <mi>t</mi>
            <mo stretchy="false">)</mo>
          </mrow>
          <msup>
            <mover accent="true">
              <mi>x</mi>
              <mo stretchy="false">˜</mo>
            </mover>
            <mi>T</mi>
          </msup>
          <mrow>
            <mo stretchy="false">(</mo>
            <mi>t</mi>
            <mo stretchy="false">)</mo>
          </mrow>
        </mrow>
        <mi stretchy="false" mathvariant="normal">}</mi>
      </mrow>
    </mrow>
    <annotation encoding="StarMath 5.0">"State estimation error covariance for failure condition is " M_C(t) = E lbrace tilde x(t) {tilde x}^T(t) rbrace</annotation>
  </semantics>
</math>
</file>

<file path=Object 84/content.xml><?xml version="1.0" encoding="utf-8"?>
<math xmlns="http://www.w3.org/1998/Math/MathML">
  <semantics>
    <mrow>
      <mfrac>
        <mi>d</mi>
        <mi mathvariant="italic">dt</mi>
      </mfrac>
      <msub>
        <mi>M</mi>
        <mi>C</mi>
      </msub>
      <mrow>
        <mrow>
          <mo stretchy="false">(</mo>
          <mi>t</mi>
          <mo stretchy="false">)</mo>
        </mrow>
        <mi mathvariant="normal">=</mi>
        <msub>
          <mi>A</mi>
          <mi>c</mi>
        </msub>
      </mrow>
      <msub>
        <mi>M</mi>
        <mi>C</mi>
      </msub>
      <mrow>
        <mrow>
          <mo stretchy="false">(</mo>
          <mi>t</mi>
          <mo stretchy="false">)</mo>
        </mrow>
        <mo stretchy="false">+</mo>
        <msub>
          <mi>M</mi>
          <mi>C</mi>
        </msub>
      </mrow>
      <mrow>
        <mo stretchy="false">(</mo>
        <mi>t</mi>
        <mo stretchy="false">)</mo>
      </mrow>
      <mrow>
        <msubsup>
          <mi>A</mi>
          <mi>c</mi>
          <mi>T</mi>
        </msubsup>
        <mo stretchy="false">+</mo>
        <mrow>
          <mi stretchy="false" mathvariant="normal">[</mi>
          <mtable>
            <mtr>
              <mtd>
                <msub>
                  <mi>B</mi>
                  <mi>w</mi>
                </msub>
              </mtd>
              <mtd>
                <mrow>
                  <mrow>
                    <mi mathvariant="normal">−</mi>
                    <mn>2</mn>
                  </mrow>
                  <msub>
                    <mi>M</mi>
                    <mi>B</mi>
                  </msub>
                  <msup>
                    <mi>C</mi>
                    <mi>T</mi>
                  </msup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</mrow>
              </mtd>
            </mtr>
          </mtable>
          <mi stretchy="false" mathvariant="normal">]</mi>
        </mrow>
      </mrow>
      <mfenced open="[" close="]">
        <mtable>
          <mtr>
            <mtd>
              <mi>W</mi>
            </mtd>
            <mtd>
              <mn>0</mn>
            </mtd>
          </mtr>
          <mtr>
            <mtd>
              <mn>0</mn>
            </mtd>
            <mtd>
              <msub>
                <mi>V</mi>
                <mi>B</mi>
              </msub>
            </mtd>
          </mtr>
        </mtable>
      </mfenced>
      <msup>
        <mrow>
          <mi stretchy="false" mathvariant="normal">[</mi>
          <mtable>
            <mtr>
              <mtd>
                <msub>
                  <mi>B</mi>
                  <mi>w</mi>
                </msub>
              </mtd>
              <mtd>
                <mrow>
                  <mrow>
                    <mi mathvariant="normal">−</mi>
                    <mn>2</mn>
                  </mrow>
                  <msub>
                    <mi>M</mi>
                    <mi>B</mi>
                  </msub>
                  <msup>
                    <mi>C</mi>
                    <mi>T</mi>
                  </msup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</mrow>
              </mtd>
            </mtr>
          </mtable>
          <mi stretchy="false" mathvariant="normal">]</mi>
        </mrow>
        <mi>T</mi>
      </msup>
    </mrow>
    <annotation encoding="StarMath 5.0">d over dt M_C(t) = A_c M_C(t) + M_C(t) A_c^T + [ matrix { B_w # -2 M_B C^T V_B^-1 } ] left [ matrix { W # 0 ## 0 # V_B } right ] [ matrix { B_w # -2 M_B C^T V_B^-1 } ]^T</annotation>
  </semantics>
</math>
</file>

<file path=Object 85/content.xml><?xml version="1.0" encoding="utf-8"?>
<math xmlns="http://www.w3.org/1998/Math/MathML">
  <semantics>
    <mrow>
      <mtext>Covariance propagation equation gives the following, where </mtext>
      <mrow>
        <msub>
          <mi>A</mi>
          <mi>c</mi>
        </msub>
        <mi mathvariant="normal">=</mi>
        <mrow>
          <mi>A</mi>
          <mi mathvariant="normal">−</mi>
          <mn>2</mn>
        </mrow>
      </mrow>
      <msub>
        <mi>M</mi>
        <mi>B</mi>
      </msub>
      <msup>
        <mi>C</mi>
        <mi>T</mi>
      </msup>
      <msubsup>
        <mi>V</mi>
        <mi>B</mi>
        <mrow>
          <mi mathvariant="normal">−</mi>
          <mn>1</mn>
        </mrow>
      </msubsup>
      <mi>C</mi>
    </mrow>
    <annotation encoding="StarMath 5.0">"Covariance propagation equation gives the following, where " A_c = A - 2 M_B C^T V_B^-1 C</annotation>
  </semantics>
</math>
</file>

<file path=Object 86/content.xml><?xml version="1.0" encoding="utf-8"?>
<math xmlns="http://www.w3.org/1998/Math/MathML">
  <semantics>
    <mrow>
      <mfrac>
        <mi>d</mi>
        <mi mathvariant="italic">dt</mi>
      </mfrac>
      <msub>
        <mi>M</mi>
        <mi>C</mi>
      </msub>
      <mrow>
        <mrow>
          <mo stretchy="false">(</mo>
          <mi>t</mi>
          <mo stretchy="false">)</mo>
        </mrow>
        <mi mathvariant="normal">=</mi>
        <msub>
          <mi>A</mi>
          <mi>c</mi>
        </msub>
      </mrow>
      <msub>
        <mi>M</mi>
        <mi>C</mi>
      </msub>
      <mrow>
        <mrow>
          <mo stretchy="false">(</mo>
          <mi>t</mi>
          <mo stretchy="false">)</mo>
        </mrow>
        <mo stretchy="false">+</mo>
        <msub>
          <mi>M</mi>
          <mi>C</mi>
        </msub>
      </mrow>
      <mrow>
        <mo stretchy="false">(</mo>
        <mi>t</mi>
        <mo stretchy="false">)</mo>
      </mrow>
      <mrow>
        <msubsup>
          <mi>A</mi>
          <mi>c</mi>
          <mi>T</mi>
        </msubsup>
        <mo stretchy="false">+</mo>
        <mrow>
          <mi stretchy="false" mathvariant="normal">[</mi>
          <mtable>
            <mtr>
              <mtd>
                <msub>
                  <mi>B</mi>
                  <mi>w</mi>
                </msub>
              </mtd>
              <mtd>
                <mrow>
                  <mrow>
                    <mi mathvariant="normal">−</mi>
                    <mn>2</mn>
                  </mrow>
                  <msub>
                    <mi>M</mi>
                    <mi>B</mi>
                  </msub>
                  <msup>
                    <mi>C</mi>
                    <mi>T</mi>
                  </msup>
                  <msubsup>
                    <mi>V</mi>
                    <mi>B</mi>
                    <mrow>
                      <mi mathvariant="normal">−</mi>
                      <mn>1</mn>
                    </mrow>
                  </msubsup>
                </mrow>
              </mtd>
            </mtr>
          </mtable>
          <mi stretchy="false" mathvariant="normal">]</mi>
        </mrow>
      </mrow>
      <mfenced open="[" close="]">
        <mtable>
          <mtr>
            <mtd>
              <mrow>
                <mi>W</mi>
                <msubsup>
                  <mi>B</mi>
                  <mi>w</mi>
                  <mi>T</mi>
                </msubsup>
              </mrow>
            </mtd>
          </mtr>
          <mtr>
            <mtd>
              <mrow>
                <mrow>
                  <mi mathvariant="normal">−</mi>
                  <mn>2</mn>
                </mrow>
                <mi>C</mi>
                <msub>
                  <mi>M</mi>
                  <mi>B</mi>
                </msub>
              </mrow>
            </mtd>
          </mtr>
        </mtable>
      </mfenced>
      <mtext> (since </mtext>
      <msub>
        <mi>V</mi>
        <mi>B</mi>
      </msub>
      <mi>,</mi>
      <mi/>
      <msub>
        <mi>M</mi>
        <mi>B</mi>
      </msub>
      <mtext> are symmetric)</mtext>
    </mrow>
    <annotation encoding="StarMath 5.0">d over dt M_C(t) = A_c M_C(t) + M_C(t) A_c^T + [ matrix { B_w # -2 M_B C^T V_B^-1 } ] left [ matrix { W B_w^T ## -2 C M_B } right ] " (since " V_B ,` M_B " are symmetric)"</annotation>
  </semantics>
</math>
</file>

<file path=Object 87/content.xml><?xml version="1.0" encoding="utf-8"?>
<math xmlns="http://www.w3.org/1998/Math/MathML">
  <semantics>
    <mrow>
      <mtext>at steady state </mtext>
      <mrow>
        <mn>0</mn>
        <mi mathvariant="normal">=</mi>
        <msub>
          <mi>A</mi>
          <mi>c</mi>
        </msub>
      </mrow>
      <mrow>
        <msub>
          <mi>M</mi>
          <mi>C</mi>
        </msub>
        <mo stretchy="false">+</mo>
        <msub>
          <mi>M</mi>
          <mi>C</mi>
        </msub>
      </mrow>
      <mrow>
        <msubsup>
          <mi>A</mi>
          <mi>c</mi>
          <mi>T</mi>
        </msubsup>
        <mo stretchy="false">+</mo>
        <msub>
          <mi>B</mi>
          <mi>w</mi>
        </msub>
      </mrow>
      <mi>W</mi>
      <mrow>
        <msubsup>
          <mi>B</mi>
          <mi>w</mi>
          <mi>T</mi>
        </msubsup>
        <mo stretchy="false">+</mo>
        <mn>4</mn>
      </mrow>
      <msub>
        <mi>M</mi>
        <mi>B</mi>
      </msub>
      <msup>
        <mi>C</mi>
        <mi>T</mi>
      </msup>
      <msubsup>
        <mi>V</mi>
        <mi>B</mi>
        <mrow>
          <mi mathvariant="normal">−</mi>
          <mn>1</mn>
        </mrow>
      </msubsup>
      <mi>C</mi>
      <msub>
        <mi>M</mi>
        <mi>B</mi>
      </msub>
    </mrow>
    <annotation encoding="StarMath 5.0">"at steady state " 0 = A_c M_C + M_C A_c^T + B_w W B_w^T + 4 M_B C^T V_B^-1 C M_B</annotation>
  </semantics>
</math>
</file>

<file path=Object 88/content.xml><?xml version="1.0" encoding="utf-8"?>
<math xmlns="http://www.w3.org/1998/Math/MathML">
  <semantics>
    <mtext>Dynamic programming, stochastic Bellman equation</mtext>
    <annotation encoding="StarMath 5.0">"Dynamic programming, stochastic Bellman equation"</annotation>
  </semantics>
</math>
</file>

<file path=Object 89/content.xml><?xml version="1.0" encoding="utf-8"?>
<math xmlns="http://www.w3.org/1998/Math/MathML">
  <semantics>
    <mrow>
      <mtext>Since </mtext>
      <mrow>
        <mn>0</mn>
        <mi mathvariant="normal">≤</mi>
        <mi>u</mi>
      </mrow>
      <mrow>
        <mrow>
          <mo stretchy="false">(</mo>
          <mrow>
            <mi>N</mi>
            <mi mathvariant="normal">−</mi>
            <mn>1</mn>
          </mrow>
          <mo stretchy="false">)</mo>
        </mrow>
        <mi mathvariant="normal">≤</mi>
        <mn>1,</mn>
      </mrow>
      <mtext> if </mtext>
      <mrow>
        <mover accent="true">
          <mi>w</mi>
          <mo stretchy="false">ˉ</mo>
        </mover>
        <mo stretchy="false">&gt;</mo>
        <mn>1</mn>
      </mrow>
      <mtext> then the maximum occurs at </mtext>
      <msup>
        <mi>u</mi>
        <mi>o</mi>
      </msup>
      <mrow>
        <mrow>
          <mo stretchy="false">(</mo>
          <mrow>
            <mi>N</mi>
            <mi mathvariant="normal">−</mi>
            <mn>1</mn>
          </mrow>
          <mo stretchy="false">)</mo>
        </mrow>
        <mi mathvariant="normal">=</mi>
        <mn>1</mn>
      </mrow>
    </mrow>
    <annotation encoding="StarMath 5.0">"Since " 0 &lt;= u(N-1) &lt;= 1, " if " bar w &gt; 1 " then the maximum occurs at " u^o(N-1) = 1</annotation>
  </semantics>
</math>
</file>

<file path=Object 9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row>
                <mo stretchy="false">(</mo>
                <mrow>
                  <mrow>
                    <mn>1</mn>
                    <mo stretchy="false">+</mo>
                    <mi>w</mi>
                  </mrow>
                  <mrow>
                    <mo stretchy="false">(</mo>
                    <mrow>
                      <mi>N</mi>
                      <mi mathvariant="normal">−</mi>
                      <mn>1</mn>
                    </mrow>
                    <mo stretchy="false">)</mo>
                  </mrow>
                  <mi>u</mi>
                  <mrow>
                    <mo stretchy="false">(</mo>
                    <mrow>
                      <mi>N</mi>
                      <mi mathvariant="normal">−</mi>
                      <mn>1</mn>
                    </mrow>
                    <mo stretchy="false">)</mo>
                  </mrow>
                </mrow>
                <mo stretchy="false">)</mo>
              </mrow>
              <mi>x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N-1}^o [x(N-1)] = func max_{u(N-1)} left [ (1 - u(N-1)) x(N-1) + E_{w(N-1)} lbrace (1 + w(N-1) u(N-1)) x(N-1) rbrace right ]</annotation>
  </semantics>
</math>
</file>

<file path=Object 90/content.xml><?xml version="1.0" encoding="utf-8"?>
<math xmlns="http://www.w3.org/1998/Math/MathML">
  <semantics>
    <mrow>
      <msubsup>
        <mi>J</mi>
        <mrow>
          <mi>N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n>2</mn>
            <mo stretchy="false">+</mo>
            <mrow>
              <mo stretchy="false">(</mo>
              <mrow>
                <mover accent="true">
                  <mi>w</mi>
                  <mo stretchy="false">ˉ</mo>
                </mover>
                <mi mathvariant="normal">−</mi>
                <mn>1</mn>
              </mrow>
              <mo stretchy="false">)</mo>
            </mrow>
          </mrow>
          <mo stretchy="false">)</mo>
        </mrow>
      </mrow>
      <mi>x</mi>
      <mrow>
        <mrow>
          <mo stretchy="false">(</mo>
          <mrow>
            <mi>N</mi>
            <mi mathvariant="normal">−</mi>
            <mn>1</mn>
          </mrow>
          <mo stretchy="false">)</mo>
        </mrow>
        <mi mathvariant="normal">=</mi>
        <mrow>
          <mo stretchy="false">(</mo>
          <mrow>
            <mn>1</mn>
            <mo stretchy="false">+</mo>
            <mover accent="true">
              <mi>w</mi>
              <mo stretchy="false">ˉ</mo>
            </mover>
          </mrow>
          <mo stretchy="false">)</mo>
        </mrow>
      </mrow>
      <mi>x</mi>
      <mrow>
        <mo stretchy="false">(</mo>
        <mrow>
          <mi>N</mi>
          <mi mathvariant="normal">−</mi>
          <mn>1</mn>
        </mrow>
        <mo stretchy="false">)</mo>
      </mrow>
      <mtext> for </mtext>
      <mrow>
        <mover accent="true">
          <mi>w</mi>
          <mo stretchy="false">ˉ</mo>
        </mover>
        <mo stretchy="false">&gt;</mo>
        <mn>1</mn>
      </mrow>
    </mrow>
    <annotation encoding="StarMath 5.0">J_{N-1}^o [x(N-1)] = (2 + (bar w - 1)) x(N-1) = (1 + bar w) x(N-1) " for " bar w &gt; 1</annotation>
  </semantics>
</math>
</file>

<file path=Object 91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row>
                  <mi>N</mi>
                  <mi mathvariant="normal">−</mi>
                  <mn>1</mn>
                </mrow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row>
                      <mi>N</mi>
                      <mi mathvariant="normal">−</mi>
                      <mn>1</mn>
                    </mrow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J_{N-1}^o [x(N-1)] rbrace right ]</annotation>
  </semantics>
</math>
</file>

<file path=Object 92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i>x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(1 + bar w) x(N-1) rbrace right ]</annotation>
  </semantics>
</math>
</file>

<file path=Object 93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N</mi>
                    <mi mathvariant="normal">−</mi>
                    <mn>2</mn>
                  </mrow>
                  <mo stretchy="false">)</mo>
                </mrow>
              </mrow>
            </msub>
          </mrow>
          <mrow>
            <mi stretchy="false" mathvariant="normal">{</mi>
            <mrow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  <mrow>
                <mo stretchy="false">(</mo>
                <mrow>
                  <mrow>
                    <mn>1</mn>
                    <mo stretchy="false">+</mo>
                    <mi>w</mi>
                  </mrow>
                  <mrow>
                    <mo stretchy="false">(</mo>
                    <mrow>
                      <mi>N</mi>
                      <mi mathvariant="normal">−</mi>
                      <mn>2</mn>
                    </mrow>
                    <mo stretchy="false">)</mo>
                  </mrow>
                  <mi>u</mi>
                  <mrow>
                    <mo stretchy="false">(</mo>
                    <mrow>
                      <mi>N</mi>
                      <mi mathvariant="normal">−</mi>
                      <mn>2</mn>
                    </mrow>
                    <mo stretchy="false">)</mo>
                  </mrow>
                </mrow>
                <mo stretchy="false">)</mo>
              </mrow>
              <mi>x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i stretchy="false" mathvariant="normal">}</mi>
          </mrow>
        </mrow>
      </mfenced>
    </mrow>
    <annotation encoding="StarMath 5.0">J_{N-2}^o [x(N-2)] = func max_{u(N-2)} left [ (1 - u(N-2)) x(N-2) + E_{w(N-2)} lbrace (1 + bar w) (1 + w(N-2) u(N-2)) x(N-2) rbrace right ]</annotation>
  </semantics>
</math>
</file>

<file path=Object 94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  <mo stretchy="false">+</mo>
            <mrow>
              <mo stretchy="false">(</mo>
              <mrow>
                <mn>1</mn>
                <mo stretchy="false">+</mo>
                <mover accent="true">
                  <mi>w</mi>
                  <mo stretchy="false">ˉ</mo>
                </mover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ver accent="true">
                  <mi>w</mi>
                  <mo stretchy="false">ˉ</mo>
                </mover>
              </mrow>
              <mi>u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2</mn>
            </mrow>
            <mo stretchy="false">)</mo>
          </mrow>
        </mrow>
      </mfenced>
    </mrow>
    <annotation encoding="StarMath 5.0">J_{N-2}^o [x(N-2)] = func max_{u(N-2)} left [ (1 - u(N-2)) x(N-2) + (1 + bar w) (1 + bar w u(N-2)) x(N-2) right ]</annotation>
  </semantics>
</math>
</file>

<file path=Object 95/content.xml><?xml version="1.0" encoding="utf-8"?>
<math xmlns="http://www.w3.org/1998/Math/MathML">
  <semantics>
    <mrow>
      <mrow>
        <mn>0</mn>
        <mi mathvariant="normal">=</mi>
        <mrow>
          <mo stretchy="false">(</mo>
          <mrow>
            <mrow>
              <mi>A</mi>
              <mi mathvariant="normal">−</mi>
              <mn>2</mn>
            </mrow>
            <msub>
              <mi>M</mi>
              <mi>B</mi>
            </msub>
            <msup>
              <mi>C</mi>
              <mi>T</mi>
            </msup>
            <msubsup>
              <mi>V</mi>
              <mi>B</mi>
              <mrow>
                <mi mathvariant="normal">−</mi>
                <mn>1</mn>
              </mrow>
            </msubsup>
            <mi>C</mi>
          </mrow>
          <mo stretchy="false">)</mo>
        </mrow>
      </mrow>
      <mrow>
        <msub>
          <mi>M</mi>
          <mi>C</mi>
        </msub>
        <mo stretchy="false">+</mo>
        <msub>
          <mi>M</mi>
          <mi>C</mi>
        </msub>
      </mrow>
      <mrow>
        <mrow>
          <mo stretchy="false">(</mo>
          <mrow>
            <mrow>
              <msup>
                <mi>A</mi>
                <mi>T</mi>
              </msup>
              <mi mathvariant="normal">−</mi>
              <mn>2</mn>
            </mrow>
            <msup>
              <mi>C</mi>
              <mi>T</mi>
            </msup>
            <msubsup>
              <mi>V</mi>
              <mi>B</mi>
              <mrow>
                <mi mathvariant="normal">−</mi>
                <mn>1</mn>
              </mrow>
            </msubsup>
            <mi>C</mi>
            <msub>
              <mi>M</mi>
              <mi>B</mi>
            </msub>
          </mrow>
          <mo stretchy="false">)</mo>
        </mrow>
        <mo stretchy="false">+</mo>
        <msub>
          <mi>B</mi>
          <mi>w</mi>
        </msub>
      </mrow>
      <mi>W</mi>
      <mrow>
        <msubsup>
          <mi>B</mi>
          <mi>w</mi>
          <mi>T</mi>
        </msubsup>
        <mo stretchy="false">+</mo>
        <mn>4</mn>
      </mrow>
      <msub>
        <mi>M</mi>
        <mi>B</mi>
      </msub>
      <msup>
        <mi>C</mi>
        <mi>T</mi>
      </msup>
      <msubsup>
        <mi>V</mi>
        <mi>B</mi>
        <mrow>
          <mi mathvariant="normal">−</mi>
          <mn>1</mn>
        </mrow>
      </msubsup>
      <mi>C</mi>
      <msub>
        <mi>M</mi>
        <mi>B</mi>
      </msub>
    </mrow>
    <annotation encoding="StarMath 5.0">0 = (A - 2 M_B C^T V_B^-1 C) M_C + M_C (A^T - 2 C^T V_B^-1 C M_B) + B_w W B_w^T + 4 M_B C^T V_B^-1 C M_B</annotation>
  </semantics>
</math>
</file>

<file path=Object 96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row>
                  <mn>2</mn>
                  <mo stretchy="false">+</mo>
                  <mover accent="true">
                    <mi>w</mi>
                    <mo stretchy="false">ˉ</mo>
                  </mover>
                </mrow>
                <mo stretchy="false">+</mo>
                <mrow>
                  <mo stretchy="false">(</mo>
                  <mrow>
                    <mrow>
                      <mo stretchy="false">(</mo>
                      <mrow>
                        <mn>1</mn>
                        <mo stretchy="false">+</mo>
                        <mover accent="true">
                          <mi>w</mi>
                          <mo stretchy="false">ˉ</mo>
                        </mover>
                      </mrow>
                      <mo stretchy="false">)</mo>
                    </mrow>
                    <mrow>
                      <mover accent="true">
                        <mi>w</mi>
                        <mo stretchy="false">ˉ</mo>
                      </mover>
                      <mi mathvariant="normal">−</mi>
                      <mn>1</mn>
                    </mrow>
                  </mrow>
                  <mo stretchy="false">)</mo>
                </mrow>
              </mrow>
              <mi>u</mi>
              <mrow>
                <mo stretchy="false">(</mo>
                <mrow>
                  <mi>N</mi>
                  <mi mathvariant="normal">−</mi>
                  <mn>2</mn>
                </mrow>
                <mo stretchy="false">)</mo>
              </mrow>
            </mrow>
            <mo stretchy="false">)</mo>
          </mrow>
          <mi>x</mi>
          <mrow>
            <mo stretchy="false">(</mo>
            <mrow>
              <mi>N</mi>
              <mi mathvariant="normal">−</mi>
              <mn>2</mn>
            </mrow>
            <mo stretchy="false">)</mo>
          </mrow>
        </mrow>
      </mfenced>
    </mrow>
    <annotation encoding="StarMath 5.0">J_{N-2}^o [x(N-2)] = func max_{u(N-2)} left [ (2 + bar w + ((1 + bar w) bar w - 1) u(N-2)) x(N-2) right ]</annotation>
  </semantics>
</math>
</file>

<file path=Object 97/content.xml><?xml version="1.0" encoding="utf-8"?>
<math xmlns="http://www.w3.org/1998/Math/MathML">
  <semantics>
    <mrow>
      <mtext>If </mtext>
      <mrow>
        <mover accent="true">
          <mi>w</mi>
          <mo stretchy="false">ˉ</mo>
        </mover>
        <mo stretchy="false">&gt;</mo>
        <mn>1</mn>
      </mrow>
      <mtext> then </mtext>
      <mrow>
        <mrow>
          <mo stretchy="false">(</mo>
          <mrow>
            <mrow>
              <mo stretchy="false">(</mo>
              <mrow>
                <mn>1</mn>
                <mo stretchy="false">+</mo>
                <mover accent="true">
                  <mi>w</mi>
                  <mo stretchy="false">ˉ</mo>
                </mover>
              </mrow>
              <mo stretchy="false">)</mo>
            </mrow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  <mo stretchy="false">&gt;</mo>
        <mn>0</mn>
      </mrow>
      <mtext> and the maximum occurs at </mtext>
      <msup>
        <mi>u</mi>
        <mi>o</mi>
      </msup>
      <mrow>
        <mrow>
          <mo stretchy="false">(</mo>
          <mrow>
            <mi>N</mi>
            <mi mathvariant="normal">−</mi>
            <mn>2</mn>
          </mrow>
          <mo stretchy="false">)</mo>
        </mrow>
        <mi mathvariant="normal">=</mi>
        <mn>1</mn>
      </mrow>
    </mrow>
    <annotation encoding="StarMath 5.0">"If " bar w &gt; 1 " then " ((1 + bar w) bar w - 1) &gt; 0 " and the maximum occurs at " u^o(N-2) = 1</annotation>
  </semantics>
</math>
</file>

<file path=Object 98/content.xml><?xml version="1.0" encoding="utf-8"?>
<math xmlns="http://www.w3.org/1998/Math/MathML">
  <semantics>
    <mrow>
      <msubsup>
        <mi>J</mi>
        <mrow>
          <mi>N</mi>
          <mi mathvariant="normal">−</mi>
          <mn>2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N</mi>
                <mi mathvariant="normal">−</mi>
                <mn>2</mn>
              </mrow>
              <mo stretchy="false">)</mo>
            </mrow>
          </mrow>
          <mi stretchy="false" mathvariant="normal">]</mi>
        </mrow>
        <mi mathvariant="normal">=</mi>
        <mrow>
          <mo stretchy="false">(</mo>
          <mrow>
            <mrow>
              <mrow>
                <mn>2</mn>
                <mo stretchy="false">+</mo>
                <mover accent="true">
                  <mi>w</mi>
                  <mo stretchy="false">ˉ</mo>
                </mover>
              </mrow>
              <mo stretchy="false">+</mo>
              <mrow>
                <mo stretchy="false">(</mo>
                <mrow>
                  <mn>1</mn>
                  <mo stretchy="false">+</mo>
                  <mover accent="true">
                    <mi>w</mi>
                    <mo stretchy="false">ˉ</mo>
                  </mover>
                </mrow>
                <mo stretchy="false">)</mo>
              </mrow>
            </mrow>
            <mrow>
              <mover accent="true">
                <mi>w</mi>
                <mo stretchy="false">ˉ</mo>
              </mover>
              <mi mathvariant="normal">−</mi>
              <mn>1</mn>
            </mrow>
          </mrow>
          <mo stretchy="false">)</mo>
        </mrow>
      </mrow>
      <mi>x</mi>
      <mrow>
        <mrow>
          <mo stretchy="false">(</mo>
          <mrow>
            <mi>N</mi>
            <mi mathvariant="normal">−</mi>
            <mn>2</mn>
          </mrow>
          <mo stretchy="false">)</mo>
        </mrow>
        <mi mathvariant="normal">=</mi>
        <msup>
          <mrow>
            <mo stretchy="false">(</mo>
            <mrow>
              <mn>1</mn>
              <mo stretchy="false">+</mo>
              <mover accent="true">
                <mi>w</mi>
                <mo stretchy="false">ˉ</mo>
              </mover>
            </mrow>
            <mo stretchy="false">)</mo>
          </mrow>
          <mn>2</mn>
        </msup>
      </mrow>
      <mi>x</mi>
      <mrow>
        <mo stretchy="false">(</mo>
        <mrow>
          <mi>N</mi>
          <mi mathvariant="normal">−</mi>
          <mn>2</mn>
        </mrow>
        <mo stretchy="false">)</mo>
      </mrow>
    </mrow>
    <annotation encoding="StarMath 5.0">J_{N-2}^o [x(N-2)] = (2 + bar w + (1 + bar w) bar w - 1) x(N-2) = (1 + bar w)^2 x(N-2)</annotation>
  </semantics>
</math>
</file>

<file path=Object 99/content.xml><?xml version="1.0" encoding="utf-8"?>
<math xmlns="http://www.w3.org/1998/Math/MathML">
  <semantics>
    <mrow>
      <msubsup>
        <mi>J</mi>
        <mrow>
          <mi>k</mi>
          <mi mathvariant="normal">−</mi>
          <mn>1</mn>
        </mrow>
        <mi>o</mi>
      </msubsup>
      <mrow>
        <mrow>
          <mi stretchy="false" mathvariant="normal">[</mi>
          <mrow>
            <mi>x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  <mi stretchy="false" mathvariant="normal">]</mi>
        </mrow>
        <mi mathvariant="normal">=</mi>
        <msub>
          <mi>max</mi>
          <mrow>
            <mi>u</mi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</mrow>
        </msub>
      </mrow>
      <mfenced open="[" close="]">
        <mrow>
          <mrow>
            <mo stretchy="false">(</mo>
            <mrow>
              <mrow>
                <mn>1</mn>
                <mi mathvariant="normal">−</mi>
                <mi>u</mi>
              </mrow>
              <mrow>
                <mo stretchy="false">(</mo>
                <mrow>
                  <mi>k</mi>
                  <mi mathvariant="normal">−</mi>
                  <mn>1</mn>
                </mrow>
                <mo stretchy="false">)</mo>
              </mrow>
            </mrow>
            <mo stretchy="false">)</mo>
          </mrow>
          <mi>x</mi>
          <mrow>
            <mrow>
              <mo stretchy="false">(</mo>
              <mrow>
                <mi>k</mi>
                <mi mathvariant="normal">−</mi>
                <mn>1</mn>
              </mrow>
              <mo stretchy="false">)</mo>
            </mrow>
            <mo stretchy="false">+</mo>
            <msub>
              <mi>E</mi>
              <mrow>
                <mi>w</mi>
                <mrow>
                  <mo stretchy="false">(</mo>
                  <mrow>
                    <mi>k</mi>
                    <mi mathvariant="normal">−</mi>
                    <mn>1</mn>
                  </mrow>
                  <mo stretchy="false">)</mo>
                </mrow>
              </mrow>
            </msub>
          </mrow>
          <mrow>
            <mi stretchy="false" mathvariant="normal">{</mi>
            <mrow>
              <msubsup>
                <mi>J</mi>
                <mi>k</mi>
                <mi>o</mi>
              </msubsup>
              <mrow>
                <mi stretchy="false" mathvariant="normal">[</mi>
                <mrow>
                  <mi>x</mi>
                  <mrow>
                    <mo stretchy="false">(</mo>
                    <mi>k</mi>
                    <mo stretchy="false">)</mo>
                  </mrow>
                </mrow>
                <mi stretchy="false" mathvariant="normal">]</mi>
              </mrow>
            </mrow>
            <mi stretchy="false" mathvariant="normal">}</mi>
          </mrow>
        </mrow>
      </mfenced>
    </mrow>
    <annotation encoding="StarMath 5.0">J_{k-1}^o [x(k-1)] = func max_{u(k-1)} left [ (1 - u(k-1)) x(k-1) + E_{w(k-1)} lbrace J_{k}^o [x(k)] rbrace right ]</annotation>
  </semantics>
</math>
</file>